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66pt"/>
    </style:style>
    <style:style style:name="co2" style:family="table-column">
      <style:table-column-properties fo:break-before="auto" style:column-width="242.16pt"/>
    </style:style>
    <style:style style:name="co3" style:family="table-column">
      <style:table-column-properties fo:break-before="auto" style:column-width="206.45pt"/>
    </style:style>
    <style:style style:name="co4" style:family="table-column">
      <style:table-column-properties fo:break-before="auto" style:column-width="249.76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99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 style:data-style-name="N128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 style:data-style-name="N130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Default" style:data-style-name="N130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 style:data-style-name="N13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="0.99pt solid #000000"/>
    </style:style>
    <style:style style:name="ce3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Category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xpense/Revenue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1 Toronto</text:p>
          </table:table-cell>
          <table:table-cell table:style-name="ce2" office:value-type="string" calcext:value-type="string">
            <text:p>311 Performance Reporting</text:p>
          </table:table-cell>
          <table:table-cell table:style-name="ce11" office:value-type="string" calcext:value-type="string">
            <text:p>311 Performance Reporting</text:p>
          </table:table-cell>
          <table:table-cell table:style-name="ce2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12" office:value-type="string" calcext:value-type="string">
            <text:p>311 Performance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823.21" calcext:value-type="float">
            <text:p>248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12" office:value-type="string" calcext:value-type="string">
            <text:p>311 Performance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9" office:value-type="string" calcext:value-type="string">
            <text:p>311 Service Delivery</text:p>
          </table:table-cell>
          <table:table-cell table:style-name="ce13" office:value-type="string" calcext:value-type="string">
            <text:p>311 Service Deliver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57.01" calcext:value-type="float">
            <text:p>25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2019.91" calcext:value-type="float">
            <text:p>192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93589" calcext:value-type="float">
            <text:p>(5,293,5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44.46" calcext:value-type="float">
            <text:p>14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56522.81" calcext:value-type="float">
            <text:p>10,756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0053.17" calcext:value-type="float">
            <text:p>1,450,0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9" office:value-type="string" calcext:value-type="string">
            <text:p>TO-311 Development</text:p>
          </table:table-cell>
          <table:table-cell table:style-name="ce13" office:value-type="string" calcext:value-type="string">
            <text:p>311 PMO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05.28" calcext:value-type="float">
            <text:p>25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3.18" calcext:value-type="float">
            <text:p>1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51410.62" calcext:value-type="float">
            <text:p>2,951,4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54.91" calcext:value-type="float">
            <text:p>10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50476.75" calcext:value-type="float">
            <text:p>(2,550,4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9" office:value-type="string" calcext:value-type="string">
            <text:p>TO-311 Information &amp; Business Processing</text:p>
          </table:table-cell>
          <table:table-cell table:style-name="ce13" office:value-type="string" calcext:value-type="string">
            <text:p>311 Business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5365" calcext:value-type="float">
            <text:p>465,3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13" office:value-type="string" calcext:value-type="string">
            <text:p>311 Information/ Conten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12" office:value-type="string" calcext:value-type="string">
            <text:p>311 Information/ Conten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9673.88" calcext:value-type="float">
            <text:p>949,67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11 Toronto</text:p>
          </table:table-cell>
          <table:table-cell table:style-name="ce4" office:value-type="string" calcext:value-type="string">
            <text:p>TO-311 Information &amp; Business Processing</text:p>
          </table:table-cell>
          <table:table-cell table:style-name="ce14" office:value-type="string" calcext:value-type="string">
            <text:p>311 Information/ Content Management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ffordable Housing Office</text:p>
          </table:table-cell>
          <table:table-cell table:style-name="ce2" office:value-type="string" calcext:value-type="string">
            <text:p>Housing Improvement Loans &amp; Grants</text:p>
          </table:table-cell>
          <table:table-cell table:style-name="ce11" office:value-type="string" calcext:value-type="string">
            <text:p>Housing Improvement Loans &amp; Gra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33000" calcext:value-type="float">
            <text:p>(13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0.62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1.32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40.33" calcext:value-type="float">
            <text:p>109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05.83" calcext:value-type="float">
            <text:p>4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130.85" calcext:value-type="float">
            <text:p>(348,1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6346.69" calcext:value-type="float">
            <text:p>706,3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12.93" calcext:value-type="float">
            <text:p>56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13" office:value-type="string" calcext:value-type="string">
            <text:p>Housing Policy &amp; Partnership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000" calcext:value-type="float">
            <text:p>(13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0.59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1.34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40.33" calcext:value-type="float">
            <text:p>109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05.91" calcext:value-type="float">
            <text:p>4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9157.5" calcext:value-type="float">
            <text:p>(349,1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6417.67" calcext:value-type="float">
            <text:p>706,4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12.81" calcext:value-type="float">
            <text:p>56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1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000" calcext:value-type="float">
            <text:p>(13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6.24" calcext:value-type="float">
            <text:p>1,8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1.32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40.34" calcext:value-type="float">
            <text:p>109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076" calcext:value-type="float">
            <text:p>(125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0.96" calcext:value-type="float">
            <text:p>4,3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130.85" calcext:value-type="float">
            <text:p>(348,1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2179.69" calcext:value-type="float">
            <text:p>832,18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ffordable Housing Office</text:p>
          </table:table-cell>
          <table:table-cell table:style-name="ce4" office:value-type="string" calcext:value-type="string">
            <text:p>New Affordable Housing Development</text:p>
          </table:table-cell>
          <table:table-cell table:style-name="ce14" office:value-type="string" calcext:value-type="string">
            <text:p>New Affordable Housing Development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5246.38" calcext:value-type="float">
            <text:p>55,24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rena Boards of Management</text:p>
          </table:table-cell>
          <table:table-cell table:style-name="ce2" office:value-type="string" calcext:value-type="string">
            <text:p>Community Ice &amp; Facility Booking</text:p>
          </table:table-cell>
          <table:table-cell table:style-name="ce11" office:value-type="string" calcext:value-type="string">
            <text:p>Community Ice &amp; Facility Booking</text:p>
          </table:table-cell>
          <table:table-cell table:style-name="ce2" office:value-type="string" calcext:value-type="string">
            <text:p>Contribution To Capital</text:p>
          </table:table-cell>
          <table:table-cell table:style-name="ce11" office:value-type="string" calcext:value-type="string">
            <text:p>505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559519" calcext:value-type="float">
            <text:p>559,5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175.24" calcext:value-type="float">
            <text:p>270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508.04" calcext:value-type="float">
            <text:p>43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7207.79" calcext:value-type="float">
            <text:p>2,147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48489.44" calcext:value-type="float">
            <text:p>4,348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1503.81" calcext:value-type="float">
            <text:p>1,031,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4224.82" calcext:value-type="float">
            <text:p>(1,024,225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ena Boards of Management</text:p>
          </table:table-cell>
          <table:table-cell table:style-name="ce4" office:value-type="string" calcext:value-type="string">
            <text:p>Community Ice &amp; Facility Booking</text:p>
          </table:table-cell>
          <table:table-cell table:style-name="ce14" office:value-type="string" calcext:value-type="string">
            <text:p>Community Ice &amp; Facility Booking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382942.94" calcext:value-type="float">
            <text:p>(7,382,943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ssociation of Community Centres</text:p>
          </table:table-cell>
          <table:table-cell table:style-name="ce2" office:value-type="string" calcext:value-type="string">
            <text:p>Public Space - Community Access</text:p>
          </table:table-cell>
          <table:table-cell table:style-name="ce11" office:value-type="string" calcext:value-type="string">
            <text:p>Public Space - Community Acces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5000" calcext:value-type="float">
            <text:p>(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Public Space - Community Access</text:p>
          </table:table-cell>
          <table:table-cell table:style-name="ce12" office:value-type="string" calcext:value-type="string">
            <text:p>Public Space - Community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00" calcext:value-type="float">
            <text:p>2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1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4000" calcext:value-type="float">
            <text:p>(14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231.41" calcext:value-type="float">
            <text:p>29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37" calcext:value-type="float">
            <text:p>3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823" calcext:value-type="float">
            <text:p>449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0822" calcext:value-type="float">
            <text:p>6,620,8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4847" calcext:value-type="float">
            <text:p>764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sociation of Community Centres</text:p>
          </table:table-cell>
          <table:table-cell table:style-name="ce4" office:value-type="string" calcext:value-type="string">
            <text:p>Social Economic &amp; Neighbourhood Development</text:p>
          </table:table-cell>
          <table:table-cell table:style-name="ce14" office:value-type="string" calcext:value-type="string">
            <text:p>Social Economic &amp; Neighbourhood Develop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2713" calcext:value-type="float">
            <text:p>(252,713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Auditor General's Office</text:p>
          </table:table-cell>
          <table:table-cell table:style-name="ce11" office:value-type="string" calcext:value-type="string">
            <text:p>Auditor General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7680.85" calcext:value-type="float">
            <text:p>7,68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20.64" calcext:value-type="float">
            <text:p>8,12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72.48" calcext:value-type="float">
            <text:p>22,27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49.91" calcext:value-type="float">
            <text:p>15,95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20926.64" calcext:value-type="float">
            <text:p>4,520,927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Auditor General's Office</text:p>
          </table:table-cell>
          <table:table-cell table:style-name="ce14" office:value-type="string" calcext:value-type="string">
            <text:p>Auditor General's Office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2382.76" calcext:value-type="float">
            <text:p>142,3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pital &amp; Corporate Financing</text:p>
          </table:table-cell>
          <table:table-cell table:style-name="ce2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51873000.04" calcext:value-type="float">
            <text:p>(51,87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7642150" calcext:value-type="float">
            <text:p>227,642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11637.96" calcext:value-type="float">
            <text:p>18,911,6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3106.08" calcext:value-type="float">
            <text:p>933,1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77457.04" calcext:value-type="float">
            <text:p>(2,777,4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4045124.98" calcext:value-type="float">
            <text:p>454,045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1000" calcext:value-type="float">
            <text:p>(1,431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pital &amp; Corporate Financing</text:p>
          </table:table-cell>
          <table:table-cell table:style-name="ce4" office:value-type="string" calcext:value-type="string">
            <text:p>Corporate Accounts</text:p>
          </table:table-cell>
          <table:table-cell table:style-name="ce14" office:value-type="string" calcext:value-type="string">
            <text:p>Corporate Accounts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24441.04" calcext:value-type="float">
            <text:p>(2,324,44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ildren's Services</text:p>
          </table:table-cell>
          <table:table-cell table:style-name="ce2" office:value-type="string" calcext:value-type="string">
            <text:p>Child Care Delivery</text:p>
          </table:table-cell>
          <table:table-cell table:style-name="ce11" office:value-type="string" calcext:value-type="string">
            <text:p>Child Care Deliver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2920930.56" calcext:value-type="float">
            <text:p>(12,920,9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2318.75" calcext:value-type="float">
            <text:p>952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2010.08" calcext:value-type="float">
            <text:p>672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2523.72" calcext:value-type="float">
            <text:p>4,312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475000" calcext:value-type="float">
            <text:p>(9,4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3482.1" calcext:value-type="float">
            <text:p>2,483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5996.74" calcext:value-type="float">
            <text:p>725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3533513.74" calcext:value-type="float">
            <text:p>(253,533,5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475307.55" calcext:value-type="float">
            <text:p>77,475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4306200.63" calcext:value-type="float">
            <text:p>274,306,2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71180.5" calcext:value-type="float">
            <text:p>(1,371,1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143532.2" calcext:value-type="float">
            <text:p>(19,143,5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13" office:value-type="string" calcext:value-type="string">
            <text:p>Child Care System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18515.44" calcext:value-type="float">
            <text:p>(2,718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8429.8" calcext:value-type="float">
            <text:p>328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515.92" calcext:value-type="float">
            <text:p>53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1691.29" calcext:value-type="float">
            <text:p>411,6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93.94" calcext:value-type="float">
            <text:p>38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0820.74" calcext:value-type="float">
            <text:p>(10,8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6136256.27" calcext:value-type="float">
            <text:p>(76,136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00248.74" calcext:value-type="float">
            <text:p>8,800,2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930406.19" calcext:value-type="float">
            <text:p>81,930,4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3180.5" calcext:value-type="float">
            <text:p>(393,18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ildren's Services</text:p>
          </table:table-cell>
          <table:table-cell table:style-name="ce4" office:value-type="string" calcext:value-type="string">
            <text:p>Child Care System Management</text:p>
          </table:table-cell>
          <table:table-cell table:style-name="ce14" office:value-type="string" calcext:value-type="string">
            <text:p>Child Care System Manag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6067.8" calcext:value-type="float">
            <text:p>(26,06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Clerk's Office</text:p>
          </table:table-cell>
          <table:table-cell table:style-name="ce2" office:value-type="string" calcext:value-type="string">
            <text:p>GV-Elect Government</text:p>
          </table:table-cell>
          <table:table-cell table:style-name="ce11" office:value-type="string" calcext:value-type="string">
            <text:p>Election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890509.5" calcext:value-type="float">
            <text:p>(4,890,5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5833.13" calcext:value-type="float">
            <text:p>235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03.52" calcext:value-type="float">
            <text:p>22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90846.51" calcext:value-type="float">
            <text:p>4,590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3826.34" calcext:value-type="float">
            <text:p>413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000" calcext:value-type="float">
            <text:p>(37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9" office:value-type="string" calcext:value-type="string">
            <text:p>GV-Make Government Work</text:p>
          </table:table-cell>
          <table:table-cell table:style-name="ce13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0" calcext:value-type="float">
            <text:p>1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00.08" calcext:value-type="float">
            <text:p>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06.64" calcext:value-type="float">
            <text:p>17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017.04" calcext:value-type="float">
            <text:p>31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6757.41" calcext:value-type="float">
            <text:p>2,196,7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83.92" calcext:value-type="float">
            <text:p>31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3" office:value-type="string" calcext:value-type="string">
            <text:p>Government &amp; Official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89000" calcext:value-type="float">
            <text:p>(88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7709.08" calcext:value-type="float">
            <text:p>187,7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92.24" calcext:value-type="float">
            <text:p>37,2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711.16" calcext:value-type="float">
            <text:p>64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6249" calcext:value-type="float">
            <text:p>(76,2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7183.22" calcext:value-type="float">
            <text:p>347,1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98202.14" calcext:value-type="float">
            <text:p>8,298,2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0483" calcext:value-type="float">
            <text:p>590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4000" calcext:value-type="float">
            <text:p>(71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3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44.07" calcext:value-type="float">
            <text:p>3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0396.99" calcext:value-type="float">
            <text:p>630,3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500" calcext:value-type="float">
            <text:p>(8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183.76" calcext:value-type="float">
            <text:p>23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39681.83" calcext:value-type="float">
            <text:p>7,139,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8953.61" calcext:value-type="float">
            <text:p>608,9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555.6" calcext:value-type="float">
            <text:p>(32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937.52" calcext:value-type="float">
            <text:p>(348,9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9" office:value-type="string" calcext:value-type="string">
            <text:p>GV-Open Government</text:p>
          </table:table-cell>
          <table:table-cell table:style-name="ce13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224.04" calcext:value-type="float">
            <text:p>221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65.96" calcext:value-type="float">
            <text:p>11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913.47" calcext:value-type="float">
            <text:p>105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30132.55" calcext:value-type="float">
            <text:p>(8,130,1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4295.69" calcext:value-type="float">
            <text:p>874,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99035.7" calcext:value-type="float">
            <text:p>6,399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63295.17" calcext:value-type="float">
            <text:p>4,963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5302.12" calcext:value-type="float">
            <text:p>(625,3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0009.62" calcext:value-type="float">
            <text:p>(220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3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99.92" calcext:value-type="float">
            <text:p>55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05.08" calcext:value-type="float">
            <text:p>8,4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916.49" calcext:value-type="float">
            <text:p>36,9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2618" calcext:value-type="float">
            <text:p>(472,6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475" calcext:value-type="float">
            <text:p>59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0" calcext:value-type="float">
            <text:p>1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40054.3" calcext:value-type="float">
            <text:p>10,640,0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3194.75" calcext:value-type="float">
            <text:p>393,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0062.55" calcext:value-type="float">
            <text:p>(280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8000" calcext:value-type="float">
            <text:p>(158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Clerk's Office</text:p>
          </table:table-cell>
          <table:table-cell table:style-name="ce4" office:value-type="string" calcext:value-type="string">
            <text:p>GV-Open Government</text:p>
          </table:table-cell>
          <table:table-cell table:style-name="ce14" office:value-type="string" calcext:value-type="string">
            <text:p>Lifecycle Management of City Informatio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340" calcext:value-type="float">
            <text:p>(11,34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City Council</text:p>
          </table:table-cell>
          <table:table-cell table:style-name="ce11" office:value-type="string" calcext:value-type="string">
            <text:p>City Council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30000" calcext:value-type="float">
            <text:p>(130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216.8" calcext:value-type="float">
            <text:p>99,21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000" calcext:value-type="float">
            <text:p>18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218.7" calcext:value-type="float">
            <text:p>244,21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3604.28" calcext:value-type="float">
            <text:p>1,253,604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72087.64" calcext:value-type="float">
            <text:p>18,672,088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City Council</text:p>
          </table:table-cell>
          <table:table-cell table:style-name="ce14" office:value-type="string" calcext:value-type="string">
            <text:p>City Council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71500" calcext:value-type="float">
            <text:p>371,5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Manager's Office</text:p>
          </table:table-cell>
          <table:table-cell table:style-name="ce2" office:value-type="string" calcext:value-type="string">
            <text:p>CM-Equity, Diversity &amp; Human Rights</text:p>
          </table:table-cell>
          <table:table-cell table:style-name="ce11" office:value-type="string" calcext:value-type="string">
            <text:p>Diversity &amp; Inclusion</text:p>
          </table:table-cell>
          <table:table-cell table:style-name="ce2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633" calcext:value-type="float">
            <text:p>1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Diversity &amp; Inclus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6.68" calcext:value-type="float">
            <text:p>2,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Diversity &amp; Inclus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0717.48" calcext:value-type="float">
            <text:p>870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Diversity &amp; Inclus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12.45" calcext:value-type="float">
            <text:p>4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3" office:value-type="string" calcext:value-type="string">
            <text:p>Equity &amp; Accessibili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9.91" calcext:value-type="float">
            <text:p>6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0" calcext:value-type="float">
            <text:p>(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1.53" calcext:value-type="float">
            <text:p>1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2913.01" calcext:value-type="float">
            <text:p>312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8.08" calcext:value-type="float">
            <text:p>1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3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91" calcext:value-type="float">
            <text:p>2,0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3.21" calcext:value-type="float">
            <text:p>1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937.29" calcext:value-type="float">
            <text:p>593,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15.15" calcext:value-type="float">
            <text:p>6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Executive Management</text:p>
          </table:table-cell>
          <table:table-cell table:style-name="ce13" office:value-type="string" calcext:value-type="string">
            <text:p>Accountability Proces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9.06" calcext:value-type="float">
            <text:p>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Accountability Proces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818.68" calcext:value-type="float">
            <text:p>191,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Accountability Proces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5.93" calcext:value-type="float">
            <text:p>1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City Manager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973.16" calcext:value-type="float">
            <text:p>19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00" calcext:value-type="float">
            <text:p>12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58.18" calcext:value-type="float">
            <text:p>9,8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433.43" calcext:value-type="float">
            <text:p>68,4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472.29" calcext:value-type="float">
            <text:p>18,4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Corporate Issues &amp; Agenda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7.25" calcext:value-type="float">
            <text:p>1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orporate Issues &amp; Agenda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7636.47" calcext:value-type="float">
            <text:p>977,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orporate Issues &amp; Agenda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75.52" calcext:value-type="float">
            <text:p>15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Financial Management &amp; Program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5.92" calcext:value-type="float">
            <text:p>2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Financial Management &amp; Program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9994.62" calcext:value-type="float">
            <text:p>969,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Financial Management &amp; Program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20.85" calcext:value-type="float">
            <text:p>6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Performance Management &amp; Benchmar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9.55" calcext:value-type="float">
            <text:p>1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Performance Management &amp; Benchmar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2301.57" calcext:value-type="float">
            <text:p>652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Performance Management &amp; Benchmar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26.47" calcext:value-type="float">
            <text:p>12,6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Internal Auditing</text:p>
          </table:table-cell>
          <table:table-cell table:style-name="ce13" office:value-type="string" calcext:value-type="string">
            <text:p>Audi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00" calcext:value-type="float">
            <text:p>2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8899.94" calcext:value-type="float">
            <text:p>(568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9.07" calcext:value-type="float">
            <text:p>9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1650.37" calcext:value-type="float">
            <text:p>921,6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91.66" calcext:value-type="float">
            <text:p>16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789.25" calcext:value-type="float">
            <text:p>(35,7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3" office:value-type="string" calcext:value-type="string">
            <text:p>Business Risk &amp; Consul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.96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Business Risk &amp; Consul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368.44" calcext:value-type="float">
            <text:p>163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Business Risk &amp; Consul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21.41" calcext:value-type="float">
            <text:p>3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Business Risk &amp; Consul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15.75" calcext:value-type="float">
            <text:p>(6,3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Strategic &amp; Corporate Policy</text:p>
          </table:table-cell>
          <table:table-cell table:style-name="ce13" office:value-type="string" calcext:value-type="string">
            <text:p>Governance &amp; Organizational Structur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8.17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Governance &amp; Organizational Structur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0245.35" calcext:value-type="float">
            <text:p>1,130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Governance &amp; Organizational Structur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11.56" calcext:value-type="float">
            <text:p>12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3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5192" calcext:value-type="float">
            <text:p>(475,1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8.18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7746.46" calcext:value-type="float">
            <text:p>1,817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512.19" calcext:value-type="float">
            <text:p>82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3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6342" calcext:value-type="float">
            <text:p>(376,3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1.2" calcext:value-type="float">
            <text:p>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8460.66" calcext:value-type="float">
            <text:p>938,4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6978.28" calcext:value-type="float">
            <text:p>386,9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Strategic Communications</text:p>
          </table:table-cell>
          <table:table-cell table:style-name="ce13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950" calcext:value-type="float">
            <text:p>30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2884" calcext:value-type="float">
            <text:p>(1,142,8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1706.2" calcext:value-type="float">
            <text:p>901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557.89" calcext:value-type="float">
            <text:p>45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3" office:value-type="string" calcext:value-type="string">
            <text:p>Internal Commun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1379.81" calcext:value-type="float">
            <text:p>951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674.49" calcext:value-type="float">
            <text:p>40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3" office:value-type="string" calcext:value-type="string">
            <text:p>Media Rel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500" calcext:value-type="float">
            <text:p>(8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5.28" calcext:value-type="float">
            <text:p>1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9.91" calcext:value-type="float">
            <text:p>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2994.23" calcext:value-type="float">
            <text:p>1,372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929.86" calcext:value-type="float">
            <text:p>75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3" office:value-type="string" calcext:value-type="string">
            <text:p>Public Commun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3291.06" calcext:value-type="float">
            <text:p>(253,2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15.48" calcext:value-type="float">
            <text:p>4,1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9.71" calcext:value-type="float">
            <text:p>3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1464.35" calcext:value-type="float">
            <text:p>2,841,4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3673.73" calcext:value-type="float">
            <text:p>183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1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83.46" calcext:value-type="float">
            <text:p>37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22.36" calcext:value-type="float">
            <text:p>8,7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044.54" calcext:value-type="float">
            <text:p>82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6875.97" calcext:value-type="float">
            <text:p>(576,8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581.71" calcext:value-type="float">
            <text:p>26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74834.51" calcext:value-type="float">
            <text:p>6,574,8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0712.55" calcext:value-type="float">
            <text:p>1,110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640.85" calcext:value-type="float">
            <text:p>(146,6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3479.14" calcext:value-type="float">
            <text:p>(413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Employment Services</text:p>
          </table:table-cell>
          <table:table-cell table:style-name="ce13" office:value-type="string" calcext:value-type="string">
            <text:p>HR Employment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664.35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864.83" calcext:value-type="float">
            <text:p>29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30.91" calcext:value-type="float">
            <text:p>30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65191.49" calcext:value-type="float">
            <text:p>(1,565,1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947.74" calcext:value-type="float">
            <text:p>38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55344.57" calcext:value-type="float">
            <text:p>11,155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3723.15" calcext:value-type="float">
            <text:p>38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3479" calcext:value-type="float">
            <text:p>(413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1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0000" calcext:value-type="float">
            <text:p>(19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664.36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69.58" calcext:value-type="float">
            <text:p>14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109.45" calcext:value-type="float">
            <text:p>48,1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3177.11" calcext:value-type="float">
            <text:p>(293,1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33.38" calcext:value-type="float">
            <text:p>37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86428.49" calcext:value-type="float">
            <text:p>6,586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2169.28" calcext:value-type="float">
            <text:p>1,552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2956.48" calcext:value-type="float">
            <text:p>(1,082,9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13" office:value-type="string" calcext:value-type="string">
            <text:p>HR Safe &amp; Healthy Workpla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664.36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09.48" calcext:value-type="float">
            <text:p>16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41.83" calcext:value-type="float">
            <text:p>37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7687.97" calcext:value-type="float">
            <text:p>(237,6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38.72" calcext:value-type="float">
            <text:p>56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49035.43" calcext:value-type="float">
            <text:p>10,449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7871.11" calcext:value-type="float">
            <text:p>677,8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Manager's Office</text:p>
          </table:table-cell>
          <table:table-cell table:style-name="ce4" office:value-type="string" calcext:value-type="string">
            <text:p>HR Safe &amp; Healthy Workplaces</text:p>
          </table:table-cell>
          <table:table-cell table:style-name="ce14" office:value-type="string" calcext:value-type="string">
            <text:p>HR Safe &amp; Healthy Workplaces</text:p>
          </table:table-cell>
          <table:table-cell table:style-name="ce10" office:value-type="string" calcext:value-type="string">
            <text:p>Transfers From Capital</text:p>
          </table:table-cell>
          <table:table-cell table:style-name="ce15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13479.13" calcext:value-type="float">
            <text:p>(413,479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Planning</text:p>
          </table:table-cell>
          <table:table-cell table:style-name="ce2" office:value-type="string" calcext:value-type="string">
            <text:p>City Building &amp; Policy Development</text:p>
          </table:table-cell>
          <table:table-cell table:style-name="ce11" office:value-type="string" calcext:value-type="string">
            <text:p>City Building &amp; Policy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63138.07" calcext:value-type="float">
            <text:p>63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998.3" calcext:value-type="float">
            <text:p>85,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930.8" calcext:value-type="float">
            <text:p>400,9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060.9" calcext:value-type="float">
            <text:p>76,0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7000" calcext:value-type="float">
            <text:p>31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63756.38" calcext:value-type="float">
            <text:p>17,063,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4929.53" calcext:value-type="float">
            <text:p>864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0300.06" calcext:value-type="float">
            <text:p>(810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72892.76" calcext:value-type="float">
            <text:p>(2,372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640.01" calcext:value-type="float">
            <text:p>(127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1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085.77" calcext:value-type="float">
            <text:p>18,0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545.9" calcext:value-type="float">
            <text:p>77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692.1" calcext:value-type="float">
            <text:p>612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667.3" calcext:value-type="float">
            <text:p>111,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700.1" calcext:value-type="float">
            <text:p>83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92546.56" calcext:value-type="float">
            <text:p>22,592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8036.9" calcext:value-type="float">
            <text:p>708,0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8050" calcext:value-type="float">
            <text:p>(88,05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Planning</text:p>
          </table:table-cell>
          <table:table-cell table:style-name="ce4" office:value-type="string" calcext:value-type="string">
            <text:p>Development Review, Decision &amp; Implementation</text:p>
          </table:table-cell>
          <table:table-cell table:style-name="ce14" office:value-type="string" calcext:value-type="string">
            <text:p>Development Review, Decision &amp; Implementatio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4078337.65" calcext:value-type="float">
            <text:p>(24,078,33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urt Services</text:p>
          </table:table-cell>
          <table:table-cell table:style-name="ce2" office:value-type="string" calcext:value-type="string">
            <text:p>Court Case Management</text:p>
          </table:table-cell>
          <table:table-cell table:style-name="ce11" office:value-type="string" calcext:value-type="string">
            <text:p>Court Case Manage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70032.32" calcext:value-type="float">
            <text:p>70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670.52" calcext:value-type="float">
            <text:p>48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96764.89" calcext:value-type="float">
            <text:p>16,096,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80777.23" calcext:value-type="float">
            <text:p>(5,280,7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163.16" calcext:value-type="float">
            <text:p>106,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3110.26" calcext:value-type="float">
            <text:p>383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46789.28" calcext:value-type="float">
            <text:p>12,146,7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01938.77" calcext:value-type="float">
            <text:p>6,701,9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168700.08" calcext:value-type="float">
            <text:p>(47,168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4059" calcext:value-type="float">
            <text:p>(234,0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9" office:value-type="string" calcext:value-type="string">
            <text:p>CT-Provincial Offences/Licencing Tribunal Dispute Resolution</text:p>
          </table:table-cell>
          <table:table-cell table:style-name="ce13" office:value-type="string" calcext:value-type="string">
            <text:p>Hearing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18.81" calcext:value-type="float">
            <text:p>4,2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051.25" calcext:value-type="float">
            <text:p>53,0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0405.07" calcext:value-type="float">
            <text:p>920,4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4571.32" calcext:value-type="float">
            <text:p>(874,5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498.02" calcext:value-type="float">
            <text:p>44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669.77" calcext:value-type="float">
            <text:p>15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23791.7" calcext:value-type="float">
            <text:p>5,823,7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1400.23" calcext:value-type="float">
            <text:p>671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000" calcext:value-type="float">
            <text:p>(6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101.5" calcext:value-type="float">
            <text:p>(14,1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3" office:value-type="string" calcext:value-type="string">
            <text:p>Interven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7.53" calcext:value-type="float">
            <text:p>1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8.25" calcext:value-type="float">
            <text:p>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2489.27" calcext:value-type="float">
            <text:p>472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247.64" calcext:value-type="float">
            <text:p>(127,2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45.11" calcext:value-type="float">
            <text:p>3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67.91" calcext:value-type="float">
            <text:p>6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4349.21" calcext:value-type="float">
            <text:p>344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800.01" calcext:value-type="float">
            <text:p>130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00" calcext:value-type="float">
            <text:p>(25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38.5" calcext:value-type="float">
            <text:p>(5,6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1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37.63" calcext:value-type="float">
            <text:p>8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65" calcext:value-type="float">
            <text:p>2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3823.09" calcext:value-type="float">
            <text:p>1,943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6238.22" calcext:value-type="float">
            <text:p>(636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40.14" calcext:value-type="float">
            <text:p>4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5139.55" calcext:value-type="float">
            <text:p>1,415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7608.57" calcext:value-type="float">
            <text:p>1,467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3251.08" calcext:value-type="float">
            <text:p>643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000" calcext:value-type="float">
            <text:p>(126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ourt Services</text:p>
          </table:table-cell>
          <table:table-cell table:style-name="ce4" office:value-type="string" calcext:value-type="string">
            <text:p>Default Fine Collection Management</text:p>
          </table:table-cell>
          <table:table-cell table:style-name="ce14" office:value-type="string" calcext:value-type="string">
            <text:p>Default Fine Collection Manag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8199.5" calcext:value-type="float">
            <text:p>(28,2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onomic Development &amp; Culture</text:p>
          </table:table-cell>
          <table:table-cell table:style-name="ce2" office:value-type="string" calcext:value-type="string">
            <text:p>EC-Business Services</text:p>
          </table:table-cell>
          <table:table-cell table:style-name="ce11" office:value-type="string" calcext:value-type="string">
            <text:p>Business Retention &amp; Expans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856.15" calcext:value-type="float">
            <text:p>4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50.02" calcext:value-type="float">
            <text:p>5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00" calcext:value-type="float">
            <text:p>1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951.09" calcext:value-type="float">
            <text:p>11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796" calcext:value-type="float">
            <text:p>125,7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3145.75" calcext:value-type="float">
            <text:p>1,763,1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249.97" calcext:value-type="float">
            <text:p>63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3" office:value-type="string" calcext:value-type="string">
            <text:p>Entrepreneurship Suppor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9623.46" calcext:value-type="float">
            <text:p>(639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96.01" calcext:value-type="float">
            <text:p>4,1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21.26" calcext:value-type="float">
            <text:p>31,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74.37" calcext:value-type="float">
            <text:p>37,7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819.85" calcext:value-type="float">
            <text:p>1,185,8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2500" calcext:value-type="float">
            <text:p>(19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9616.16" calcext:value-type="float">
            <text:p>1,489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1525.62" calcext:value-type="float">
            <text:p>1,001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67893.47" calcext:value-type="float">
            <text:p>(2,667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7000" calcext:value-type="float">
            <text:p>(40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85.44" calcext:value-type="float">
            <text:p>30,5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088.91" calcext:value-type="float">
            <text:p>46,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3601.4" calcext:value-type="float">
            <text:p>933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207.74" calcext:value-type="float">
            <text:p>188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9" office:value-type="string" calcext:value-type="string">
            <text:p>EC-Cultural Services</text:p>
          </table:table-cell>
          <table:table-cell table:style-name="ce13" office:value-type="string" calcext:value-type="string">
            <text:p>Arts Programm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46.65" calcext:value-type="float">
            <text:p>1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63" calcext:value-type="float">
            <text:p>8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8639.56" calcext:value-type="float">
            <text:p>(148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154.95" calcext:value-type="float">
            <text:p>101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5000" calcext:value-type="float">
            <text:p>36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05444.24" calcext:value-type="float">
            <text:p>2,005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641.29" calcext:value-type="float">
            <text:p>206,6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900" calcext:value-type="float">
            <text:p>(20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049.14" calcext:value-type="float">
            <text:p>(242,0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57.61" calcext:value-type="float">
            <text:p>6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000" calcext:value-type="float">
            <text:p>(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51" calcext:value-type="float">
            <text:p>6,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9320.9" calcext:value-type="float">
            <text:p>169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4248.33" calcext:value-type="float">
            <text:p>27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6351.95" calcext:value-type="float">
            <text:p>1,056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2065.4" calcext:value-type="float">
            <text:p>872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900" calcext:value-type="float">
            <text:p>(82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3830.09" calcext:value-type="float">
            <text:p>(193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3" office:value-type="string" calcext:value-type="string">
            <text:p>Cultural Gran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00000" calcext:value-type="float">
            <text:p>(3,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Gra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819200" calcext:value-type="float">
            <text:p>27,819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Gra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80.65" calcext:value-type="float">
            <text:p>10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3" office:value-type="string" calcext:value-type="string">
            <text:p>Events Programm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46741.14" calcext:value-type="float">
            <text:p>(2,646,7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504.57" calcext:value-type="float">
            <text:p>80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96.68" calcext:value-type="float">
            <text:p>3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00000" calcext:value-type="float">
            <text:p>(1,4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1759.79" calcext:value-type="float">
            <text:p>161,7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495.55" calcext:value-type="float">
            <text:p>224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918" calcext:value-type="float">
            <text:p>122,9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0" calcext:value-type="float">
            <text:p>(2,0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54621.48" calcext:value-type="float">
            <text:p>4,054,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54753.54" calcext:value-type="float">
            <text:p>8,554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79031" calcext:value-type="float">
            <text:p>(2,179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3" office:value-type="string" calcext:value-type="string">
            <text:p>Heritage Programm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8651.15" calcext:value-type="float">
            <text:p>87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407.74" calcext:value-type="float">
            <text:p>79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172" calcext:value-type="float">
            <text:p>(179,1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0868.37" calcext:value-type="float">
            <text:p>180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766.1" calcext:value-type="float">
            <text:p>(179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2626.85" calcext:value-type="float">
            <text:p>722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403" calcext:value-type="float">
            <text:p>111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000" calcext:value-type="float">
            <text:p>(3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2700" calcext:value-type="float">
            <text:p>(342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76385.02" calcext:value-type="float">
            <text:p>10,576,3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5218.62" calcext:value-type="float">
            <text:p>1,895,2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37250" calcext:value-type="float">
            <text:p>(537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57000" calcext:value-type="float">
            <text:p>(65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60736.42" calcext:value-type="float">
            <text:p>(1,960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9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BIA Support &amp; Gover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99.95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90" calcext:value-type="float">
            <text:p>12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88.34" calcext:value-type="float">
            <text:p>8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051.63" calcext:value-type="float">
            <text:p>206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4361.9" calcext:value-type="float">
            <text:p>1,454,3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872.52" calcext:value-type="float">
            <text:p>79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284" calcext:value-type="float">
            <text:p>(11,2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000" calcext:value-type="float">
            <text:p>(37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500" calcext:value-type="float">
            <text:p>(3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659.69" calcext:value-type="float">
            <text:p>36,6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000" calcext:value-type="float">
            <text:p>4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4799.51" calcext:value-type="float">
            <text:p>1,54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447" calcext:value-type="float">
            <text:p>61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Sectors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9623.46" calcext:value-type="float">
            <text:p>(739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9.74" calcext:value-type="float">
            <text:p>2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071.26" calcext:value-type="float">
            <text:p>38,0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517.66" calcext:value-type="float">
            <text:p>82,5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5799.34" calcext:value-type="float">
            <text:p>175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4833.04" calcext:value-type="float">
            <text:p>1,944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7718.06" calcext:value-type="float">
            <text:p>1,03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Strategic Allian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9500" calcext:value-type="float">
            <text:p>(48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0" calcext:value-type="float">
            <text:p>4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16.93" calcext:value-type="float">
            <text:p>3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3797.37" calcext:value-type="float">
            <text:p>433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2570.48" calcext:value-type="float">
            <text:p>722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9055.9" calcext:value-type="float">
            <text:p>249,0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Visitor Information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94029.08" calcext:value-type="float">
            <text:p>(794,0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950.86" calcext:value-type="float">
            <text:p>143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8778.94" calcext:value-type="float">
            <text:p>1,158,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0328.54" calcext:value-type="float">
            <text:p>680,32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conomic Development &amp; Culture</text:p>
          </table:table-cell>
          <table:table-cell table:style-name="ce4" office:value-type="string" calcext:value-type="string">
            <text:p>EC-Economic Competitiveness Services</text:p>
          </table:table-cell>
          <table:table-cell table:style-name="ce14" office:value-type="string" calcext:value-type="string">
            <text:p>Visitor Information Services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08597" calcext:value-type="float">
            <text:p>(508,59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gineering &amp; Construction Services</text:p>
          </table:table-cell>
          <table:table-cell table:style-name="ce2" office:value-type="string" calcext:value-type="string">
            <text:p>WT-Engineering Information</text:p>
          </table:table-cell>
          <table:table-cell table:style-name="ce11" office:value-type="string" calcext:value-type="string">
            <text:p>Bridge Condition Assess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53904.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55.96" calcext:value-type="float">
            <text:p>3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520.28" calcext:value-type="float">
            <text:p>108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3.29" calcext:value-type="float">
            <text:p>5,6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1348.96" calcext:value-type="float">
            <text:p>631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66.47" calcext:value-type="float">
            <text:p>66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00" calcext:value-type="float">
            <text:p>(24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78734.11" calcext:value-type="float">
            <text:p>(778,7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3" office:value-type="string" calcext:value-type="string">
            <text:p>Land Inform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952.3" calcext:value-type="float">
            <text:p>26,9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119.4" calcext:value-type="float">
            <text:p>40,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518.52" calcext:value-type="float">
            <text:p>125,5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5569.89" calcext:value-type="float">
            <text:p>(175,5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811.73" calcext:value-type="float">
            <text:p>48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25533.49" calcext:value-type="float">
            <text:p>7,525,5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4698.75" calcext:value-type="float">
            <text:p>254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300.03" calcext:value-type="float">
            <text:p>(64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33797.85" calcext:value-type="float">
            <text:p>(4,033,7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4339.99" calcext:value-type="float">
            <text:p>(484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9" office:value-type="string" calcext:value-type="string">
            <text:p>WT-Engineering Review &amp; Acceptance</text:p>
          </table:table-cell>
          <table:table-cell table:style-name="ce13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25.18" calcext:value-type="float">
            <text:p>9,6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383.34" calcext:value-type="float">
            <text:p>44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7240" calcext:value-type="float">
            <text:p>(327,2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92.04" calcext:value-type="float">
            <text:p>30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6678.23" calcext:value-type="float">
            <text:p>3,576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450.93" calcext:value-type="float">
            <text:p>299,4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0496.02" calcext:value-type="float">
            <text:p>(380,4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8759.53" calcext:value-type="float">
            <text:p>(2,508,7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6749.69" calcext:value-type="float">
            <text:p>(446,7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3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42.15" calcext:value-type="float">
            <text:p>13,1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312.39" calcext:value-type="float">
            <text:p>26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4420" calcext:value-type="float">
            <text:p>(714,4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994.07" calcext:value-type="float">
            <text:p>27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31077.98" calcext:value-type="float">
            <text:p>7,431,0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3003.34" calcext:value-type="float">
            <text:p>793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7467" calcext:value-type="float">
            <text:p>(1,837,4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1198.95" calcext:value-type="float">
            <text:p>(691,1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60708.95" calcext:value-type="float">
            <text:p>(2,660,7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9" office:value-type="string" calcext:value-type="string">
            <text:p>WT-Municipal Infrastructure Construction</text:p>
          </table:table-cell>
          <table:table-cell table:style-name="ce13" office:value-type="string" calcext:value-type="string">
            <text:p>Constru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809.38" calcext:value-type="float">
            <text:p>107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361.32" calcext:value-type="float">
            <text:p>43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5906.05" calcext:value-type="float">
            <text:p>1,985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8340" calcext:value-type="float">
            <text:p>(578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515.16" calcext:value-type="float">
            <text:p>137,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338007.7" calcext:value-type="float">
            <text:p>22,338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7122.76" calcext:value-type="float">
            <text:p>1,217,1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0743.75" calcext:value-type="float">
            <text:p>(480,7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770115.39" calcext:value-type="float">
            <text:p>(22,770,1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1111.86" calcext:value-type="float">
            <text:p>(1,431,1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3" office:value-type="string" calcext:value-type="string">
            <text:p>Desig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571.21" calcext:value-type="float">
            <text:p>50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704.18" calcext:value-type="float">
            <text:p>145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7151.72" calcext:value-type="float">
            <text:p>1,517,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019.04" calcext:value-type="float">
            <text:p>142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41514.16" calcext:value-type="float">
            <text:p>16,741,5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1512.08" calcext:value-type="float">
            <text:p>711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100" calcext:value-type="float">
            <text:p>(170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465849.76" calcext:value-type="float">
            <text:p>(18,465,85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gineering &amp; Construction Services</text:p>
          </table:table-cell>
          <table:table-cell table:style-name="ce4" office:value-type="string" calcext:value-type="string">
            <text:p>WT-Municipal Infrastructure Construction</text:p>
          </table:table-cell>
          <table:table-cell table:style-name="ce14" office:value-type="string" calcext:value-type="string">
            <text:p>Desig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69627.3" calcext:value-type="float">
            <text:p>(269,62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hibition Place</text:p>
          </table:table-cell>
          <table:table-cell table:style-name="ce2" office:value-type="string" calcext:value-type="string">
            <text:p>Conventions, Conferences &amp; Meetings</text:p>
          </table:table-cell>
          <table:table-cell table:style-name="ce11" office:value-type="string" calcext:value-type="string">
            <text:p>Conventions, Conferences &amp; Meeting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359407" calcext:value-type="float">
            <text:p>(2,359,4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8009" calcext:value-type="float">
            <text:p>328,0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2864" calcext:value-type="float">
            <text:p>942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23617" calcext:value-type="float">
            <text:p>3,523,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5083" calcext:value-type="float">
            <text:p>(2,435,0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13" office:value-type="string" calcext:value-type="string">
            <text:p>Exhibition Place Asse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5000" calcext:value-type="float">
            <text:p>(8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6852" calcext:value-type="float">
            <text:p>1,066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840" calcext:value-type="float">
            <text:p>165,8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20966" calcext:value-type="float">
            <text:p>2,420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506848" calcext:value-type="float">
            <text:p>(506,8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22421" calcext:value-type="float">
            <text:p>6,922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32139" calcext:value-type="float">
            <text:p>5,132,1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0450" calcext:value-type="float">
            <text:p>(820,4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13" office:value-type="string" calcext:value-type="string">
            <text:p>Exhibition Place Parking Acc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38000" calcext:value-type="float">
            <text:p>(3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5846" calcext:value-type="float">
            <text:p>1,325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8880" calcext:value-type="float">
            <text:p>1,048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689785" calcext:value-type="float">
            <text:p>(6,689,7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9" office:value-type="string" calcext:value-type="string">
            <text:p>Exhibitions &amp; Events</text:p>
          </table:table-cell>
          <table:table-cell table:style-name="ce13" office:value-type="string" calcext:value-type="string">
            <text:p>Exhibitions &amp; Even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0293" calcext:value-type="float">
            <text:p>1,030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5350" calcext:value-type="float">
            <text:p>905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4057141" calcext:value-type="float">
            <text:p>(14,057,1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917874" calcext:value-type="float">
            <text:p>23,917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34646" calcext:value-type="float">
            <text:p>4,034,64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hibition Place</text:p>
          </table:table-cell>
          <table:table-cell table:style-name="ce4" office:value-type="string" calcext:value-type="string">
            <text:p>Exhibitions &amp; Events</text:p>
          </table:table-cell>
          <table:table-cell table:style-name="ce14" office:value-type="string" calcext:value-type="string">
            <text:p>Exhibitions &amp; Eve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201191" calcext:value-type="float">
            <text:p>(25,201,19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cilities, Real Estate, Environment &amp; Energy</text:p>
          </table:table-cell>
          <table:table-cell table:style-name="ce2" office:value-type="string" calcext:value-type="string">
            <text:p>CA-Environment &amp; Energy</text:p>
          </table:table-cell>
          <table:table-cell table:style-name="ce11" office:value-type="string" calcext:value-type="string">
            <text:p>Energy Management &amp; Program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6263230.61" calcext:value-type="float">
            <text:p>(6,263,2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340" calcext:value-type="float">
            <text:p>22,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86.85" calcext:value-type="float">
            <text:p>16,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06.78" calcext:value-type="float">
            <text:p>4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35904.22" calcext:value-type="float">
            <text:p>(8,135,9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29481.67" calcext:value-type="float">
            <text:p>25,929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9944" calcext:value-type="float">
            <text:p>4,319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57878.85" calcext:value-type="float">
            <text:p>4,257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60359.02" calcext:value-type="float">
            <text:p>1,360,3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0398" calcext:value-type="float">
            <text:p>(780,3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9780" calcext:value-type="float">
            <text:p>(249,7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3" office:value-type="string" calcext:value-type="string">
            <text:p>Environment &amp; Energy Outreach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5559.79" calcext:value-type="float">
            <text:p>(505,5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7.52" calcext:value-type="float">
            <text:p>2,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269.85" calcext:value-type="float">
            <text:p>46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892.56" calcext:value-type="float">
            <text:p>48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0000" calcext:value-type="float">
            <text:p>33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000" calcext:value-type="float">
            <text:p>(2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8005.61" calcext:value-type="float">
            <text:p>888,0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7348.16" calcext:value-type="float">
            <text:p>587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009.21" calcext:value-type="float">
            <text:p>(45,0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30" calcext:value-type="float">
            <text:p>(70,0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3" office:value-type="string" calcext:value-type="string">
            <text:p>Renewable Energy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8993.71" calcext:value-type="float">
            <text:p>(268,9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000" calcext:value-type="float">
            <text:p>25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508.33" calcext:value-type="float">
            <text:p>26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08.91" calcext:value-type="float">
            <text:p>16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710.59" calcext:value-type="float">
            <text:p>701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7717.84" calcext:value-type="float">
            <text:p>31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0" calcext:value-type="float">
            <text:p>(7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3" office:value-type="string" calcext:value-type="string">
            <text:p>Research &amp; Policy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4033.05" calcext:value-type="float">
            <text:p>(474,0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80.29" calcext:value-type="float">
            <text:p>19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00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76.75" calcext:value-type="float">
            <text:p>6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3574.67" calcext:value-type="float">
            <text:p>1,703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6859.35" calcext:value-type="float">
            <text:p>506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9" office:value-type="string" calcext:value-type="string">
            <text:p>CA-Facilities Management</text:p>
          </table:table-cell>
          <table:table-cell table:style-name="ce13" office:value-type="string" calcext:value-type="string">
            <text:p>Custodial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72" calcext:value-type="float">
            <text:p>12,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495.83" calcext:value-type="float">
            <text:p>213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5830" calcext:value-type="float">
            <text:p>(115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877.68" calcext:value-type="float">
            <text:p>351,8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68829.32" calcext:value-type="float">
            <text:p>(12,768,8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7212.69" calcext:value-type="float">
            <text:p>1,527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10261.73" calcext:value-type="float">
            <text:p>20,610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32512.68" calcext:value-type="float">
            <text:p>8,832,5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3711.62" calcext:value-type="float">
            <text:p>(303,7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6490" calcext:value-type="float">
            <text:p>(446,4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3" office:value-type="string" calcext:value-type="string">
            <text:p>Facilities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604" calcext:value-type="float">
            <text:p>212,6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002.58" calcext:value-type="float">
            <text:p>198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650" calcext:value-type="float">
            <text:p>(104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3888.59" calcext:value-type="float">
            <text:p>843,8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660556.68" calcext:value-type="float">
            <text:p>(17,660,5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84971.32" calcext:value-type="float">
            <text:p>2,584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831131.96" calcext:value-type="float">
            <text:p>43,831,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56153.24" calcext:value-type="float">
            <text:p>22,456,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75378.19" calcext:value-type="float">
            <text:p>(1,975,3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289244.47" calcext:value-type="float">
            <text:p>(9,289,2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66419" calcext:value-type="float">
            <text:p>(1,066,4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3" office:value-type="string" calcext:value-type="string">
            <text:p>Security &amp; Safety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68" calcext:value-type="float">
            <text:p>5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633.56" calcext:value-type="float">
            <text:p>40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966.54" calcext:value-type="float">
            <text:p>58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86917.73" calcext:value-type="float">
            <text:p>(5,886,9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419.91" calcext:value-type="float">
            <text:p>121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76413.25" calcext:value-type="float">
            <text:p>13,076,4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83411.95" calcext:value-type="float">
            <text:p>5,683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3030.56" calcext:value-type="float">
            <text:p>(293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0000" calcext:value-type="float">
            <text:p>(56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9" office:value-type="string" calcext:value-type="string">
            <text:p>CA-Real Estate</text:p>
          </table:table-cell>
          <table:table-cell table:style-name="ce13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73.08" calcext:value-type="float">
            <text:p>52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5547.18" calcext:value-type="float">
            <text:p>865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0217.99" calcext:value-type="float">
            <text:p>290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Lease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38489.34" calcext:value-type="float">
            <text:p>(3,638,4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6654.12" calcext:value-type="float">
            <text:p>1,516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399.03" calcext:value-type="float">
            <text:p>27,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492.22" calcext:value-type="float">
            <text:p>52,4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18649.55" calcext:value-type="float">
            <text:p>(5,518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240.65" calcext:value-type="float">
            <text:p>130,2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0960" calcext:value-type="float">
            <text:p>1,810,9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21797.24" calcext:value-type="float">
            <text:p>3,221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53532.27" calcext:value-type="float">
            <text:p>14,053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78241" calcext:value-type="float">
            <text:p>(2,678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213635.53" calcext:value-type="float">
            <text:p>(41,213,6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Property Acquisi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12" calcext:value-type="float">
            <text:p>7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59.62" calcext:value-type="float">
            <text:p>6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463.47" calcext:value-type="float">
            <text:p>90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11.24" calcext:value-type="float">
            <text:p>22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00940.14" calcext:value-type="float">
            <text:p>1,800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325.84" calcext:value-type="float">
            <text:p>203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4121.88" calcext:value-type="float">
            <text:p>(674,1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Property Appraisal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7.24" calcext:value-type="float">
            <text:p>2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7.03" calcext:value-type="float">
            <text:p>3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98.78" calcext:value-type="float">
            <text:p>3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7566.49" calcext:value-type="float">
            <text:p>1,677,5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733.4" calcext:value-type="float">
            <text:p>257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2834.56" calcext:value-type="float">
            <text:p>(602,8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Property Disposal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5000" calcext:value-type="float">
            <text:p>(5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53.39" calcext:value-type="float">
            <text:p>8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4094" calcext:value-type="float">
            <text:p>(224,0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1.58" calcext:value-type="float">
            <text:p>2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5738.96" calcext:value-type="float">
            <text:p>1,655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60.6" calcext:value-type="float">
            <text:p>40,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 Services</text:p>
          </table:table-cell>
          <table:table-cell table:style-name="ce2" office:value-type="string" calcext:value-type="string">
            <text:p>Fire Rescue &amp; Emergency Response</text:p>
          </table:table-cell>
          <table:table-cell table:style-name="ce11" office:value-type="string" calcext:value-type="string">
            <text:p>Fire Rescue &amp; Emergency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9334571.96" calcext:value-type="float">
            <text:p>9,334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8719.23" calcext:value-type="float">
            <text:p>548,7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32757.27" calcext:value-type="float">
            <text:p>7,232,7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0210" calcext:value-type="float">
            <text:p>(240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23629.62" calcext:value-type="float">
            <text:p>7,223,6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5216608.8" calcext:value-type="float">
            <text:p>375,216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91065.04" calcext:value-type="float">
            <text:p>5,891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739.35" calcext:value-type="float">
            <text:p>(102,7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1765" calcext:value-type="float">
            <text:p>(231,7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66627.71" calcext:value-type="float">
            <text:p>(13,066,6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9" office:value-type="string" calcext:value-type="string">
            <text:p>FR-Disaster Response &amp; Event Support</text:p>
          </table:table-cell>
          <table:table-cell table:style-name="ce13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43.36" calcext:value-type="float">
            <text:p>140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71.12" calcext:value-type="float">
            <text:p>10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47.01" calcext:value-type="float">
            <text:p>18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022.51" calcext:value-type="float">
            <text:p>149,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3" office:value-type="string" calcext:value-type="string">
            <text:p>Event Suppor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3996" calcext:value-type="float">
            <text:p>(403,9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000.03" calcext:value-type="float">
            <text:p>16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99.99" calcext:value-type="float">
            <text:p>12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8499.98" calcext:value-type="float">
            <text:p>2,24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96.03" calcext:value-type="float">
            <text:p>21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42700" calcext:value-type="float">
            <text:p>(2,042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3" office:value-type="string" calcext:value-type="string">
            <text:p>Heavy Urban Search &amp; Rescu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104.05" calcext:value-type="float">
            <text:p>103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00" calcext:value-type="float">
            <text:p>69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251.27" calcext:value-type="float">
            <text:p>114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3170.67" calcext:value-type="float">
            <text:p>573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300.92" calcext:value-type="float">
            <text:p>104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9" office:value-type="string" calcext:value-type="string">
            <text:p>FR-Fire Prevention, Inspection, &amp; Enforcement</text:p>
          </table:table-cell>
          <table:table-cell table:style-name="ce13" office:value-type="string" calcext:value-type="string">
            <text:p>Development Review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9.57" calcext:value-type="float">
            <text:p>1,5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.41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38.36" calcext:value-type="float">
            <text:p>4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9281.05" calcext:value-type="float">
            <text:p>789,2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6.6" calcext:value-type="float">
            <text:p>1,4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43.69" calcext:value-type="float">
            <text:p>(14,6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3" office:value-type="string" calcext:value-type="string">
            <text:p>Fire Code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323.62" calcext:value-type="float">
            <text:p>234,3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573.13" calcext:value-type="float">
            <text:p>60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162.09" calcext:value-type="float">
            <text:p>257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56.8" calcext:value-type="float">
            <text:p>(5,7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0147.6" calcext:value-type="float">
            <text:p>360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80627.86" calcext:value-type="float">
            <text:p>17,380,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218.35" calcext:value-type="float">
            <text:p>146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0490.84" calcext:value-type="float">
            <text:p>(480,4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9" office:value-type="string" calcext:value-type="string">
            <text:p>FR-Fire Safety Education</text:p>
          </table:table-cell>
          <table:table-cell table:style-name="ce13" office:value-type="string" calcext:value-type="string">
            <text:p>Campaign Based Fire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72.6" calcext:value-type="float">
            <text:p>15,0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70.92" calcext:value-type="float">
            <text:p>9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452.8" calcext:value-type="float">
            <text:p>122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9.2" calcext:value-type="float">
            <text:p>(1,4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602.86" calcext:value-type="float">
            <text:p>96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08510.6" calcext:value-type="float">
            <text:p>3,608,5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963.2" calcext:value-type="float">
            <text:p>90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52.96" calcext:value-type="float">
            <text:p>(1,7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3" office:value-type="string" calcext:value-type="string">
            <text:p>School Based Fire Educ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" calcext:value-type="float">
            <text:p>(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4.44" calcext:value-type="float">
            <text:p>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79.53" calcext:value-type="float">
            <text:p>7,0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18.7" calcext:value-type="float">
            <text:p>14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2963.34" calcext:value-type="float">
            <text:p>502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81.94" calcext:value-type="float">
            <text:p>8,08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ire Services</text:p>
          </table:table-cell>
          <table:table-cell table:style-name="ce4" office:value-type="string" calcext:value-type="string">
            <text:p>FR-Fire Safety Education</text:p>
          </table:table-cell>
          <table:table-cell table:style-name="ce14" office:value-type="string" calcext:value-type="string">
            <text:p>School Based Fire Education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061" calcext:value-type="float">
            <text:p>(8,06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eet Services</text:p>
          </table:table-cell>
          <table:table-cell table:style-name="ce2" office:value-type="string" calcext:value-type="string">
            <text:p>FL-Fleet Management</text:p>
          </table:table-cell>
          <table:table-cell table:style-name="ce11" office:value-type="string" calcext:value-type="string">
            <text:p>Fleet Acquisi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62514.59" calcext:value-type="float">
            <text:p>(162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1002.8" calcext:value-type="float">
            <text:p>561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5.5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90.43" calcext:value-type="float">
            <text:p>21,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2493.73" calcext:value-type="float">
            <text:p>(132,4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47.06" calcext:value-type="float">
            <text:p>3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1766.78" calcext:value-type="float">
            <text:p>1,101,7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9422.73" calcext:value-type="float">
            <text:p>309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2945.69" calcext:value-type="float">
            <text:p>(1,272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3" office:value-type="string" calcext:value-type="string">
            <text:p>Fleet Dispos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209.15" calcext:value-type="float">
            <text:p>237,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Disposa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5800" calcext:value-type="float">
            <text:p>(275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3" office:value-type="string" calcext:value-type="string">
            <text:p>Fleet Mainte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53614.59" calcext:value-type="float">
            <text:p>53,6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022.4" calcext:value-type="float">
            <text:p>88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159.58" calcext:value-type="float">
            <text:p>115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171.07" calcext:value-type="float">
            <text:p>314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215603.24" calcext:value-type="float">
            <text:p>(32,215,6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63570.29" calcext:value-type="float">
            <text:p>8,463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78543.37" calcext:value-type="float">
            <text:p>14,678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28290.88" calcext:value-type="float">
            <text:p>6,928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512995.93" calcext:value-type="float">
            <text:p>1,512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023.98" calcext:value-type="float">
            <text:p>(72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3" office:value-type="string" calcext:value-type="string">
            <text:p>Vehicle Safe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1.67" calcext:value-type="float">
            <text:p>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0" calcext:value-type="float">
            <text:p>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14.6" calcext:value-type="float">
            <text:p>14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0396.19" calcext:value-type="float">
            <text:p>1,010,3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99.88" calcext:value-type="float">
            <text:p>10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2153.01" calcext:value-type="float">
            <text:p>(1,252,1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9" office:value-type="string" calcext:value-type="string">
            <text:p>FL-Fuel Management</text:p>
          </table:table-cell>
          <table:table-cell table:style-name="ce13" office:value-type="string" calcext:value-type="string">
            <text:p>Fuel Acquisi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6.9" calcext:value-type="float">
            <text:p>2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285.31" calcext:value-type="float">
            <text:p>125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196628.76" calcext:value-type="float">
            <text:p>(15,196,6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50435.41" calcext:value-type="float">
            <text:p>15,750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898.67" calcext:value-type="float">
            <text:p>106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97688.5" calcext:value-type="float">
            <text:p>(1,097,6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458.03" calcext:value-type="float">
            <text:p>(44,4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3" office:value-type="string" calcext:value-type="string">
            <text:p>Fuel Distribu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100" calcext:value-type="float">
            <text:p>(12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55.9" calcext:value-type="float">
            <text:p>8,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0.24" calcext:value-type="float">
            <text:p>2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980.79" calcext:value-type="float">
            <text:p>118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2499.75" calcext:value-type="float">
            <text:p>(14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0.43" calcext:value-type="float">
            <text:p>1,6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4859.03" calcext:value-type="float">
            <text:p>444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8183.95" calcext:value-type="float">
            <text:p>288,1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leet Services</text:p>
          </table:table-cell>
          <table:table-cell table:style-name="ce4" office:value-type="string" calcext:value-type="string">
            <text:p>FL-Fuel Management</text:p>
          </table:table-cell>
          <table:table-cell table:style-name="ce14" office:value-type="string" calcext:value-type="string">
            <text:p>Fuel Distribution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98682.19" calcext:value-type="float">
            <text:p>(398,682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eritage Toronto</text:p>
          </table:table-cell>
          <table:table-cell table:style-name="ce2" office:value-type="string" calcext:value-type="string">
            <text:p>Heritage Fundraising &amp; Partnership Development</text:p>
          </table:table-cell>
          <table:table-cell table:style-name="ce11" office:value-type="string" calcext:value-type="string">
            <text:p>Heritage Fundraising &amp; Partnership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43.01" calcext:value-type="float">
            <text:p>4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159.8" calcext:value-type="float">
            <text:p>28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99.99" calcext:value-type="float">
            <text:p>2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2868.99" calcext:value-type="float">
            <text:p>192,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400.21" calcext:value-type="float">
            <text:p>53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7000" calcext:value-type="float">
            <text:p>(7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1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2.78" calcext:value-type="float">
            <text:p>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" calcext:value-type="float">
            <text:p>(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39.99" calcext:value-type="float">
            <text:p>42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00.01" calcext:value-type="float">
            <text:p>3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199.99" calcext:value-type="float">
            <text:p>(36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430.98" calcext:value-type="float">
            <text:p>357,4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100.01" calcext:value-type="float">
            <text:p>80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800" calcext:value-type="float">
            <text:p>(150,8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eritage Toronto</text:p>
          </table:table-cell>
          <table:table-cell table:style-name="ce4" office:value-type="string" calcext:value-type="string">
            <text:p>Heritage Promotion &amp; Education</text:p>
          </table:table-cell>
          <table:table-cell table:style-name="ce14" office:value-type="string" calcext:value-type="string">
            <text:p>Heritage Promotion &amp; Educatio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5500" calcext:value-type="float">
            <text:p>(115,5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formation &amp; Technology</text:p>
          </table:table-cell>
          <table:table-cell table:style-name="ce2" office:value-type="string" calcext:value-type="string">
            <text:p>IT-Business IT Solutions</text:p>
          </table:table-cell>
          <table:table-cell table:style-name="ce11" office:value-type="string" calcext:value-type="string">
            <text:p>Authoritative Data Custodianship</text:p>
          </table:table-cell>
          <table:table-cell table:style-name="ce2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41.4" calcext:value-type="float">
            <text:p>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63" calcext:value-type="float">
            <text:p>17,3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9406.88" calcext:value-type="float">
            <text:p>(549,4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17.92" calcext:value-type="float">
            <text:p>5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21810.26" calcext:value-type="float">
            <text:p>2,821,8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03.57" calcext:value-type="float">
            <text:p>19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2012.52" calcext:value-type="float">
            <text:p>(122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2794.72" calcext:value-type="float">
            <text:p>(122,7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6102.72" calcext:value-type="float">
            <text:p>(186,1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3" office:value-type="string" calcext:value-type="string">
            <text:p>IT Common Compon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47" calcext:value-type="float">
            <text:p>5,0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913" calcext:value-type="float">
            <text:p>17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7858.65" calcext:value-type="float">
            <text:p>(627,8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66.99" calcext:value-type="float">
            <text:p>11,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64543.66" calcext:value-type="float">
            <text:p>3,764,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476.35" calcext:value-type="float">
            <text:p>170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207.52" calcext:value-type="float">
            <text:p>(73,2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10031.3" calcext:value-type="float">
            <text:p>(910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3" office:value-type="string" calcext:value-type="string">
            <text:p>Solution Implement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1348.38" calcext:value-type="float">
            <text:p>(141,3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802.81" calcext:value-type="float">
            <text:p>22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067" calcext:value-type="float">
            <text:p>39,0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95332.53" calcext:value-type="float">
            <text:p>(1,595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41.4" calcext:value-type="float">
            <text:p>12,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.68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62526.55" calcext:value-type="float">
            <text:p>22,462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6593.11" calcext:value-type="float">
            <text:p>456,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440168.94" calcext:value-type="float">
            <text:p>(14,440,1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3" office:value-type="string" calcext:value-type="string">
            <text:p>Solution Sustain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5218.85" calcext:value-type="float">
            <text:p>(255,2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900.18" calcext:value-type="float">
            <text:p>71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04" calcext:value-type="float">
            <text:p>26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23173.45" calcext:value-type="float">
            <text:p>(1,423,1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886.84" calcext:value-type="float">
            <text:p>20,8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.8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18419.34" calcext:value-type="float">
            <text:p>7,918,4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1999.28" calcext:value-type="float">
            <text:p>5,561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3425.9" calcext:value-type="float">
            <text:p>(173,4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9" office:value-type="string" calcext:value-type="string">
            <text:p>IT-Computer &amp; Communications Technology Infrastructure</text:p>
          </table:table-cell>
          <table:table-cell table:style-name="ce13" office:value-type="string" calcext:value-type="string">
            <text:p>Computing Infrastructu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82310.56" calcext:value-type="float">
            <text:p>(2,182,3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556.4" calcext:value-type="float">
            <text:p>(1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8176.21" calcext:value-type="float">
            <text:p>368,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298.34" calcext:value-type="float">
            <text:p>31,2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62092.72" calcext:value-type="float">
            <text:p>(2,762,0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697.99" calcext:value-type="float">
            <text:p>13,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.54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723894.96" calcext:value-type="float">
            <text:p>20,723,8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89110.06" calcext:value-type="float">
            <text:p>9,389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808.84" calcext:value-type="float">
            <text:p>(90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16216.14" calcext:value-type="float">
            <text:p>(4,916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3" office:value-type="string" calcext:value-type="string">
            <text:p>Network &amp; Telecommun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995.54" calcext:value-type="float">
            <text:p>(62,9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40" calcext:value-type="float">
            <text:p>11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390.52" calcext:value-type="float">
            <text:p>105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73.21" calcext:value-type="float">
            <text:p>28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14769.21" calcext:value-type="float">
            <text:p>(5,014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818.53" calcext:value-type="float">
            <text:p>22,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.6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6633.26" calcext:value-type="float">
            <text:p>6,906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88139.84" calcext:value-type="float">
            <text:p>8,088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91.16" calcext:value-type="float">
            <text:p>(5,5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5142.68" calcext:value-type="float">
            <text:p>(345,1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9" office:value-type="string" calcext:value-type="string">
            <text:p>IT-Enterprise IT Planning &amp; Client Services</text:p>
          </table:table-cell>
          <table:table-cell table:style-name="ce13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69272.9" calcext:value-type="float">
            <text:p>(769,2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345.3" calcext:value-type="float">
            <text:p>47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76.59" calcext:value-type="float">
            <text:p>38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2514.2" calcext:value-type="float">
            <text:p>242,5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36609.98" calcext:value-type="float">
            <text:p>(836,6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482.66" calcext:value-type="float">
            <text:p>20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624576.3" calcext:value-type="float">
            <text:p>15,624,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6344.26" calcext:value-type="float">
            <text:p>326,3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402.48" calcext:value-type="float">
            <text:p>(24,4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75777.92" calcext:value-type="float">
            <text:p>(3,675,7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3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65007.5" calcext:value-type="float">
            <text:p>(665,0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736.35" calcext:value-type="float">
            <text:p>69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7485.05" calcext:value-type="float">
            <text:p>627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855.38" calcext:value-type="float">
            <text:p>70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0075.83" calcext:value-type="float">
            <text:p>(690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967.03" calcext:value-type="float">
            <text:p>12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40006" calcext:value-type="float">
            <text:p>10,340,0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9561.01" calcext:value-type="float">
            <text:p>879,5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0326.45" calcext:value-type="float">
            <text:p>(410,3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04333" calcext:value-type="float">
            <text:p>(3,704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3" office:value-type="string" calcext:value-type="string">
            <text:p>IT Projec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910.3" calcext:value-type="float">
            <text:p>(143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7.67" calcext:value-type="float">
            <text:p>3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63" calcext:value-type="float">
            <text:p>17,3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558.44" calcext:value-type="float">
            <text:p>(9,5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15.96" calcext:value-type="float">
            <text:p>2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91386.37" calcext:value-type="float">
            <text:p>4,091,3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67.32" calcext:value-type="float">
            <text:p>11,66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formation &amp; Technology</text:p>
          </table:table-cell>
          <table:table-cell table:style-name="ce4" office:value-type="string" calcext:value-type="string">
            <text:p>IT-Enterprise IT Planning &amp; Client Services</text:p>
          </table:table-cell>
          <table:table-cell table:style-name="ce14" office:value-type="string" calcext:value-type="string">
            <text:p>IT Project Management</text:p>
          </table:table-cell>
          <table:table-cell table:style-name="ce10" office:value-type="string" calcext:value-type="string">
            <text:p>Transfers From Capital</text:p>
          </table:table-cell>
          <table:table-cell table:style-name="ce15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13023.95" calcext:value-type="float">
            <text:p>(2,313,024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Integrity Commissioner's Office</text:p>
          </table:table-cell>
          <table:table-cell table:style-name="ce11" office:value-type="string" calcext:value-type="string">
            <text:p>Integrity Commissioner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365.48" calcext:value-type="float">
            <text:p>4,365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52.04" calcext:value-type="float">
            <text:p>6,45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5.88" calcext:value-type="float">
            <text:p>1,55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754.39" calcext:value-type="float">
            <text:p>387,754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Integrity Commissioner's Office</text:p>
          </table:table-cell>
          <table:table-cell table:style-name="ce14" office:value-type="string" calcext:value-type="string">
            <text:p>Integrity Commissioner's Office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7242.44" calcext:value-type="float">
            <text:p>27,2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table:style-name="ce2" office:value-type="string" calcext:value-type="string">
            <text:p>Civil Litigation</text:p>
          </table:table-cell>
          <table:table-cell table:style-name="ce11" office:value-type="string" calcext:value-type="string">
            <text:p>Civil Litig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39.81" calcext:value-type="float">
            <text:p>10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78602" calcext:value-type="float">
            <text:p>(5,278,6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827.3" calcext:value-type="float">
            <text:p>91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777644.35" calcext:value-type="float">
            <text:p>12,777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0423.42" calcext:value-type="float">
            <text:p>630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9" office:value-type="string" calcext:value-type="string">
            <text:p>Prosecution</text:p>
          </table:table-cell>
          <table:table-cell table:style-name="ce13" office:value-type="string" calcext:value-type="string">
            <text:p>Prosec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56.32" calcext:value-type="float">
            <text:p>14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54200" calcext:value-type="float">
            <text:p>7,054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758142" calcext:value-type="float">
            <text:p>(13,758,1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571.21" calcext:value-type="float">
            <text:p>109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82083.46" calcext:value-type="float">
            <text:p>8,782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4288.76" calcext:value-type="float">
            <text:p>184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9" office:value-type="string" calcext:value-type="string">
            <text:p>Solicitor</text:p>
          </table:table-cell>
          <table:table-cell table:style-name="ce13" office:value-type="string" calcext:value-type="string">
            <text:p>Solicitor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30.59" calcext:value-type="float">
            <text:p>23,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762.2" calcext:value-type="float">
            <text:p>84,7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000" calcext:value-type="float">
            <text:p>5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25733.73" calcext:value-type="float">
            <text:p>(3,125,7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5932.25" calcext:value-type="float">
            <text:p>205,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03965.87" calcext:value-type="float">
            <text:p>18,903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5890.99" calcext:value-type="float">
            <text:p>595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06558" calcext:value-type="float">
            <text:p>(3,106,5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62621" calcext:value-type="float">
            <text:p>(1,162,62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egal Services</text:p>
          </table:table-cell>
          <table:table-cell table:style-name="ce4" office:value-type="string" calcext:value-type="string">
            <text:p>Solicitor</text:p>
          </table:table-cell>
          <table:table-cell table:style-name="ce14" office:value-type="string" calcext:value-type="string">
            <text:p>Solicitor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29570.77" calcext:value-type="float">
            <text:p>(2,529,57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 Term Care Homes &amp; Services</text:p>
          </table:table-cell>
          <table:table-cell table:style-name="ce2" office:value-type="string" calcext:value-type="string">
            <text:p>HA-Communtiy Based Long-Term Care</text:p>
          </table:table-cell>
          <table:table-cell table:style-name="ce11" office:value-type="string" calcext:value-type="string">
            <text:p>Adult Day Program</text:p>
          </table:table-cell>
          <table:table-cell table:style-name="ce2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600" calcext:value-type="float">
            <text:p>138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74900" calcext:value-type="float">
            <text:p>(1,374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3000" calcext:value-type="float">
            <text:p>1,17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600" calcext:value-type="float">
            <text:p>236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000" calcext:value-type="float">
            <text:p>(18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3" office:value-type="string" calcext:value-type="string">
            <text:p>Homemakers &amp; Nurses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00" calcext:value-type="float">
            <text:p>3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0" calcext:value-type="float">
            <text:p>3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76300" calcext:value-type="float">
            <text:p>(4,076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9515" calcext:value-type="float">
            <text:p>1,309,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44485" calcext:value-type="float">
            <text:p>4,144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3" office:value-type="string" calcext:value-type="string">
            <text:p>Supportive Housing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700" calcext:value-type="float">
            <text:p>2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00" calcext:value-type="float">
            <text:p>15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900" calcext:value-type="float">
            <text:p>11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00" calcext:value-type="float">
            <text:p>2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54300" calcext:value-type="float">
            <text:p>(5,154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5150.76" calcext:value-type="float">
            <text:p>1,375,1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07449.24" calcext:value-type="float">
            <text:p>3,707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9" office:value-type="string" calcext:value-type="string">
            <text:p>Long Term Care Homes</text:p>
          </table:table-cell>
          <table:table-cell table:style-name="ce13" office:value-type="string" calcext:value-type="string">
            <text:p>Long Term Care Hom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8431.92" calcext:value-type="float">
            <text:p>1,898,4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1700" calcext:value-type="float">
            <text:p>2,85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3723" calcext:value-type="float">
            <text:p>66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800" calcext:value-type="float">
            <text:p>(72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65100" calcext:value-type="float">
            <text:p>18,565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46650" calcext:value-type="float">
            <text:p>(46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6213621.43" calcext:value-type="float">
            <text:p>(136,213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923633.87" calcext:value-type="float">
            <text:p>193,923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098887.93" calcext:value-type="float">
            <text:p>12,098,8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8000" calcext:value-type="float">
            <text:p>(13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0000" calcext:value-type="float">
            <text:p>(260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ong Term Care Homes &amp; Services</text:p>
          </table:table-cell>
          <table:table-cell table:style-name="ce4" office:value-type="string" calcext:value-type="string">
            <text:p>Long Term Care Homes</text:p>
          </table:table-cell>
          <table:table-cell table:style-name="ce14" office:value-type="string" calcext:value-type="string">
            <text:p>Long Term Care Home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8469700" calcext:value-type="float">
            <text:p>(48,469,7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Mayor's Office</text:p>
          </table:table-cell>
          <table:table-cell table:style-name="ce11" office:value-type="string" calcext:value-type="string">
            <text:p>Mayor's Office</text:p>
          </table:table-cell>
          <table:table-cell table:style-name="ce2" office:value-type="string" calcext:value-type="string">
            <text:p>Inter-Divisional Charges</text:p>
          </table:table-cell>
          <table:table-cell table:style-name="ce11" office:value-type="string" calcext:value-type="string">
            <text:p>7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5000" calcext:value-type="float">
            <text:p>5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12" office:value-type="string" calcext:value-type="string">
            <text:p>Mayor's Off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" calcext:value-type="float">
            <text:p>5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12" office:value-type="string" calcext:value-type="string">
            <text:p>Mayor's Off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9586.08" calcext:value-type="float">
            <text:p>2,199,586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Mayor's Office</text:p>
          </table:table-cell>
          <table:table-cell table:style-name="ce14" office:value-type="string" calcext:value-type="string">
            <text:p>Mayor's Office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7524" calcext:value-type="float">
            <text:p>87,5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icipal Licensing &amp; Standards</text:p>
          </table:table-cell>
          <table:table-cell table:style-name="ce2" office:value-type="string" calcext:value-type="string">
            <text:p>MS-Animal Care, Control &amp; Sheltering</text:p>
          </table:table-cell>
          <table:table-cell table:style-name="ce11" office:value-type="string" calcext:value-type="string">
            <text:p>Animal Mobile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82081.9" calcext:value-type="float">
            <text:p>82,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09.92" calcext:value-type="float">
            <text:p>5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6602.24" calcext:value-type="float">
            <text:p>316,6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33811.97" calcext:value-type="float">
            <text:p>(833,8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020.07" calcext:value-type="float">
            <text:p>225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71.47" calcext:value-type="float">
            <text:p>13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94745.13" calcext:value-type="float">
            <text:p>3,894,7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3732.78" calcext:value-type="float">
            <text:p>283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244" calcext:value-type="float">
            <text:p>(114,2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484.11" calcext:value-type="float">
            <text:p>(46,4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3" office:value-type="string" calcext:value-type="string">
            <text:p>Animal Sheltering &amp; Adop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00.02" calcext:value-type="float">
            <text:p>(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830.05" calcext:value-type="float">
            <text:p>62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058.62" calcext:value-type="float">
            <text:p>133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1975.75" calcext:value-type="float">
            <text:p>201,9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022.76" calcext:value-type="float">
            <text:p>(133,0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825.76" calcext:value-type="float">
            <text:p>213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35.99" calcext:value-type="float">
            <text:p>7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2416.9" calcext:value-type="float">
            <text:p>1,762,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2403.3" calcext:value-type="float">
            <text:p>292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6625.51" calcext:value-type="float">
            <text:p>(86,6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5336.6" calcext:value-type="float">
            <text:p>(295,3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3" office:value-type="string" calcext:value-type="string">
            <text:p>Cat &amp; Dog Licen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326.33" calcext:value-type="float">
            <text:p>24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3" calcext:value-type="float">
            <text:p>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4.25" calcext:value-type="float">
            <text:p>50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95704.85" calcext:value-type="float">
            <text:p>(1,095,7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32.76" calcext:value-type="float">
            <text:p>4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510.03" calcext:value-type="float">
            <text:p>24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8126.4" calcext:value-type="float">
            <text:p>358,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94.57" calcext:value-type="float">
            <text:p>37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9152.5" calcext:value-type="float">
            <text:p>19,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5.75" calcext:value-type="float">
            <text:p>(3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3" office:value-type="string" calcext:value-type="string">
            <text:p>Veterinary Ca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0.02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578.18" calcext:value-type="float">
            <text:p>43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268.47" calcext:value-type="float">
            <text:p>203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140.35" calcext:value-type="float">
            <text:p>105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829.36" calcext:value-type="float">
            <text:p>(29,8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0718.79" calcext:value-type="float">
            <text:p>230,7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2.5" calcext:value-type="float">
            <text:p>3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0337.3" calcext:value-type="float">
            <text:p>1,620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879.68" calcext:value-type="float">
            <text:p>256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283" calcext:value-type="float">
            <text:p>(48,2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38710.82" calcext:value-type="float">
            <text:p>(438,7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9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Business &amp; Trade Licen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67.5" calcext:value-type="float">
            <text:p>3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1438.97" calcext:value-type="float">
            <text:p>811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971323.52" calcext:value-type="float">
            <text:p>(11,971,3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357.68" calcext:value-type="float">
            <text:p>23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000" calcext:value-type="float">
            <text:p>9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2466.21" calcext:value-type="float">
            <text:p>1,812,4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320.31" calcext:value-type="float">
            <text:p>46,3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97.29" calcext:value-type="float">
            <text:p>(42,6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91256.41" calcext:value-type="float">
            <text:p>(791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Business Permit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0.5" calcext:value-type="float">
            <text:p>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533.4" calcext:value-type="float">
            <text:p>152,5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8302.13" calcext:value-type="float">
            <text:p>(1,088,3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5.2" calcext:value-type="float">
            <text:p>3,8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8179.99" calcext:value-type="float">
            <text:p>408,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50.64" calcext:value-type="float">
            <text:p>6,4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81.57" calcext:value-type="float">
            <text:p>(3,8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932.41" calcext:value-type="float">
            <text:p>(71,9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Licensing Tribun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.5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328.37" calcext:value-type="float">
            <text:p>49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4.3" calcext:value-type="float">
            <text:p>1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00" calcext:value-type="float">
            <text:p>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162.32" calcext:value-type="float">
            <text:p>108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4.14" calcext:value-type="float">
            <text:p>1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Taxi &amp; Livery Licen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96.52" calcext:value-type="float">
            <text:p>16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9361.14" calcext:value-type="float">
            <text:p>1,259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06417.11" calcext:value-type="float">
            <text:p>(8,706,4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88.12" calcext:value-type="float">
            <text:p>42,2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000" calcext:value-type="float">
            <text:p>9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52669.4" calcext:value-type="float">
            <text:p>3,452,6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119.86" calcext:value-type="float">
            <text:p>52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052.58" calcext:value-type="float">
            <text:p>(31,0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5459.21" calcext:value-type="float">
            <text:p>(575,4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9" office:value-type="string" calcext:value-type="string">
            <text:p>MS-By-Law Enforcement</text:p>
          </table:table-cell>
          <table:table-cell table:style-name="ce13" office:value-type="string" calcext:value-type="string">
            <text:p>Animal 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49.24" calcext:value-type="float">
            <text:p>9,8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6118.45" calcext:value-type="float">
            <text:p>(286,1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07.65" calcext:value-type="float">
            <text:p>7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5348.87" calcext:value-type="float">
            <text:p>1,265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14.56" calcext:value-type="float">
            <text:p>11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3" office:value-type="string" calcext:value-type="string">
            <text:p>License &amp; Permit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319.19" calcext:value-type="float">
            <text:p>88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20.98" calcext:value-type="float">
            <text:p>5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9147.98" calcext:value-type="float">
            <text:p>169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30.38" calcext:value-type="float">
            <text:p>30,5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62001.24" calcext:value-type="float">
            <text:p>6,462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0467.79" calcext:value-type="float">
            <text:p>120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3" office:value-type="string" calcext:value-type="string">
            <text:p>Parks 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646.9" calcext:value-type="float">
            <text:p>4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57.72" calcext:value-type="float">
            <text:p>6,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6906.33" calcext:value-type="float">
            <text:p>886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78.91" calcext:value-type="float">
            <text:p>22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49.99" calcext:value-type="float">
            <text:p>(1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3" office:value-type="string" calcext:value-type="string">
            <text:p>Waste 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3589.65" calcext:value-type="float">
            <text:p>303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084" calcext:value-type="float">
            <text:p>23,0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6902.5" calcext:value-type="float">
            <text:p>626,9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91461" calcext:value-type="float">
            <text:p>(1,491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276.99" calcext:value-type="float">
            <text:p>147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61741.61" calcext:value-type="float">
            <text:p>5,36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352.71" calcext:value-type="float">
            <text:p>196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80.73" calcext:value-type="float">
            <text:p>(10,1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9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Exemptions &amp;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11.71" calcext:value-type="float">
            <text:p>7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90.99" calcext:value-type="float">
            <text:p>2,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5189.07" calcext:value-type="float">
            <text:p>135,1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80.01" calcext:value-type="float">
            <text:p>(42,6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35.21" calcext:value-type="float">
            <text:p>34,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6185.96" calcext:value-type="float">
            <text:p>2,576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344.89" calcext:value-type="float">
            <text:p>69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" calcext:value-type="float">
            <text:p>(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4749.55" calcext:value-type="float">
            <text:p>(234,7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Property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058.55" calcext:value-type="float">
            <text:p>38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70.22" calcext:value-type="float">
            <text:p>4,1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173.93" calcext:value-type="float">
            <text:p>244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020" calcext:value-type="float">
            <text:p>(64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572.76" calcext:value-type="float">
            <text:p>52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54942.1" calcext:value-type="float">
            <text:p>4,254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837.09" calcext:value-type="float">
            <text:p>115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99.99" calcext:value-type="float">
            <text:p>(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7124.33" calcext:value-type="float">
            <text:p>(427,1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01.72" calcext:value-type="float">
            <text:p>5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715.04" calcext:value-type="float">
            <text:p>248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020" calcext:value-type="float">
            <text:p>(64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802.44" calcext:value-type="float">
            <text:p>59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14963.12" calcext:value-type="float">
            <text:p>5,114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8341.55" calcext:value-type="float">
            <text:p>158,3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99.99" calcext:value-type="float">
            <text:p>(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7124.33" calcext:value-type="float">
            <text:p>(427,1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62.49" calcext:value-type="float">
            <text:p>2,6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4982.23" calcext:value-type="float">
            <text:p>144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80.01" calcext:value-type="float">
            <text:p>(42,6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22.16" calcext:value-type="float">
            <text:p>35,1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82371.89" calcext:value-type="float">
            <text:p>2,682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095.98" calcext:value-type="float">
            <text:p>74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" calcext:value-type="float">
            <text:p>(2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unicipal Licensing &amp; Standards</text:p>
          </table:table-cell>
          <table:table-cell table:style-name="ce4" office:value-type="string" calcext:value-type="string">
            <text:p>MS-Property Standards, Inspection &amp; Compliance</text:p>
          </table:table-cell>
          <table:table-cell table:style-name="ce14" office:value-type="string" calcext:value-type="string">
            <text:p>Zoning Investigation &amp; Enforc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72249.55" calcext:value-type="float">
            <text:p>(272,25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Expenditures</text:p>
          </table:table-cell>
          <table:table-cell table:style-name="ce2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59878513.85" calcext:value-type="float">
            <text:p>(159,878,5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162600" calcext:value-type="float">
            <text:p>76,16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04181.95" calcext:value-type="float">
            <text:p>18,504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5600" calcext:value-type="float">
            <text:p>1,125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396573.03" calcext:value-type="float">
            <text:p>149,396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041112.79" calcext:value-type="float">
            <text:p>55,041,1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7964119.72" calcext:value-type="float">
            <text:p>307,964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621287.96" calcext:value-type="float">
            <text:p>(6,621,28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Expenditures</text:p>
          </table:table-cell>
          <table:table-cell table:style-name="ce4" office:value-type="string" calcext:value-type="string">
            <text:p>Corporate Accounts</text:p>
          </table:table-cell>
          <table:table-cell table:style-name="ce14" office:value-type="string" calcext:value-type="string">
            <text:p>Corporate Accou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952942" calcext:value-type="float">
            <text:p>(1,952,94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Revenues</text:p>
          </table:table-cell>
          <table:table-cell table:style-name="ce2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91600000" calcext:value-type="float">
            <text:p>(91,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481000" calcext:value-type="float">
            <text:p>107,48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8131.17" calcext:value-type="float">
            <text:p>3,368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299700" calcext:value-type="float">
            <text:p>(35,29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02822.59" calcext:value-type="float">
            <text:p>(4,002,8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4500" calcext:value-type="float">
            <text:p>304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978535" calcext:value-type="float">
            <text:p>(42,978,5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67329" calcext:value-type="float">
            <text:p>5,767,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6900690.86337" calcext:value-type="float">
            <text:p>(1,046,900,69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Revenues</text:p>
          </table:table-cell>
          <table:table-cell table:style-name="ce4" office:value-type="string" calcext:value-type="string">
            <text:p>Corporate Accounts</text:p>
          </table:table-cell>
          <table:table-cell table:style-name="ce14" office:value-type="string" calcext:value-type="string">
            <text:p>Corporate Accou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994875.95" calcext:value-type="float">
            <text:p>(1,994,876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perty Tax</text:p>
          </table:table-cell>
          <table:table-cell table:number-columns-repeated="3" table:style-name="ce2" office:value-type="string" calcext:value-type="string">
            <text:p>Property Tax</text:p>
          </table:table-cell>
          <table:table-cell table:style-name="ce16" office:value-type="string" calcext:value-type="string">
            <text:p>940A</text:p>
          </table:table-cell>
          <table:table-cell table:style-name="ce11" office:value-type="string" calcext:value-type="string">
            <text:p>Revenues</text:p>
          </table:table-cell>
          <table:table-cell table:style-name="ce20" office:value-type="float" office:value="-3848634765.09663" calcext:value-type="float">
            <text:p>(3,848,634,765.10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perty Tax</text:p>
          </table:table-cell>
          <table:table-cell table:number-columns-repeated="3" table:style-name="ce9" office:value-type="string" calcext:value-type="string">
            <text:p>Special Levy for Scarborough Subway (Reserve Contribution)</text:p>
          </table:table-cell>
          <table:table-cell table:style-name="ce12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21" office:value-type="float" office:value="-24846399" calcext:value-type="float">
            <text:p>(24,846,399.00)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Property Tax</text:p>
          </table:table-cell>
          <table:table-cell table:number-columns-repeated="3" table:style-name="ce10" office:value-type="string" calcext:value-type="string">
            <text:p>Special Levy for Scarborough Subway</text:p>
          </table:table-cell>
          <table:table-cell table:style-name="ce15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22" office:value-type="float" office:value="24846399" calcext:value-type="float">
            <text:p>24,846,399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Chief Financial Officer</text:p>
          </table:table-cell>
          <table:table-cell table:style-name="ce2" office:value-type="string" calcext:value-type="string">
            <text:p>CPF-Financial Strategies, Analysis &amp; Policy Development</text:p>
          </table:table-cell>
          <table:table-cell table:style-name="ce11" office:value-type="string" calcext:value-type="string">
            <text:p>CPF-Advisory &amp; Negoti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89285.76" calcext:value-type="float">
            <text:p>(89,2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6.86" calcext:value-type="float">
            <text:p>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54.37" calcext:value-type="float">
            <text:p>1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281" calcext:value-type="float">
            <text:p>(28,2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8.16" calcext:value-type="float">
            <text:p>2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5021.89" calcext:value-type="float">
            <text:p>615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42.81" calcext:value-type="float">
            <text:p>12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798.52" calcext:value-type="float">
            <text:p>(20,7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3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7623.12" calcext:value-type="float">
            <text:p>(107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1.94" calcext:value-type="float">
            <text:p>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2.21" calcext:value-type="float">
            <text:p>1,6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995" calcext:value-type="float">
            <text:p>(32,9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83.16" calcext:value-type="float">
            <text:p>2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7868.02" calcext:value-type="float">
            <text:p>707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69.87" calcext:value-type="float">
            <text:p>14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26.4" calcext:value-type="float">
            <text:p>(25,2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3" office:value-type="string" calcext:value-type="string">
            <text:p>CPF-Financial Policy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670.2" calcext:value-type="float">
            <text:p>(98,6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3.48" calcext:value-type="float">
            <text:p>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24.83" calcext:value-type="float">
            <text:p>2,6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321" calcext:value-type="float">
            <text:p>(108,3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0.01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8495.88" calcext:value-type="float">
            <text:p>948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28.87" calcext:value-type="float">
            <text:p>19,4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067.08" calcext:value-type="float">
            <text:p>(21,0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CPF-Investment &amp; Debt Management</text:p>
          </table:table-cell>
          <table:table-cell table:style-name="ce13" office:value-type="string" calcext:value-type="string">
            <text:p>CPF-Deb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920.08" calcext:value-type="float">
            <text:p>(13,9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17.76" calcext:value-type="float">
            <text:p>3,0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4.59" calcext:value-type="float">
            <text:p>5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2148" calcext:value-type="float">
            <text:p>(542,1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2.98" calcext:value-type="float">
            <text:p>3,5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2553.32" calcext:value-type="float">
            <text:p>282,5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4826.8" calcext:value-type="float">
            <text:p>304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3" office:value-type="string" calcext:value-type="string">
            <text:p>CPF-Investmen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412.4" calcext:value-type="float">
            <text:p>(25,4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2.55" calcext:value-type="float">
            <text:p>1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8389" calcext:value-type="float">
            <text:p>(698,3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5.68" calcext:value-type="float">
            <text:p>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.4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881.77" calcext:value-type="float">
            <text:p>529,8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266.38" calcext:value-type="float">
            <text:p>167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CPF-Risk Management &amp; Insurance</text:p>
          </table:table-cell>
          <table:table-cell table:style-name="ce13" office:value-type="string" calcext:value-type="string">
            <text:p>CPF-Claims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0051.97" calcext:value-type="float">
            <text:p>(1,030,0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213.4" calcext:value-type="float">
            <text:p>50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2.41" calcext:value-type="float">
            <text:p>1,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6" calcext:value-type="float">
            <text:p>1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646" calcext:value-type="float">
            <text:p>(71,6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48.38" calcext:value-type="float">
            <text:p>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0.48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6962.27" calcext:value-type="float">
            <text:p>1,006,9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24.58" calcext:value-type="float">
            <text:p>19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3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16860.47" calcext:value-type="float">
            <text:p>(616,8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192.6" calcext:value-type="float">
            <text:p>27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1" calcext:value-type="float">
            <text:p>1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963" calcext:value-type="float">
            <text:p>(183,9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6.63" calcext:value-type="float">
            <text:p>2,8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.04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7796.85" calcext:value-type="float">
            <text:p>717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34.04" calcext:value-type="float">
            <text:p>15,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13" office:value-type="string" calcext:value-type="string">
            <text:p>F&amp;A-Executive Leadership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9015" calcext:value-type="float">
            <text:p>(99,0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5750" calcext:value-type="float">
            <text:p>135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300" calcext:value-type="float">
            <text:p>(87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1" calcext:value-type="float">
            <text:p>3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96439" calcext:value-type="float">
            <text:p>896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61" calcext:value-type="float">
            <text:p>19,7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1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633" calcext:value-type="float">
            <text:p>83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12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2" calcext:value-type="float">
            <text:p>11,0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12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1804" calcext:value-type="float">
            <text:p>1,451,8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12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36.82" calcext:value-type="float">
            <text:p>19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&amp;A-Organizational Management Consulting</text:p>
          </table:table-cell>
          <table:table-cell table:style-name="ce13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7" calcext:value-type="float">
            <text:p>1,4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12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1923" calcext:value-type="float">
            <text:p>281,9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12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1.95" calcext:value-type="float">
            <text:p>1,4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PD-Financial Planning &amp; Management</text:p>
          </table:table-cell>
          <table:table-cell table:style-name="ce13" office:value-type="string" calcext:value-type="string">
            <text:p>FPD-Budge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64" calcext:value-type="float">
            <text:p>13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1778" calcext:value-type="float">
            <text:p>(381,7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25.32" calcext:value-type="float">
            <text:p>10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1435.31" calcext:value-type="float">
            <text:p>2,501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710.09" calcext:value-type="float">
            <text:p>45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7584.74" calcext:value-type="float">
            <text:p>(577,5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3" office:value-type="string" calcext:value-type="string">
            <text:p>FPD-Financial Adv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65" calcext:value-type="float">
            <text:p>8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8612" calcext:value-type="float">
            <text:p>(238,6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91.98" calcext:value-type="float">
            <text:p>6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39427.78" calcext:value-type="float">
            <text:p>1,839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40.76" calcext:value-type="float">
            <text:p>29,7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7584.63" calcext:value-type="float">
            <text:p>(577,5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3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9" calcext:value-type="float">
            <text:p>4,1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534" calcext:value-type="float">
            <text:p>(114,5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08.14" calcext:value-type="float">
            <text:p>3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4558.02" calcext:value-type="float">
            <text:p>1,514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61" calcext:value-type="float">
            <text:p>14,5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1322.5" calcext:value-type="float">
            <text:p>(481,3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1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72" calcext:value-type="float">
            <text:p>7,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9521" calcext:value-type="float">
            <text:p>(219,5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40.56" calcext:value-type="float">
            <text:p>6,3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7147.89" calcext:value-type="float">
            <text:p>2,137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22.39" calcext:value-type="float">
            <text:p>27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8793.13" calcext:value-type="float">
            <text:p>(288,793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Lobbyist Registrar</text:p>
          </table:table-cell>
          <table:table-cell table:style-name="ce11" office:value-type="string" calcext:value-type="string">
            <text:p>Office of the Lobbyist Registrar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578.14" calcext:value-type="float">
            <text:p>1,57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16.61" calcext:value-type="float">
            <text:p>7,51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6130.24" calcext:value-type="float">
            <text:p>1,036,130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Lobbyist Registrar</text:p>
          </table:table-cell>
          <table:table-cell table:style-name="ce14" office:value-type="string" calcext:value-type="string">
            <text:p>Office of the Lobbyist Registrar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7999.57" calcext:value-type="float">
            <text:p>78,00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Ombudsman</text:p>
          </table:table-cell>
          <table:table-cell table:style-name="ce11" office:value-type="string" calcext:value-type="string">
            <text:p>Office of the Ombudsma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082.09" calcext:value-type="float">
            <text:p>2,0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68.21" calcext:value-type="float">
            <text:p>13,46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00" calcext:value-type="float">
            <text:p>11,8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68.57" calcext:value-type="float">
            <text:p>12,56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3782.38" calcext:value-type="float">
            <text:p>1,493,782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Ombudsman</text:p>
          </table:table-cell>
          <table:table-cell table:style-name="ce14" office:value-type="string" calcext:value-type="string">
            <text:p>Office of the Ombudsman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1684.97" calcext:value-type="float">
            <text:p>221,6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Treasurer</text:p>
          </table:table-cell>
          <table:table-cell table:style-name="ce2" office:value-type="string" calcext:value-type="string">
            <text:p>ASD-Financial Reporting &amp; Control</text:p>
          </table:table-cell>
          <table:table-cell table:style-name="ce11" office:value-type="string" calcext:value-type="string">
            <text:p>ASD-Financial &amp; System Control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107.32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9.31" calcext:value-type="float">
            <text:p>1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07" calcext:value-type="float">
            <text:p>13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070" calcext:value-type="float">
            <text:p>(69,0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74.18" calcext:value-type="float">
            <text:p>9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8268.27" calcext:value-type="float">
            <text:p>1,638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164.26" calcext:value-type="float">
            <text:p>67,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00" calcext:value-type="float">
            <text:p>(12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500" calcext:value-type="float">
            <text:p>(3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3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258.64" calcext:value-type="float">
            <text:p>25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13.75" calcext:value-type="float">
            <text:p>8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1350" calcext:value-type="float">
            <text:p>(161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26.89" calcext:value-type="float">
            <text:p>5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4910.36" calcext:value-type="float">
            <text:p>1,674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391.86" calcext:value-type="float">
            <text:p>68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3" office:value-type="string" calcext:value-type="string">
            <text:p>ASD-Management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7.36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3.55" calcext:value-type="float">
            <text:p>1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60.55" calcext:value-type="float">
            <text:p>10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720" calcext:value-type="float">
            <text:p>(75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70.54" calcext:value-type="float">
            <text:p>5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9706.76" calcext:value-type="float">
            <text:p>1,319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845.85" calcext:value-type="float">
            <text:p>45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500" calcext:value-type="float">
            <text:p>(1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3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4.72" calcext:value-type="float">
            <text:p>2,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240" calcext:value-type="float">
            <text:p>(30,2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.24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299.24" calcext:value-type="float">
            <text:p>145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49.97" calcext:value-type="float">
            <text:p>6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.24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968" calcext:value-type="float">
            <text:p>121,9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2116" calcext:value-type="float">
            <text:p>(282,1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1.48" calcext:value-type="float">
            <text:p>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03" calcext:value-type="float">
            <text:p>17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25496.86" calcext:value-type="float">
            <text:p>3,925,4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879.12" calcext:value-type="float">
            <text:p>84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2582" calcext:value-type="float">
            <text:p>(512,5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3737.16" calcext:value-type="float">
            <text:p>(223,7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3" office:value-type="string" calcext:value-type="string">
            <text:p>ASD-Accounts Receivable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8749.52" calcext:value-type="float">
            <text:p>398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52.6" calcext:value-type="float">
            <text:p>2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7700" calcext:value-type="float">
            <text:p>(337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000" calcext:value-type="float">
            <text:p>(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3" office:value-type="string" calcext:value-type="string">
            <text:p>ASD-Corporate Ban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5.7" calcext:value-type="float">
            <text:p>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32" calcext:value-type="float">
            <text:p>3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4.27" calcext:value-type="float">
            <text:p>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000" calcext:value-type="float">
            <text:p>98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2118.64" calcext:value-type="float">
            <text:p>882,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54.16" calcext:value-type="float">
            <text:p>14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99.2" calcext:value-type="float">
            <text:p>(8,9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3" office:value-type="string" calcext:value-type="string">
            <text:p>ASD-PCard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504" calcext:value-type="float">
            <text:p>(11,5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7.11" calcext:value-type="float">
            <text:p>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000.84" calcext:value-type="float">
            <text:p>287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1.76" calcext:value-type="float">
            <text:p>3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7383" calcext:value-type="float">
            <text:p>(97,3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62.04" calcext:value-type="float">
            <text:p>(10,5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ASD-SAP Governance</text:p>
          </table:table-cell>
          <table:table-cell table:style-name="ce13" office:value-type="string" calcext:value-type="string">
            <text:p>ASD-SAP Solution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ASD-Tax &amp; Financial System Support</text:p>
          </table:table-cell>
          <table:table-cell table:style-name="ce13" office:value-type="string" calcext:value-type="string">
            <text:p>ASD-SAP Financial Systems Trai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Financial Systems Trai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313.24" calcext:value-type="float">
            <text:p>329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Financial Systems Trai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2.22" calcext:value-type="float">
            <text:p>1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3" office:value-type="string" calcext:value-type="string">
            <text:p>ASD-SAP User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.61" calcext:value-type="float">
            <text:p>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6.07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8739.2" calcext:value-type="float">
            <text:p>1,008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51.68" calcext:value-type="float">
            <text:p>22,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1501.4" calcext:value-type="float">
            <text:p>(191,5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3" office:value-type="string" calcext:value-type="string">
            <text:p>ASD-Tax Advisory &amp; Polic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23.7" calcext:value-type="float">
            <text:p>4,8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1.97" calcext:value-type="float">
            <text:p>2,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015.32" calcext:value-type="float">
            <text:p>323,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9.82" calcext:value-type="float">
            <text:p>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000" calcext:value-type="float">
            <text:p>(25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1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6822" calcext:value-type="float">
            <text:p>(326,8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393" calcext:value-type="float">
            <text:p>47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74.96" calcext:value-type="float">
            <text:p>6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879.77" calcext:value-type="float">
            <text:p>170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7210" calcext:value-type="float">
            <text:p>(407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41.09" calcext:value-type="float">
            <text:p>19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56825.62" calcext:value-type="float">
            <text:p>2,756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46.44" calcext:value-type="float">
            <text:p>52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00" calcext:value-type="float">
            <text:p>(3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MM-Purchasing</text:p>
          </table:table-cell>
          <table:table-cell table:style-name="ce13" office:value-type="string" calcext:value-type="string">
            <text:p>PMM-Purchas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44.11" calcext:value-type="float">
            <text:p>28,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34.32" calcext:value-type="float">
            <text:p>10,0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00" calcext:value-type="float">
            <text:p>2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80172.7" calcext:value-type="float">
            <text:p>(1,780,1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837.28" calcext:value-type="float">
            <text:p>44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85.55" calcext:value-type="float">
            <text:p>5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47598.82" calcext:value-type="float">
            <text:p>7,747,5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999.85" calcext:value-type="float">
            <text:p>4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084" calcext:value-type="float">
            <text:p>(143,0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4750" calcext:value-type="float">
            <text:p>(334,7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0000" calcext:value-type="float">
            <text:p>(52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PEB-Employee &amp; Retiree Benefit &amp; OMERS Pension Compensation</text:p>
          </table:table-cell>
          <table:table-cell table:style-name="ce13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5.38" calcext:value-type="float">
            <text:p>1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12.4" calcext:value-type="float">
            <text:p>10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1169" calcext:value-type="float">
            <text:p>541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11.64" calcext:value-type="float">
            <text:p>25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3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4.97" calcext:value-type="float">
            <text:p>1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4.8" calcext:value-type="float">
            <text:p>7,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7915.67" calcext:value-type="float">
            <text:p>667,9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53.18" calcext:value-type="float">
            <text:p>12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3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542.36" calcext:value-type="float">
            <text:p>(52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03.56" calcext:value-type="float">
            <text:p>8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12.37" calcext:value-type="float">
            <text:p>3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485.08" calcext:value-type="float">
            <text:p>20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215.5" calcext:value-type="float">
            <text:p>(58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09.63" calcext:value-type="float">
            <text:p>3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00.04" calcext:value-type="float">
            <text:p>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357" calcext:value-type="float">
            <text:p>2,370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965.1" calcext:value-type="float">
            <text:p>92,9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PEB-Non – OMERS Pension Plans</text:p>
          </table:table-cell>
          <table:table-cell table:style-name="ce13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66.56" calcext:value-type="float">
            <text:p>2,2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5.54" calcext:value-type="float">
            <text:p>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45.08" calcext:value-type="float">
            <text:p>6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87.48" calcext:value-type="float">
            <text:p>2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80.08" calcext:value-type="float">
            <text:p>5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657.75" calcext:value-type="float">
            <text:p>260,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615.82" calcext:value-type="float">
            <text:p>99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3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2.2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6.4" calcext:value-type="float">
            <text:p>3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80.04" calcext:value-type="float">
            <text:p>4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653.28" calcext:value-type="float">
            <text:p>181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746.07" calcext:value-type="float">
            <text:p>95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3" office:value-type="string" calcext:value-type="string">
            <text:p>PPEB-Pension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7" calcext:value-type="float">
            <text:p>1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1.84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22.4" calcext:value-type="float">
            <text:p>6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41" calcext:value-type="float">
            <text:p>2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9.76" calcext:value-type="float">
            <text:p>1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164.19" calcext:value-type="float">
            <text:p>154,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64.18" calcext:value-type="float">
            <text:p>6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PEB-Payroll</text:p>
          </table:table-cell>
          <table:table-cell table:style-name="ce13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084.96" calcext:value-type="float">
            <text:p>(105,0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75.44" calcext:value-type="float">
            <text:p>2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16.4" calcext:value-type="float">
            <text:p>14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74.6" calcext:value-type="float">
            <text:p>(13,0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6.05" calcext:value-type="float">
            <text:p>2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9.96" calcext:value-type="float">
            <text:p>1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48134.04" calcext:value-type="float">
            <text:p>1,448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490.28" calcext:value-type="float">
            <text:p>91,4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3" office:value-type="string" calcext:value-type="string">
            <text:p>PPEB-Payroll Administr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3051.88" calcext:value-type="float">
            <text:p>(683,0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0.92" calcext:value-type="float">
            <text:p>2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38.67" calcext:value-type="float">
            <text:p>9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98.44" calcext:value-type="float">
            <text:p>27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2398.6" calcext:value-type="float">
            <text:p>(272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23.96" calcext:value-type="float">
            <text:p>9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00.04" calcext:value-type="float">
            <text:p>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15194.88" calcext:value-type="float">
            <text:p>8,415,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9087.96" calcext:value-type="float">
            <text:p>359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70309" calcext:value-type="float">
            <text:p>(3,770,3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3" office:value-type="string" calcext:value-type="string">
            <text:p>PPEB-Payroll Management Report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0169.8" calcext:value-type="float">
            <text:p>(210,1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87.07" calcext:value-type="float">
            <text:p>3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53" calcext:value-type="float">
            <text:p>17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600.3" calcext:value-type="float">
            <text:p>(10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56.69" calcext:value-type="float">
            <text:p>3,9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00" calcext:value-type="float">
            <text:p>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3995.74" calcext:value-type="float">
            <text:p>1,603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00.8" calcext:value-type="float">
            <text:p>17,1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Parking Ticket</text:p>
          </table:table-cell>
          <table:table-cell table:style-name="ce13" office:value-type="string" calcext:value-type="string">
            <text:p>RS-Parking Ticket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27.07" calcext:value-type="float">
            <text:p>5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798.32" calcext:value-type="float">
            <text:p>78,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3665.08" calcext:value-type="float">
            <text:p>(3,503,6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15.06" calcext:value-type="float">
            <text:p>10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2600" calcext:value-type="float">
            <text:p>99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8817.04" calcext:value-type="float">
            <text:p>1,148,8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4360.71" calcext:value-type="float">
            <text:p>1,424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Property Tax Billing</text:p>
          </table:table-cell>
          <table:table-cell table:style-name="ce13" office:value-type="string" calcext:value-type="string">
            <text:p>RS-Appeals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220.47" calcext:value-type="float">
            <text:p>53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06.96" calcext:value-type="float">
            <text:p>6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9728.84" calcext:value-type="float">
            <text:p>1,409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47.12" calcext:value-type="float">
            <text:p>16,2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Apportionments of Property Tax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2.72" calcext:value-type="float">
            <text:p>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74.6" calcext:value-type="float">
            <text:p>10,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31.31" calcext:value-type="float">
            <text:p>1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603.49" calcext:value-type="float">
            <text:p>198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2.85" calcext:value-type="float">
            <text:p>3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615" calcext:value-type="float">
            <text:p>(15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Property Assessment Review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8.16" calcext:value-type="float">
            <text:p>1,7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899.18" calcext:value-type="float">
            <text:p>387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1946" calcext:value-type="float">
            <text:p>(871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1.1" calcext:value-type="float">
            <text:p>4,3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7090.35" calcext:value-type="float">
            <text:p>987,0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16.3" calcext:value-type="float">
            <text:p>18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49.03" calcext:value-type="float">
            <text:p>4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001.24" calcext:value-type="float">
            <text:p>93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84.81" calcext:value-type="float">
            <text:p>8,7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937.19" calcext:value-type="float">
            <text:p>1,100,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2868.47" calcext:value-type="float">
            <text:p>1,462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1009.25" calcext:value-type="float">
            <text:p>(891,0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Rebate &amp; Deferral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242.17" calcext:value-type="float">
            <text:p>54,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0.81" calcext:value-type="float">
            <text:p>7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3298.84" calcext:value-type="float">
            <text:p>1,393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7016.88" calcext:value-type="float">
            <text:p>317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Arrears Colle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41.69" calcext:value-type="float">
            <text:p>4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670.73" calcext:value-type="float">
            <text:p>141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83917.62" calcext:value-type="float">
            <text:p>(1,583,9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99.03" calcext:value-type="float">
            <text:p>11,4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20570.68" calcext:value-type="float">
            <text:p>1,92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9462.99" calcext:value-type="float">
            <text:p>799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66204.9" calcext:value-type="float">
            <text:p>(7,266,2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Municipal Land Transfer Tax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7.95" calcext:value-type="float">
            <text:p>4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528.36" calcext:value-type="float">
            <text:p>157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6060" calcext:value-type="float">
            <text:p>(1,466,0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749.11" calcext:value-type="float">
            <text:p>24,7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7363.7" calcext:value-type="float">
            <text:p>627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022.98" calcext:value-type="float">
            <text:p>593,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49.03" calcext:value-type="float">
            <text:p>4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328.34" calcext:value-type="float">
            <text:p>57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06628.96" calcext:value-type="float">
            <text:p>(1,906,6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383.54" calcext:value-type="float">
            <text:p>15,3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9529.48" calcext:value-type="float">
            <text:p>279,5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5373.19" calcext:value-type="float">
            <text:p>1,815,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411.44" calcext:value-type="float">
            <text:p>171,4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Refund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.6" calcext:value-type="float">
            <text:p>1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178.78" calcext:value-type="float">
            <text:p>16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1727.05" calcext:value-type="float">
            <text:p>(371,7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0.47" calcext:value-type="float">
            <text:p>3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8206.22" calcext:value-type="float">
            <text:p>858,2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72.19" calcext:value-type="float">
            <text:p>7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7895" calcext:value-type="float">
            <text:p>(367,8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Revenue Accoun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42.77" calcext:value-type="float">
            <text:p>31,8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59888.86" calcext:value-type="float">
            <text:p>(959,8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22.46" calcext:value-type="float">
            <text:p>7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0438.84" calcext:value-type="float">
            <text:p>1,710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24.18" calcext:value-type="float">
            <text:p>15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2880" calcext:value-type="float">
            <text:p>(212,8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Tax, Utility &amp; Parking Ticket Client Services</text:p>
          </table:table-cell>
          <table:table-cell table:style-name="ce13" office:value-type="string" calcext:value-type="string">
            <text:p>RS-Revenue Services Contact Cent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12.51" calcext:value-type="float">
            <text:p>7,1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299.3" calcext:value-type="float">
            <text:p>98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74840.6" calcext:value-type="float">
            <text:p>(3,474,8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55.91" calcext:value-type="float">
            <text:p>22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65144.43" calcext:value-type="float">
            <text:p>5,265,1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058.34" calcext:value-type="float">
            <text:p>66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180.9" calcext:value-type="float">
            <text:p>(64,1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3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34.35" calcext:value-type="float">
            <text:p>5,3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980.73" calcext:value-type="float">
            <text:p>75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17618.21" calcext:value-type="float">
            <text:p>(2,717,6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48.57" calcext:value-type="float">
            <text:p>18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5992.49" calcext:value-type="float">
            <text:p>3,465,9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193.15" calcext:value-type="float">
            <text:p>34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0871.1" calcext:value-type="float">
            <text:p>(160,8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3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284.77" calcext:value-type="float">
            <text:p>32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48290.23" calcext:value-type="float">
            <text:p>(948,2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69.7" calcext:value-type="float">
            <text:p>7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4274.84" calcext:value-type="float">
            <text:p>1,654,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056.59" calcext:value-type="float">
            <text:p>24,0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17885" calcext:value-type="float">
            <text:p>(1,717,8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7776.65" calcext:value-type="float">
            <text:p>(2,427,7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Utility Billing</text:p>
          </table:table-cell>
          <table:table-cell table:style-name="ce13" office:value-type="string" calcext:value-type="string">
            <text:p>RS-Meter Reading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54.6" calcext:value-type="float">
            <text:p>6,0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598.21" calcext:value-type="float">
            <text:p>157,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26096.12" calcext:value-type="float">
            <text:p>(1,126,0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55.83" calcext:value-type="float">
            <text:p>12,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6467.84" calcext:value-type="float">
            <text:p>926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6005.02" calcext:value-type="float">
            <text:p>296,0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3" office:value-type="string" calcext:value-type="string">
            <text:p>RS-Solid Waste Bill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.44" calcext:value-type="float">
            <text:p>1,1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1033.98" calcext:value-type="float">
            <text:p>331,0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5608.03" calcext:value-type="float">
            <text:p>(1,705,6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92.01" calcext:value-type="float">
            <text:p>1,9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035.86" calcext:value-type="float">
            <text:p>387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82.02" calcext:value-type="float">
            <text:p>6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3" office:value-type="string" calcext:value-type="string">
            <text:p>RS-Water Bill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07.88" calcext:value-type="float">
            <text:p>14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328.34" calcext:value-type="float">
            <text:p>55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08597.7" calcext:value-type="float">
            <text:p>(1,408,5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4.57" calcext:value-type="float">
            <text:p>11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0425.19" calcext:value-type="float">
            <text:p>1,460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0636.45" calcext:value-type="float">
            <text:p>1,260,63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e of the Treasurer</text:p>
          </table:table-cell>
          <table:table-cell table:style-name="ce4" office:value-type="string" calcext:value-type="string">
            <text:p>RS-Utility Billing</text:p>
          </table:table-cell>
          <table:table-cell table:style-name="ce14" office:value-type="string" calcext:value-type="string">
            <text:p>RS-Water Billings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93000" calcext:value-type="float">
            <text:p>(293,0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rks, Forestry &amp; Recreation</text:p>
          </table:table-cell>
          <table:table-cell table:style-name="ce2" office:value-type="string" calcext:value-type="string">
            <text:p>PR-Community Recreation</text:p>
          </table:table-cell>
          <table:table-cell table:style-name="ce11" office:value-type="string" calcext:value-type="string">
            <text:p>Community Developmen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77124" calcext:value-type="float">
            <text:p>(477,1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1130.25" calcext:value-type="float">
            <text:p>251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6627.5" calcext:value-type="float">
            <text:p>276,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2753.34" calcext:value-type="float">
            <text:p>822,7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20725.12" calcext:value-type="float">
            <text:p>(2,720,7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0416.95" calcext:value-type="float">
            <text:p>1,860,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88189.63" calcext:value-type="float">
            <text:p>8,888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00" calcext:value-type="float">
            <text:p>(1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52637.71" calcext:value-type="float">
            <text:p>14,252,6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5333.22" calcext:value-type="float">
            <text:p>2,345,3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444.7" calcext:value-type="float">
            <text:p>(54,4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5865.55" calcext:value-type="float">
            <text:p>(385,8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Instructional Recreation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000" calcext:value-type="float">
            <text:p>(4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35924.56" calcext:value-type="float">
            <text:p>735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8155.95" calcext:value-type="float">
            <text:p>548,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1858" calcext:value-type="float">
            <text:p>2,561,8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19398.81" calcext:value-type="float">
            <text:p>(1,219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0965.35" calcext:value-type="float">
            <text:p>6,100,9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615.83" calcext:value-type="float">
            <text:p>191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3472.1" calcext:value-type="float">
            <text:p>(563,4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50030.81" calcext:value-type="float">
            <text:p>57,950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56094.11" calcext:value-type="float">
            <text:p>11,156,0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2615.38" calcext:value-type="float">
            <text:p>(152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478314.08" calcext:value-type="float">
            <text:p>(30,478,3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Leisure Recreation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000" calcext:value-type="float">
            <text:p>(2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2775.63" calcext:value-type="float">
            <text:p>492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9717.48" calcext:value-type="float">
            <text:p>369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3487.38" calcext:value-type="float">
            <text:p>1,653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349.37" calcext:value-type="float">
            <text:p>(46,3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22510.69" calcext:value-type="float">
            <text:p>5,322,5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7591.05" calcext:value-type="float">
            <text:p>127,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318262.33" calcext:value-type="float">
            <text:p>34,318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9008.66" calcext:value-type="float">
            <text:p>4,499,0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7569.39" calcext:value-type="float">
            <text:p>(77,5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87099.9" calcext:value-type="float">
            <text:p>(7,887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000" calcext:value-type="float">
            <text:p>(5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1640.1" calcext:value-type="float">
            <text:p>1,041,6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2689.62" calcext:value-type="float">
            <text:p>482,6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1596.95" calcext:value-type="float">
            <text:p>3,111,5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85.37" calcext:value-type="float">
            <text:p>(37,9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05895.83" calcext:value-type="float">
            <text:p>(4,205,8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55224.48" calcext:value-type="float">
            <text:p>8,455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4959.86" calcext:value-type="float">
            <text:p>254,9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0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066571.98" calcext:value-type="float">
            <text:p>34,066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27301.65" calcext:value-type="float">
            <text:p>7,127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38445.5" calcext:value-type="float">
            <text:p>(538,4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70569.97" calcext:value-type="float">
            <text:p>(16,270,5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759.52" calcext:value-type="float">
            <text:p>(39,7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268" calcext:value-type="float">
            <text:p>58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187.21" calcext:value-type="float">
            <text:p>206,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457.09" calcext:value-type="float">
            <text:p>90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996.83" calcext:value-type="float">
            <text:p>78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12167.67" calcext:value-type="float">
            <text:p>11,312,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7526.53" calcext:value-type="float">
            <text:p>327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" calcext:value-type="float">
            <text:p>(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66399.43" calcext:value-type="float">
            <text:p>(3,266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34573.79" calcext:value-type="float">
            <text:p>(1,534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9" office:value-type="string" calcext:value-type="string">
            <text:p>PR-Parks</text:p>
          </table:table-cell>
          <table:table-cell table:style-name="ce13" office:value-type="string" calcext:value-type="string">
            <text:p>Beach Acc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444.98" calcext:value-type="float">
            <text:p>342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245.3" calcext:value-type="float">
            <text:p>27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600" calcext:value-type="float">
            <text:p>26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0.73" calcext:value-type="float">
            <text:p>(45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001.36" calcext:value-type="float">
            <text:p>163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.75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5836.63" calcext:value-type="float">
            <text:p>2,445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269.1" calcext:value-type="float">
            <text:p>97,2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19.75" calcext:value-type="float">
            <text:p>(6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Parks Planning &amp;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831.66" calcext:value-type="float">
            <text:p>(27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45.05" calcext:value-type="float">
            <text:p>49,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4759.89" calcext:value-type="float">
            <text:p>434,7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1839.36" calcext:value-type="float">
            <text:p>361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047.78" calcext:value-type="float">
            <text:p>81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84993.71" calcext:value-type="float">
            <text:p>10,684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1809.32" calcext:value-type="float">
            <text:p>971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0042.81" calcext:value-type="float">
            <text:p>(1,270,0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86479.6" calcext:value-type="float">
            <text:p>(2,286,4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40817.95" calcext:value-type="float">
            <text:p>(4,040,8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4700" calcext:value-type="float">
            <text:p>(524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295.58" calcext:value-type="float">
            <text:p>351,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558.75" calcext:value-type="float">
            <text:p>59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781.28" calcext:value-type="float">
            <text:p>163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" calcext:value-type="float">
            <text:p>(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2690.87" calcext:value-type="float">
            <text:p>(222,6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3645.89" calcext:value-type="float">
            <text:p>1,023,6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0013.5" calcext:value-type="float">
            <text:p>240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4862.86" calcext:value-type="float">
            <text:p>3,114,8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059.02" calcext:value-type="float">
            <text:p>346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730.2" calcext:value-type="float">
            <text:p>(67,7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PR-Parks Acces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0383.3" calcext:value-type="float">
            <text:p>(1,260,3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14438.24" calcext:value-type="float">
            <text:p>5,514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6388.04" calcext:value-type="float">
            <text:p>1,186,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60512.35" calcext:value-type="float">
            <text:p>9,360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8680.5" calcext:value-type="float">
            <text:p>(1,258,6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69131.35" calcext:value-type="float">
            <text:p>(3,869,1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69071.75" calcext:value-type="float">
            <text:p>11,469,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221.25" calcext:value-type="float">
            <text:p>68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000" calcext:value-type="float">
            <text:p>(1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866720.61" calcext:value-type="float">
            <text:p>79,866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32302.04" calcext:value-type="float">
            <text:p>7,732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7660.3" calcext:value-type="float">
            <text:p>(987,6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956134.5" calcext:value-type="float">
            <text:p>(5,956,1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Ravines &amp; Watercours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12.1" calcext:value-type="float">
            <text:p>7,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744.17" calcext:value-type="float">
            <text:p>78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2600" calcext:value-type="float">
            <text:p>(232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.48" calcext:value-type="float">
            <text:p>(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03.63" calcext:value-type="float">
            <text:p>26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8177.99" calcext:value-type="float">
            <text:p>938,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23.96" calcext:value-type="float">
            <text:p>27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7.55" calcext:value-type="float">
            <text:p>(3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Toronto Island Ferry Oper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6077.16" calcext:value-type="float">
            <text:p>936,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55.4" calcext:value-type="float">
            <text:p>11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6372.16" calcext:value-type="float">
            <text:p>666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550" calcext:value-type="float">
            <text:p>(44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2027.85" calcext:value-type="float">
            <text:p>652,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30.56" calcext:value-type="float">
            <text:p>32,9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1515.44" calcext:value-type="float">
            <text:p>5,201,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8150.46" calcext:value-type="float">
            <text:p>448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37658.69" calcext:value-type="float">
            <text:p>(6,737,6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Zoo &amp; Farm Attrac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7.66" calcext:value-type="float">
            <text:p>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71.45" calcext:value-type="float">
            <text:p>7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704.96" calcext:value-type="float">
            <text:p>32,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672.12" calcext:value-type="float">
            <text:p>(27,6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8349.45" calcext:value-type="float">
            <text:p>218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.5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8003.17" calcext:value-type="float">
            <text:p>1,118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422.93" calcext:value-type="float">
            <text:p>62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832.2" calcext:value-type="float">
            <text:p>(32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301" calcext:value-type="float">
            <text:p>(78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9" office:value-type="string" calcext:value-type="string">
            <text:p>PR-Urban Forestry</text:p>
          </table:table-cell>
          <table:table-cell table:style-name="ce13" office:value-type="string" calcext:value-type="string">
            <text:p>Tree Care &amp; Mainte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24364.12" calcext:value-type="float">
            <text:p>(17,924,3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2651.62" calcext:value-type="float">
            <text:p>562,6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8521.76" calcext:value-type="float">
            <text:p>288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0000" calcext:value-type="float">
            <text:p>(3,5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8876.84" calcext:value-type="float">
            <text:p>1,898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6016.01" calcext:value-type="float">
            <text:p>866,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.75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81504.07" calcext:value-type="float">
            <text:p>22,181,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826253.53" calcext:value-type="float">
            <text:p>26,826,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8752" calcext:value-type="float">
            <text:p>(148,7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3" office:value-type="string" calcext:value-type="string">
            <text:p>Tree Plant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75445.86" calcext:value-type="float">
            <text:p>(2,475,4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530.32" calcext:value-type="float">
            <text:p>112,5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383.25" calcext:value-type="float">
            <text:p>12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408.86" calcext:value-type="float">
            <text:p>114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62500" calcext:value-type="float">
            <text:p>(1,96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7674.53" calcext:value-type="float">
            <text:p>337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082.25" calcext:value-type="float">
            <text:p>100,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64863.77" calcext:value-type="float">
            <text:p>2,664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57794.53" calcext:value-type="float">
            <text:p>5,557,7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5503" calcext:value-type="float">
            <text:p>(365,5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000" calcext:value-type="float">
            <text:p>(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3" office:value-type="string" calcext:value-type="string">
            <text:p>Tree Prote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020.22" calcext:value-type="float">
            <text:p>75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23" calcext:value-type="float">
            <text:p>13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761.73" calcext:value-type="float">
            <text:p>86,7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46.54" calcext:value-type="float">
            <text:p>52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92742.12" calcext:value-type="float">
            <text:p>4,692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05.44" calcext:value-type="float">
            <text:p>34,2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12187.76" calcext:value-type="float">
            <text:p>(2,712,1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3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927.85" calcext:value-type="float">
            <text:p>(11,9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30.95" calcext:value-type="float">
            <text:p>16,3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84.82" calcext:value-type="float">
            <text:p>61,0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24.93" calcext:value-type="float">
            <text:p>19,3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99.05" calcext:value-type="float">
            <text:p>23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63096.82" calcext:value-type="float">
            <text:p>3,263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811.43" calcext:value-type="float">
            <text:p>91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79919.83" calcext:value-type="float">
            <text:p>(979,92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rks, Forestry &amp; Recreation</text:p>
          </table:table-cell>
          <table:table-cell table:style-name="ce4" office:value-type="string" calcext:value-type="string">
            <text:p>PR-Urban Forestry</text:p>
          </table:table-cell>
          <table:table-cell table:style-name="ce14" office:value-type="string" calcext:value-type="string">
            <text:p>Urban Forestry Planning &amp; Develop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746.84" calcext:value-type="float">
            <text:p>(1,74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licy, Planning, Finance &amp; Administration</text:p>
          </table:table-cell>
          <table:table-cell table:style-name="ce2" office:value-type="string" calcext:value-type="string">
            <text:p>Corporate Leadership</text:p>
          </table:table-cell>
          <table:table-cell table:style-name="ce11" office:value-type="string" calcext:value-type="string">
            <text:p>Corporate Leadership</text:p>
          </table:table-cell>
          <table:table-cell table:style-name="ce2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999.99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12" office:value-type="string" calcext:value-type="string">
            <text:p>Corporate Leadershi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2.95" calcext:value-type="float">
            <text:p>2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12" office:value-type="string" calcext:value-type="string">
            <text:p>Corporate Leadershi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2348.9" calcext:value-type="float">
            <text:p>762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12" office:value-type="string" calcext:value-type="string">
            <text:p>Corporate Leadershi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13" office:value-type="string" calcext:value-type="string">
            <text:p>Organizational Effectiven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099.01" calcext:value-type="float">
            <text:p>101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4193.77" calcext:value-type="float">
            <text:p>(1,044,1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3.5" calcext:value-type="float">
            <text:p>1,1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37413.04" calcext:value-type="float">
            <text:p>1,837,4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2402.96" calcext:value-type="float">
            <text:p>(2,4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2039.99" calcext:value-type="float">
            <text:p>(222,0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PA-Emergency Management</text:p>
          </table:table-cell>
          <table:table-cell table:style-name="ce13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5.34" calcext:value-type="float">
            <text:p>(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54.95" calcext:value-type="float">
            <text:p>22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81.52" calcext:value-type="float">
            <text:p>6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171.38" calcext:value-type="float">
            <text:p>318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784.61" calcext:value-type="float">
            <text:p>44,7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5000" calcext:value-type="float">
            <text:p>(2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8179.38" calcext:value-type="float">
            <text:p>2,298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1278.41" calcext:value-type="float">
            <text:p>341,2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124.66" calcext:value-type="float">
            <text:p>(9,1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PA-Financial Management</text:p>
          </table:table-cell>
          <table:table-cell table:style-name="ce13" office:value-type="string" calcext:value-type="string">
            <text:p>Budget Planning &amp; coordin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00" calcext:value-type="float">
            <text:p>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66829.42" calcext:value-type="float">
            <text:p>(966,8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5.51" calcext:value-type="float">
            <text:p>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15154.46" calcext:value-type="float">
            <text:p>2,015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41.06" calcext:value-type="float">
            <text:p>6,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3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449.88" calcext:value-type="float">
            <text:p>36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52704.63" calcext:value-type="float">
            <text:p>(3,152,7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35.28" calcext:value-type="float">
            <text:p>3,5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08811.51" calcext:value-type="float">
            <text:p>5,908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648.7" calcext:value-type="float">
            <text:p>52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PA-Program Support</text:p>
          </table:table-cell>
          <table:table-cell table:style-name="ce13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5.19" calcext:value-type="float">
            <text:p>1,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0180.33" calcext:value-type="float">
            <text:p>(210,1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.81" calcext:value-type="float">
            <text:p>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6045.63" calcext:value-type="float">
            <text:p>486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8.1" calcext:value-type="float">
            <text:p>2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615.23" calcext:value-type="float">
            <text:p>(114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3" office:value-type="string" calcext:value-type="string">
            <text:p>General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265.79" calcext:value-type="float">
            <text:p>103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481.94" calcext:value-type="float">
            <text:p>33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5607.53" calcext:value-type="float">
            <text:p>355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0901.59" calcext:value-type="float">
            <text:p>(1,050,9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5354.55" calcext:value-type="float">
            <text:p>925,3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8943.77" calcext:value-type="float">
            <text:p>1,598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8048.29" calcext:value-type="float">
            <text:p>278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3076.07" calcext:value-type="float">
            <text:p>(573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3" office:value-type="string" calcext:value-type="string">
            <text:p>Public Consul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5.19" calcext:value-type="float">
            <text:p>1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1081.86" calcext:value-type="float">
            <text:p>(1,261,0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5.96" calcext:value-type="float">
            <text:p>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9392.36" calcext:value-type="float">
            <text:p>1,169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6.31" calcext:value-type="float">
            <text:p>5,6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5299.19" calcext:value-type="float">
            <text:p>(785,2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3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75.19" calcext:value-type="float">
            <text:p>3,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81442.51" calcext:value-type="float">
            <text:p>(1,681,4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863.22" calcext:value-type="float">
            <text:p>113,8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18246.88" calcext:value-type="float">
            <text:p>2,918,2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903.98" calcext:value-type="float">
            <text:p>185,90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licy, Planning, Finance &amp; Administration</text:p>
          </table:table-cell>
          <table:table-cell table:style-name="ce4" office:value-type="string" calcext:value-type="string">
            <text:p>PA-Program Support</text:p>
          </table:table-cell>
          <table:table-cell table:style-name="ce14" office:value-type="string" calcext:value-type="string">
            <text:p>Time &amp; Attendance Data Entry &amp; Reporting</text:p>
          </table:table-cell>
          <table:table-cell table:style-name="ce10" office:value-type="string" calcext:value-type="string">
            <text:p>Transfers From Capital</text:p>
          </table:table-cell>
          <table:table-cell table:style-name="ce15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16921.67" calcext:value-type="float">
            <text:p>(916,92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elter, Support &amp; Housing Administration</text:p>
          </table:table-cell>
          <table:table-cell table:style-name="ce2" office:value-type="string" calcext:value-type="string">
            <text:p>HS-Homeless and Housing First Solutions</text:p>
          </table:table-cell>
          <table:table-cell table:style-name="ce11" office:value-type="string" calcext:value-type="string">
            <text:p>Housing Stability Policy &amp; Strategic Investme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16000" calcext:value-type="float">
            <text:p>(41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53.83" calcext:value-type="float">
            <text:p>10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947.2" calcext:value-type="float">
            <text:p>26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296389" calcext:value-type="float">
            <text:p>(17,296,3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146.81" calcext:value-type="float">
            <text:p>422,1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423.73" calcext:value-type="float">
            <text:p>96,4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586453.06" calcext:value-type="float">
            <text:p>35,586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677995.65" calcext:value-type="float">
            <text:p>(18,677,9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46606.36" calcext:value-type="float">
            <text:p>11,046,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0656.48" calcext:value-type="float">
            <text:p>930,6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79778.25" calcext:value-type="float">
            <text:p>179,7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11.78" calcext:value-type="float">
            <text:p>(70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3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0" calcext:value-type="float">
            <text:p>(3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31914.95" calcext:value-type="float">
            <text:p>4,631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922.76" calcext:value-type="float">
            <text:p>134,9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8096.14" calcext:value-type="float">
            <text:p>498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20977.54" calcext:value-type="float">
            <text:p>4,120,9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0848" calcext:value-type="float">
            <text:p>6,620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542466.79" calcext:value-type="float">
            <text:p>(75,542,4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553391.02" calcext:value-type="float">
            <text:p>50,553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664778.78" calcext:value-type="float">
            <text:p>68,664,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609.93" calcext:value-type="float">
            <text:p>(127,6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11.78" calcext:value-type="float">
            <text:p>(50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2800" calcext:value-type="float">
            <text:p>(472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9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854.9" calcext:value-type="float">
            <text:p>49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6.27" calcext:value-type="float">
            <text:p>1,7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49.24" calcext:value-type="float">
            <text:p>23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0.12" calcext:value-type="float">
            <text:p>3,0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2828.07" calcext:value-type="float">
            <text:p>1,882,8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365.72" calcext:value-type="float">
            <text:p>133,3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50000" calcext:value-type="float">
            <text:p>(7,5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4.88" calcext:value-type="float">
            <text:p>3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846.52" calcext:value-type="float">
            <text:p>62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6.47" calcext:value-type="float">
            <text:p>5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836908.8" calcext:value-type="float">
            <text:p>36,836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183089.42" calcext:value-type="float">
            <text:p>(29,183,0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2043.12" calcext:value-type="float">
            <text:p>1,512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83.31" calcext:value-type="float">
            <text:p>141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737.72" calcext:value-type="float">
            <text:p>(29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421.82" calcext:value-type="float">
            <text:p>(16,4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993188" calcext:value-type="float">
            <text:p>(5,993,1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4.88" calcext:value-type="float">
            <text:p>3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741183.42" calcext:value-type="float">
            <text:p>(30,741,1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846.53" calcext:value-type="float">
            <text:p>62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6.47" calcext:value-type="float">
            <text:p>5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558604.6" calcext:value-type="float">
            <text:p>110,558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710554.56" calcext:value-type="float">
            <text:p>(16,710,5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241332.61" calcext:value-type="float">
            <text:p>(20,241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1506.12" calcext:value-type="float">
            <text:p>1,511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83.32" calcext:value-type="float">
            <text:p>141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737.71" calcext:value-type="float">
            <text:p>(29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421.81" calcext:value-type="float">
            <text:p>(16,4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625676.62" calcext:value-type="float">
            <text:p>(21,625,6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4.88" calcext:value-type="float">
            <text:p>3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9301469.58" calcext:value-type="float">
            <text:p>(109,301,4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581.53" calcext:value-type="float">
            <text:p>99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6.47" calcext:value-type="float">
            <text:p>5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948780.75" calcext:value-type="float">
            <text:p>323,948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6710555.23" calcext:value-type="float">
            <text:p>16,710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63478.61" calcext:value-type="float">
            <text:p>(3,663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4501.17" calcext:value-type="float">
            <text:p>1,774,5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83.32" calcext:value-type="float">
            <text:p>141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737.71" calcext:value-type="float">
            <text:p>(29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421.81" calcext:value-type="float">
            <text:p>(16,42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cial Development, Finance &amp; Administration</text:p>
          </table:table-cell>
          <table:table-cell table:style-name="ce2" office:value-type="string" calcext:value-type="string">
            <text:p>CD-Community &amp; Neighbourhood Development</text:p>
          </table:table-cell>
          <table:table-cell table:style-name="ce11" office:value-type="string" calcext:value-type="string">
            <text:p>Community Engagemen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2500" calcext:value-type="float">
            <text:p>(2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.33" calcext:value-type="float">
            <text:p>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6494.1" calcext:value-type="float">
            <text:p>(96,4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1093.58" calcext:value-type="float">
            <text:p>491,0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281.52" calcext:value-type="float">
            <text:p>372,2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Community Funding Delivery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000" calcext:value-type="float">
            <text:p>(1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50.68" calcext:value-type="float">
            <text:p>3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0000" calcext:value-type="float">
            <text:p>1,5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8286.64" calcext:value-type="float">
            <text:p>(2,008,2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1582.12" calcext:value-type="float">
            <text:p>1,651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69.71" calcext:value-type="float">
            <text:p>22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Community Safe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3300" calcext:value-type="float">
            <text:p>(223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37.57" calcext:value-type="float">
            <text:p>8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739.63" calcext:value-type="float">
            <text:p>(243,7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5718.26" calcext:value-type="float">
            <text:p>855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434.74" calcext:value-type="float">
            <text:p>36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15000" calcext:value-type="float">
            <text:p>(7,11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3.51" calcext:value-type="float">
            <text:p>1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5.05" calcext:value-type="float">
            <text:p>4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000" calcext:value-type="float">
            <text:p>7,0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2062.32" calcext:value-type="float">
            <text:p>(392,0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3068.68" calcext:value-type="float">
            <text:p>1,183,0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527.8" calcext:value-type="float">
            <text:p>133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Youth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2980" calcext:value-type="float">
            <text:p>(292,9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5711.48" calcext:value-type="float">
            <text:p>(1,625,7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488.52" calcext:value-type="float">
            <text:p>12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209.84" calcext:value-type="float">
            <text:p>(114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4294.32" calcext:value-type="float">
            <text:p>604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7187.91" calcext:value-type="float">
            <text:p>2,507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Community Partnership Investment Program</text:p>
          </table:table-cell>
          <table:table-cell table:style-name="ce13" office:value-type="string" calcext:value-type="string">
            <text:p>Investment Fund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70000" calcext:value-type="float">
            <text:p>(2,3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2" office:value-type="string" calcext:value-type="string">
            <text:p>Investment Fund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96800" calcext:value-type="float">
            <text:p>4,896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2" office:value-type="string" calcext:value-type="string">
            <text:p>Investment Fund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000" calcext:value-type="float">
            <text:p>61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3" office:value-type="string" calcext:value-type="string">
            <text:p>Partnership Fund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664100" calcext:value-type="float">
            <text:p>15,664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008.1" calcext:value-type="float">
            <text:p>21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8.7" calcext:value-type="float">
            <text:p>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3.56" calcext:value-type="float">
            <text:p>14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260.58" calcext:value-type="float">
            <text:p>(242,2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94944" calcext:value-type="float">
            <text:p>1,994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635.44" calcext:value-type="float">
            <text:p>63,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1.22" calcext:value-type="float">
            <text:p>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223.3" calcext:value-type="float">
            <text:p>(55,2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8128.58" calcext:value-type="float">
            <text:p>418,1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260.07" calcext:value-type="float">
            <text:p>38,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Program Suppor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791.69" calcext:value-type="float">
            <text:p>40,7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7.78" calcext:value-type="float">
            <text:p>1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875" calcext:value-type="float">
            <text:p>297,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91.1" calcext:value-type="float">
            <text:p>7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6241.27" calcext:value-type="float">
            <text:p>(86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9453.34" calcext:value-type="float">
            <text:p>799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590.09" calcext:value-type="float">
            <text:p>36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Revenue &amp; Cash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21.22" calcext:value-type="float">
            <text:p>3,0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52521.45" calcext:value-type="float">
            <text:p>(952,5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6885.06" calcext:value-type="float">
            <text:p>1,936,8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345.1" calcext:value-type="float">
            <text:p>41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Social Policy &amp; Planning</text:p>
          </table:table-cell>
          <table:table-cell table:style-name="ce13" office:value-type="string" calcext:value-type="string">
            <text:p>Human Services System Plan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100" calcext:value-type="float">
            <text:p>(123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3.11" calcext:value-type="float">
            <text:p>2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3390" calcext:value-type="float">
            <text:p>(413,3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69.66" calcext:value-type="float">
            <text:p>19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8475.39" calcext:value-type="float">
            <text:p>(298,4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1644.32" calcext:value-type="float">
            <text:p>1,731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436.15" calcext:value-type="float">
            <text:p>189,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3" office:value-type="string" calcext:value-type="string">
            <text:p>Social Policy &amp; Analysi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6.21" calcext:value-type="float">
            <text:p>1,8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73.26" calcext:value-type="float">
            <text:p>4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985.27" calcext:value-type="float">
            <text:p>(62,9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2788.05" calcext:value-type="float">
            <text:p>362,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32.13" calcext:value-type="float">
            <text:p>11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3" office:value-type="string" calcext:value-type="string">
            <text:p>Social Research &amp; Evalu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74.96" calcext:value-type="float">
            <text:p>3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21.22" calcext:value-type="float">
            <text:p>9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83.33" calcext:value-type="float">
            <text:p>3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3903.48" calcext:value-type="float">
            <text:p>(233,9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1456" calcext:value-type="float">
            <text:p>741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39.35" calcext:value-type="float">
            <text:p>17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Toronto Office of Partnerships</text:p>
          </table:table-cell>
          <table:table-cell table:style-name="ce13" office:value-type="string" calcext:value-type="string">
            <text:p>Corporate Partnership Initiativ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Corporate Partnership Initiativ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3.9" calcext:value-type="float">
            <text:p>3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Corporate Partnership Initiativ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6408.95" calcext:value-type="float">
            <text:p>216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Corporate Partnership Initiativ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588.71" calcext:value-type="float">
            <text:p>155,5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3" office:value-type="string" calcext:value-type="string">
            <text:p>Partnership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5000" calcext:value-type="float">
            <text:p>(2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Partnership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7.15" calcext:value-type="float">
            <text:p>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Partnership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6582.21" calcext:value-type="float">
            <text:p>396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Partnership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245.99" calcext:value-type="float">
            <text:p>285,2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3" office:value-type="string" calcext:value-type="string">
            <text:p>Revenue Generation and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000" calcext:value-type="float">
            <text:p>(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.95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377.03" calcext:value-type="float">
            <text:p>220,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194.34" calcext:value-type="float">
            <text:p>115,1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149.11" calcext:value-type="float">
            <text:p>(108,1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13" office:value-type="string" calcext:value-type="string">
            <text:p>Corporate Leadership (DCM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93.23" calcext:value-type="float">
            <text:p>34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4.96" calcext:value-type="float">
            <text:p>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12.53" calcext:value-type="float">
            <text:p>7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018.26" calcext:value-type="float">
            <text:p>(90,0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0107.75" calcext:value-type="float">
            <text:p>1,090,10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cial Development, Finance &amp; Administration</text:p>
          </table:table-cell>
          <table:table-cell table:style-name="ce4" office:value-type="string" calcext:value-type="string">
            <text:p>Corporate Leadership (DCM)</text:p>
          </table:table-cell>
          <table:table-cell table:style-name="ce14" office:value-type="string" calcext:value-type="string">
            <text:p>Corporate Leadership (DCM)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7829.02" calcext:value-type="float">
            <text:p>77,8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lid Waste Management Services</text:p>
          </table:table-cell>
          <table:table-cell table:style-name="ce2" office:value-type="string" calcext:value-type="string">
            <text:p>SW-City Beautification</text:p>
          </table:table-cell>
          <table:table-cell table:style-name="ce11" office:value-type="string" calcext:value-type="string">
            <text:p>Litter Pick-up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244552.77" calcext:value-type="float">
            <text:p>1,244,5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69.2" calcext:value-type="float">
            <text:p>15,7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7990.75" calcext:value-type="float">
            <text:p>1,767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296.57" calcext:value-type="float">
            <text:p>105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601.1" calcext:value-type="float">
            <text:p>311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60656.57" calcext:value-type="float">
            <text:p>11,660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7148.84" calcext:value-type="float">
            <text:p>2,997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3" office:value-type="string" calcext:value-type="string">
            <text:p>Parks Bi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87099.48" calcext:value-type="float">
            <text:p>2,587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5.5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3431.87" calcext:value-type="float">
            <text:p>1,263,4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8456.07" calcext:value-type="float">
            <text:p>178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083.04" calcext:value-type="float">
            <text:p>108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37628.11" calcext:value-type="float">
            <text:p>4,737,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973.65" calcext:value-type="float">
            <text:p>165,9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3" office:value-type="string" calcext:value-type="string">
            <text:p>Special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12.69" calcext:value-type="float">
            <text:p>21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8.82" calcext:value-type="float">
            <text:p>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471.37" calcext:value-type="float">
            <text:p>100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0.07" calcext:value-type="float">
            <text:p>6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97.47" calcext:value-type="float">
            <text:p>16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1933.46" calcext:value-type="float">
            <text:p>651,9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424.52" calcext:value-type="float">
            <text:p>174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3" office:value-type="string" calcext:value-type="string">
            <text:p>Street Litter Bi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505.07" calcext:value-type="float">
            <text:p>68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7.65" calcext:value-type="float">
            <text:p>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0847.21" calcext:value-type="float">
            <text:p>950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54829.63" calcext:value-type="float">
            <text:p>(1,354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00.13" calcext:value-type="float">
            <text:p>14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741.88" calcext:value-type="float">
            <text:p>5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40651.64" calcext:value-type="float">
            <text:p>4,340,6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59.62" calcext:value-type="float">
            <text:p>5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Residual Management</text:p>
          </table:table-cell>
          <table:table-cell table:style-name="ce13" office:value-type="string" calcext:value-type="string">
            <text:p>Energy Gene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34.01" calcext:value-type="float">
            <text:p>9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36.96" calcext:value-type="float">
            <text:p>2,4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80.48" calcext:value-type="float">
            <text:p>10,5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4.2" calcext:value-type="float">
            <text:p>9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98.92" calcext:value-type="float">
            <text:p>6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135.18" calcext:value-type="float">
            <text:p>128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732.13" calcext:value-type="float">
            <text:p>86,7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00000" calcext:value-type="float">
            <text:p>(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" calcext:value-type="float">
            <text:p>(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3" office:value-type="string" calcext:value-type="string">
            <text:p>Green Lane Landfill Sit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16258.21" calcext:value-type="float">
            <text:p>4,616,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79.92" calcext:value-type="float">
            <text:p>26,0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6618.71" calcext:value-type="float">
            <text:p>3,296,6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0000" calcext:value-type="float">
            <text:p>(1,02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6364.21" calcext:value-type="float">
            <text:p>436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387303.3" calcext:value-type="float">
            <text:p>61,387,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7152.35" calcext:value-type="float">
            <text:p>987,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81078.75" calcext:value-type="float">
            <text:p>11,681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135870.82" calcext:value-type="float">
            <text:p>(39,135,8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30009.56" calcext:value-type="float">
            <text:p>(4,430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3" office:value-type="string" calcext:value-type="string">
            <text:p>Perpetual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95821.89" calcext:value-type="float">
            <text:p>8,395,8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16.38" calcext:value-type="float">
            <text:p>6,3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1592.71" calcext:value-type="float">
            <text:p>541,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467.89" calcext:value-type="float">
            <text:p>12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092.21" calcext:value-type="float">
            <text:p>520,0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67487.45" calcext:value-type="float">
            <text:p>2,867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018.99" calcext:value-type="float">
            <text:p>55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13206.53" calcext:value-type="float">
            <text:p>(2,313,2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Durable Goods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1586.76" calcext:value-type="float">
            <text:p>721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735.45" calcext:value-type="float">
            <text:p>21,7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7729.99" calcext:value-type="float">
            <text:p>2,617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1780.6" calcext:value-type="float">
            <text:p>231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607.38" calcext:value-type="float">
            <text:p>545,6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10587.72" calcext:value-type="float">
            <text:p>6,510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85220.18" calcext:value-type="float">
            <text:p>6,385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Garbage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01786.7" calcext:value-type="float">
            <text:p>6,801,7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516.4" calcext:value-type="float">
            <text:p>36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51360.9" calcext:value-type="float">
            <text:p>3,551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7658.71" calcext:value-type="float">
            <text:p>(1,337,6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0110.52" calcext:value-type="float">
            <text:p>240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5150.74" calcext:value-type="float">
            <text:p>1,225,1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63447.03" calcext:value-type="float">
            <text:p>7,763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20183.36" calcext:value-type="float">
            <text:p>9,520,1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52459.76" calcext:value-type="float">
            <text:p>(3,052,4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8464418.22" calcext:value-type="float">
            <text:p>(258,464,4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Green Bin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1851.23" calcext:value-type="float">
            <text:p>841,8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19.81" calcext:value-type="float">
            <text:p>33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10115.96" calcext:value-type="float">
            <text:p>4,610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7572.39" calcext:value-type="float">
            <text:p>457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7035.03" calcext:value-type="float">
            <text:p>637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84776.35" calcext:value-type="float">
            <text:p>12,884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05076.94" calcext:value-type="float">
            <text:p>5,605,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Leaf &amp; Yard Waste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0009.61" calcext:value-type="float">
            <text:p>580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01.51" calcext:value-type="float">
            <text:p>17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4986.6" calcext:value-type="float">
            <text:p>2,254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965.74" calcext:value-type="float">
            <text:p>203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8605.73" calcext:value-type="float">
            <text:p>438,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67394.99" calcext:value-type="float">
            <text:p>5,967,3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8041.05" calcext:value-type="float">
            <text:p>4,228,0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361.69" calcext:value-type="float">
            <text:p>(34,3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0028.97" calcext:value-type="float">
            <text:p>(220,0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13.71" calcext:value-type="float">
            <text:p>35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2.69" calcext:value-type="float">
            <text:p>4,9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032.64" calcext:value-type="float">
            <text:p>372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67.2" calcext:value-type="float">
            <text:p>41,5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553.74" calcext:value-type="float">
            <text:p>26,5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6559.75" calcext:value-type="float">
            <text:p>1,256,5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729.74" calcext:value-type="float">
            <text:p>50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Recyclables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60419.2" calcext:value-type="float">
            <text:p>5,860,4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291.25" calcext:value-type="float">
            <text:p>33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8680.32" calcext:value-type="float">
            <text:p>3,368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003.68" calcext:value-type="float">
            <text:p>(38,0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8239.36" calcext:value-type="float">
            <text:p>238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3269.87" calcext:value-type="float">
            <text:p>1,103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121600" calcext:value-type="float">
            <text:p>(11,121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53294.07" calcext:value-type="float">
            <text:p>7,153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2568.48" calcext:value-type="float">
            <text:p>10,972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Solid Waste Education &amp; Enforcement</text:p>
          </table:table-cell>
          <table:table-cell table:style-name="ce13" office:value-type="string" calcext:value-type="string">
            <text:p>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920.8" calcext:value-type="float">
            <text:p>130,9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76.15" calcext:value-type="float">
            <text:p>21,9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910.05" calcext:value-type="float">
            <text:p>219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3823.43" calcext:value-type="float">
            <text:p>363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283.58" calcext:value-type="float">
            <text:p>100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505.1" calcext:value-type="float">
            <text:p>122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3" office:value-type="string" calcext:value-type="string">
            <text:p>Environment Day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68.01" calcext:value-type="float">
            <text:p>18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14.58" calcext:value-type="float">
            <text:p>12,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557.54" calcext:value-type="float">
            <text:p>23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59.39" calcext:value-type="float">
            <text:p>34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56.43" calcext:value-type="float">
            <text:p>16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0299.39" calcext:value-type="float">
            <text:p>620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808.05" calcext:value-type="float">
            <text:p>63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3" office:value-type="string" calcext:value-type="string">
            <text:p>Promotion &amp;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3363.95" calcext:value-type="float">
            <text:p>263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5.23" calcext:value-type="float">
            <text:p>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3057.62" calcext:value-type="float">
            <text:p>483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1.55" calcext:value-type="float">
            <text:p>3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918.78" calcext:value-type="float">
            <text:p>198,9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472.5" calcext:value-type="float">
            <text:p>148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1936.26" calcext:value-type="float">
            <text:p>3,391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Durable Goods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175.12" calcext:value-type="float">
            <text:p>114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2.98" calcext:value-type="float">
            <text:p>4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736.18" calcext:value-type="float">
            <text:p>191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783.8" calcext:value-type="float">
            <text:p>72,7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236.47" calcext:value-type="float">
            <text:p>86,2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4591.38" calcext:value-type="float">
            <text:p>1,104,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5627.47" calcext:value-type="float">
            <text:p>815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2436.83" calcext:value-type="float">
            <text:p>(722,4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Garbage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2623.29" calcext:value-type="float">
            <text:p>1,172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356.35" calcext:value-type="float">
            <text:p>62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56550.17" calcext:value-type="float">
            <text:p>2,456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30254.38" calcext:value-type="float">
            <text:p>(2,030,2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6606.29" calcext:value-type="float">
            <text:p>1,456,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75975.45" calcext:value-type="float">
            <text:p>2,175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28.71" calcext:value-type="float">
            <text:p>(6,7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26219.56" calcext:value-type="float">
            <text:p>9,626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044408.74" calcext:value-type="float">
            <text:p>12,044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5500" calcext:value-type="float">
            <text:p>(465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49499.92" calcext:value-type="float">
            <text:p>(8,4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Green Bin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4962.71" calcext:value-type="float">
            <text:p>1,574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81.99" calcext:value-type="float">
            <text:p>24,8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4715.4" calcext:value-type="float">
            <text:p>1,944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8325.12" calcext:value-type="float">
            <text:p>308,3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601.83" calcext:value-type="float">
            <text:p>1,400,6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15962.7" calcext:value-type="float">
            <text:p>3,215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37673.44" calcext:value-type="float">
            <text:p>20,637,6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500" calcext:value-type="float">
            <text:p>(12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Leaf &amp; Yard Waste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7701.44" calcext:value-type="float">
            <text:p>587,7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153.61" calcext:value-type="float">
            <text:p>21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7523.78" calcext:value-type="float">
            <text:p>1,307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472.97" calcext:value-type="float">
            <text:p>(100,4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4047.59" calcext:value-type="float">
            <text:p>354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7816.12" calcext:value-type="float">
            <text:p>697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41.01" calcext:value-type="float">
            <text:p>(1,4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80056.21" calcext:value-type="float">
            <text:p>3,480,0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74125.68" calcext:value-type="float">
            <text:p>4,974,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5500" calcext:value-type="float">
            <text:p>(85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3371.51" calcext:value-type="float">
            <text:p>(313,3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680.19" calcext:value-type="float">
            <text:p>182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70.83" calcext:value-type="float">
            <text:p>10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581.91" calcext:value-type="float">
            <text:p>172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301.21" calcext:value-type="float">
            <text:p>39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978.35" calcext:value-type="float">
            <text:p>137,9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6621.07" calcext:value-type="float">
            <text:p>(1,006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8380.07" calcext:value-type="float">
            <text:p>1,478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5323.76" calcext:value-type="float">
            <text:p>1,605,3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2187.02" calcext:value-type="float">
            <text:p>(462,1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" calcext:value-type="float">
            <text:p>(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Resales of Recyclables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1111.4" calcext:value-type="float">
            <text:p>1,641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36.9" calcext:value-type="float">
            <text:p>28,5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11279.49" calcext:value-type="float">
            <text:p>3,611,2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019.53" calcext:value-type="float">
            <text:p>(103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8522.36" calcext:value-type="float">
            <text:p>708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42412" calcext:value-type="float">
            <text:p>1,842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79011.81" calcext:value-type="float">
            <text:p>(9,879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313995.65" calcext:value-type="float">
            <text:p>7,313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87066.13" calcext:value-type="float">
            <text:p>29,787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061796.91" calcext:value-type="float">
            <text:p>(23,061,7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9500" calcext:value-type="float">
            <text:p>(199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lid Waste Management Services</text:p>
          </table:table-cell>
          <table:table-cell table:style-name="ce4" office:value-type="string" calcext:value-type="string">
            <text:p>SW-Solid Waste Processing &amp; Transport</text:p>
          </table:table-cell>
          <table:table-cell table:style-name="ce14" office:value-type="string" calcext:value-type="string">
            <text:p>Resales of Recyclables (P&amp;T)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11859" calcext:value-type="float">
            <text:p>(311,859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heatres</text:p>
          </table:table-cell>
          <table:table-cell table:style-name="ce2" office:value-type="string" calcext:value-type="string">
            <text:p>Theatrical &amp; Other Cultural Events</text:p>
          </table:table-cell>
          <table:table-cell table:style-name="ce11" office:value-type="string" calcext:value-type="string">
            <text:p>Theatrical &amp; Other Cultural Eve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062340.04" calcext:value-type="float">
            <text:p>(2,062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2151" calcext:value-type="float">
            <text:p>952,1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8104.31" calcext:value-type="float">
            <text:p>1,708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6163" calcext:value-type="float">
            <text:p>436,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2922.08" calcext:value-type="float">
            <text:p>2,032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5489" calcext:value-type="float">
            <text:p>935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52573.52" calcext:value-type="float">
            <text:p>10,652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06268" calcext:value-type="float">
            <text:p>6,606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88390" calcext:value-type="float">
            <text:p>(3,088,39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heatres</text:p>
          </table:table-cell>
          <table:table-cell table:style-name="ce4" office:value-type="string" calcext:value-type="string">
            <text:p>Theatrical &amp; Other Cultural Events</text:p>
          </table:table-cell>
          <table:table-cell table:style-name="ce14" office:value-type="string" calcext:value-type="string">
            <text:p>Theatrical &amp; Other Cultural Eve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827713" calcext:value-type="float">
            <text:p>(12,827,713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&amp; Region Conservation Authority</text:p>
          </table:table-cell>
          <table:table-cell table:style-name="ce11" office:value-type="string" calcext:value-type="string">
            <text:p>Toronto &amp; Region Conservation Authorit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598000" calcext:value-type="float">
            <text:p>(4,598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2000" calcext:value-type="float">
            <text:p>1,25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11000" calcext:value-type="float">
            <text:p>4,211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5000" calcext:value-type="float">
            <text:p>(1,835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520000" calcext:value-type="float">
            <text:p>32,5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6000" calcext:value-type="float">
            <text:p>1,936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31000" calcext:value-type="float">
            <text:p>(5,231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&amp; Region Conservation Authority</text:p>
          </table:table-cell>
          <table:table-cell table:style-name="ce14" office:value-type="string" calcext:value-type="string">
            <text:p>Toronto &amp; Region Conservation Authority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4799000" calcext:value-type="float">
            <text:p>(24,799,0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Atmospheric Fund</text:p>
          </table:table-cell>
          <table:table-cell table:style-name="ce11" office:value-type="string" calcext:value-type="string">
            <text:p>Toronto Atmospheric Fund</text:p>
          </table:table-cell>
          <table:table-cell table:style-name="ce2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0000" calcext:value-type="float">
            <text:p>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3000" calcext:value-type="float">
            <text:p>953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2000" calcext:value-type="float">
            <text:p>1,10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25000" calcext:value-type="float">
            <text:p>(1,925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Atmospheric Fund</text:p>
          </table:table-cell>
          <table:table-cell table:style-name="ce14" office:value-type="string" calcext:value-type="string">
            <text:p>Toronto Atmospheric Fund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50000" calcext:value-type="float">
            <text:p>(650,0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Building</text:p>
          </table:table-cell>
          <table:table-cell table:style-name="ce2" office:value-type="string" calcext:value-type="string">
            <text:p>BL-Building Compliance</text:p>
          </table:table-cell>
          <table:table-cell table:style-name="ce11" office:value-type="string" calcext:value-type="string">
            <text:p>Building Inspections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205806.76" calcext:value-type="float">
            <text:p>1,205,8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724.39" calcext:value-type="float">
            <text:p>104,7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8817.11" calcext:value-type="float">
            <text:p>238,8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7203.34" calcext:value-type="float">
            <text:p>(337,2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233082.43" calcext:value-type="float">
            <text:p>(21,233,0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049.57" calcext:value-type="float">
            <text:p>74,0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648.1" calcext:value-type="float">
            <text:p>101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35867.11" calcext:value-type="float">
            <text:p>16,435,8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9230.2" calcext:value-type="float">
            <text:p>439,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00.06" calcext:value-type="float">
            <text:p>(1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721.17" calcext:value-type="float">
            <text:p>(162,7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94567.12" calcext:value-type="float">
            <text:p>(594,5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3" office:value-type="string" calcext:value-type="string">
            <text:p>Building Investig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464.94" calcext:value-type="float">
            <text:p>244,4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131.14" calcext:value-type="float">
            <text:p>21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355.83" calcext:value-type="float">
            <text:p>48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364.51" calcext:value-type="float">
            <text:p>(68,3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304788.24" calcext:value-type="float">
            <text:p>(4,304,7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12.92" calcext:value-type="float">
            <text:p>15,0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08.12" calcext:value-type="float">
            <text:p>20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4943.13" calcext:value-type="float">
            <text:p>3,144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9461.41" calcext:value-type="float">
            <text:p>89,4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60" calcext:value-type="float">
            <text:p>(2,9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921.48" calcext:value-type="float">
            <text:p>(27,9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0542.37" calcext:value-type="float">
            <text:p>(120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3" office:value-type="string" calcext:value-type="string">
            <text:p>Sign Tax Billing &amp; Colle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428.64" calcext:value-type="float">
            <text:p>26,4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84.02" calcext:value-type="float">
            <text:p>2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45.07" calcext:value-type="float">
            <text:p>5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90.76" calcext:value-type="float">
            <text:p>(7,3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5381.57" calcext:value-type="float">
            <text:p>(465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3.12" calcext:value-type="float">
            <text:p>1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7.9" calcext:value-type="float">
            <text:p>2,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440.52" calcext:value-type="float">
            <text:p>284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71.38" calcext:value-type="float">
            <text:p>9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0" calcext:value-type="float">
            <text:p>(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83.75" calcext:value-type="float">
            <text:p>(2,3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31.61" calcext:value-type="float">
            <text:p>(13,0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9" office:value-type="string" calcext:value-type="string">
            <text:p>BL-Building Permission &amp; Information</text:p>
          </table:table-cell>
          <table:table-cell table:style-name="ce13" office:value-type="string" calcext:value-type="string">
            <text:p>Building Inform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3393.82" calcext:value-type="float">
            <text:p>363,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10.27" calcext:value-type="float">
            <text:p>31,4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115.88" calcext:value-type="float">
            <text:p>72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622.92" calcext:value-type="float">
            <text:p>(101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99011.82" calcext:value-type="float">
            <text:p>(6,399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316.24" calcext:value-type="float">
            <text:p>22,3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633.66" calcext:value-type="float">
            <text:p>30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1420.75" calcext:value-type="float">
            <text:p>1,881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984.55" calcext:value-type="float">
            <text:p>132,9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00" calcext:value-type="float">
            <text:p>(4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452.87" calcext:value-type="float">
            <text:p>(49,4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184.6" calcext:value-type="float">
            <text:p>(179,1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3" office:value-type="string" calcext:value-type="string">
            <text:p>Building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2681.7" calcext:value-type="float">
            <text:p>1,182,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225.65" calcext:value-type="float">
            <text:p>102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705.87" calcext:value-type="float">
            <text:p>234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0736.43" calcext:value-type="float">
            <text:p>(330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825871.38" calcext:value-type="float">
            <text:p>(20,825,8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628.81" calcext:value-type="float">
            <text:p>72,6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698.68" calcext:value-type="float">
            <text:p>99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00715.31" calcext:value-type="float">
            <text:p>18,600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2800.9" calcext:value-type="float">
            <text:p>432,8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20" calcext:value-type="float">
            <text:p>(14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3682.26" calcext:value-type="float">
            <text:p>(153,6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3164.46" calcext:value-type="float">
            <text:p>(583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3" office:value-type="string" calcext:value-type="string">
            <text:p>Preliminary Review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0804.31" calcext:value-type="float">
            <text:p>280,8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271.47" calcext:value-type="float">
            <text:p>24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725.16" calcext:value-type="float">
            <text:p>55,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526.8" calcext:value-type="float">
            <text:p>(78,5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44689.54" calcext:value-type="float">
            <text:p>(4,944,6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45.21" calcext:value-type="float">
            <text:p>17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71.5" calcext:value-type="float">
            <text:p>23,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65081.74" calcext:value-type="float">
            <text:p>4,165,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763.22" calcext:value-type="float">
            <text:p>102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00.06" calcext:value-type="float">
            <text:p>(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102.76" calcext:value-type="float">
            <text:p>(38,103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Building</text:p>
          </table:table-cell>
          <table:table-cell table:style-name="ce4" office:value-type="string" calcext:value-type="string">
            <text:p>BL-Building Permission &amp; Information</text:p>
          </table:table-cell>
          <table:table-cell table:style-name="ce14" office:value-type="string" calcext:value-type="string">
            <text:p>Preliminary Review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38460.84" calcext:value-type="float">
            <text:p>(138,46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Employment &amp; Social Services</text:p>
          </table:table-cell>
          <table:table-cell table:style-name="ce2" office:value-type="string" calcext:value-type="string">
            <text:p>SS-Employment Services</text:p>
          </table:table-cell>
          <table:table-cell table:style-name="ce11" office:value-type="string" calcext:value-type="string">
            <text:p>Develop and implement integrated employment strategies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7010.45" calcext:value-type="float">
            <text:p>47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.91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43.8" calcext:value-type="float">
            <text:p>33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21.63" calcext:value-type="float">
            <text:p>(5,4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641.71" calcext:value-type="float">
            <text:p>86,6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3400.16" calcext:value-type="float">
            <text:p>(2,52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3983.72" calcext:value-type="float">
            <text:p>2,933,9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641998.13" calcext:value-type="float">
            <text:p>(641,9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3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49250" calcext:value-type="float">
            <text:p>(1,349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648.87" calcext:value-type="float">
            <text:p>130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462.61" calcext:value-type="float">
            <text:p>139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4699.45" calcext:value-type="float">
            <text:p>374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382.09" calcext:value-type="float">
            <text:p>(60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0019.6" calcext:value-type="float">
            <text:p>330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00000" calcext:value-type="float">
            <text:p>10,2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375792.07" calcext:value-type="float">
            <text:p>(48,375,7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45358.09" calcext:value-type="float">
            <text:p>32,345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00516.21" calcext:value-type="float">
            <text:p>25,600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9" office:value-type="string" calcext:value-type="string">
            <text:p>SS-Financial Supports</text:p>
          </table:table-cell>
          <table:table-cell table:style-name="ce13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224030.69" calcext:value-type="float">
            <text:p>(13,224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66573.71" calcext:value-type="float">
            <text:p>6,966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811.72" calcext:value-type="float">
            <text:p>67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26609.38" calcext:value-type="float">
            <text:p>22,226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34.93" calcext:value-type="float">
            <text:p>(50,0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59966.9" calcext:value-type="float">
            <text:p>13,259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6226895.38" calcext:value-type="float">
            <text:p>776,226,8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99500" calcext:value-type="float">
            <text:p>(6,79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4777884.95" calcext:value-type="float">
            <text:p>(784,777,8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919681.09" calcext:value-type="float">
            <text:p>26,919,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285716.43" calcext:value-type="float">
            <text:p>62,285,7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800000" calcext:value-type="float">
            <text:p>(17,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9" office:value-type="string" calcext:value-type="string">
            <text:p>SS-Integrated Case Management and Service Planning</text:p>
          </table:table-cell>
          <table:table-cell table:style-name="ce13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6875" calcext:value-type="float">
            <text:p>(266,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8659.24" calcext:value-type="float">
            <text:p>378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6787.83" calcext:value-type="float">
            <text:p>286,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7818.23" calcext:value-type="float">
            <text:p>667,8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7617.61" calcext:value-type="float">
            <text:p>(107,6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5632.93" calcext:value-type="float">
            <text:p>625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861425.09" calcext:value-type="float">
            <text:p>(26,861,4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474617.06" calcext:value-type="float">
            <text:p>57,474,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22515224.54" calcext:value-type="float">
            <text:p>(22,515,2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3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2875" calcext:value-type="float">
            <text:p>(392,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305.18" calcext:value-type="float">
            <text:p>305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2389.97" calcext:value-type="float">
            <text:p>382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2288.6" calcext:value-type="float">
            <text:p>812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898.74" calcext:value-type="float">
            <text:p>(130,8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1456.77" calcext:value-type="float">
            <text:p>471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098260.41" calcext:value-type="float">
            <text:p>(54,098,2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082260.75" calcext:value-type="float">
            <text:p>68,082,26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Employment &amp; Social Services</text:p>
          </table:table-cell>
          <table:table-cell table:style-name="ce4" office:value-type="string" calcext:value-type="string">
            <text:p>SS-Integrated Case Management and Service Planning</text:p>
          </table:table-cell>
          <table:table-cell table:style-name="ce14" office:value-type="string" calcext:value-type="string">
            <text:p>Provide Individualized Employment Service Planning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6747571.51" calcext:value-type="float">
            <text:p>26,747,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amedic Services</text:p>
          </table:table-cell>
          <table:table-cell table:style-name="ce2" office:value-type="string" calcext:value-type="string">
            <text:p>AM-Community Paramedicine &amp; Emergency Call Mitigation</text:p>
          </table:table-cell>
          <table:table-cell table:style-name="ce11" office:value-type="string" calcext:value-type="string">
            <text:p>Citizen First Response Education</text:p>
          </table:table-cell>
          <table:table-cell table:style-name="ce2" office:value-type="string" calcext:value-type="string">
            <text:p>Contribution To Capital</text:p>
          </table:table-cell>
          <table:table-cell table:style-name="ce11" office:value-type="string" calcext:value-type="string">
            <text:p>505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536" calcext:value-type="float">
            <text:p>4,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53.89" calcext:value-type="float">
            <text:p>25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453.24" calcext:value-type="float">
            <text:p>12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998.54" calcext:value-type="float">
            <text:p>106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6244.38" calcext:value-type="float">
            <text:p>(416,2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046.89" calcext:value-type="float">
            <text:p>214,0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5546.88" calcext:value-type="float">
            <text:p>(605,5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0155.49" calcext:value-type="float">
            <text:p>1,170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6220.35" calcext:value-type="float">
            <text:p>486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5.01" calcext:value-type="float">
            <text:p>(1,0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0" calcext:value-type="float">
            <text:p>(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0953.22" calcext:value-type="float">
            <text:p>(470,9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3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04.98" calcext:value-type="float">
            <text:p>70,1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72.28" calcext:value-type="float">
            <text:p>54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621.01" calcext:value-type="float">
            <text:p>42,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0.21" calcext:value-type="float">
            <text:p>(5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173.94" calcext:value-type="float">
            <text:p>27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542.25" calcext:value-type="float">
            <text:p>(1,000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4836.84" calcext:value-type="float">
            <text:p>884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668.79" calcext:value-type="float">
            <text:p>222,6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97.06" calcext:value-type="float">
            <text:p>(3,3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5" calcext:value-type="float">
            <text:p>(2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.28" calcext:value-type="float">
            <text:p>(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3" office:value-type="string" calcext:value-type="string">
            <text:p>Critical Care Transport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608" calcext:value-type="float">
            <text:p>13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327.77" calcext:value-type="float">
            <text:p>100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65.69" calcext:value-type="float">
            <text:p>10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043.77" calcext:value-type="float">
            <text:p>203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61.62" calcext:value-type="float">
            <text:p>(3,9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694.33" calcext:value-type="float">
            <text:p>193,6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.62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6808.86" calcext:value-type="float">
            <text:p>(3,506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34153.35" calcext:value-type="float">
            <text:p>3,134,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144.83" calcext:value-type="float">
            <text:p>85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42.78" calcext:value-type="float">
            <text:p>(6,3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50" calcext:value-type="float">
            <text:p>(1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64.92" calcext:value-type="float">
            <text:p>(6,0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3" office:value-type="string" calcext:value-type="string">
            <text:p>Pre-Hospital Emergency Car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228" calcext:value-type="float">
            <text:p>690,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38652.57" calcext:value-type="float">
            <text:p>5,238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6263.67" calcext:value-type="float">
            <text:p>616,2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35966.46" calcext:value-type="float">
            <text:p>6,935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1790.63" calcext:value-type="float">
            <text:p>(471,7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9730.32" calcext:value-type="float">
            <text:p>5,459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51.01" calcext:value-type="float">
            <text:p>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6333216.49" calcext:value-type="float">
            <text:p>(86,333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648378.39" calcext:value-type="float">
            <text:p>134,648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16874.34" calcext:value-type="float">
            <text:p>6,416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7063.29" calcext:value-type="float">
            <text:p>(567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550" calcext:value-type="float">
            <text:p>(71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7425.35" calcext:value-type="float">
            <text:p>(267,4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9" office:value-type="string" calcext:value-type="string">
            <text:p>Blocked AM-City Emergency &amp; Major Event Mass Casualty Care</text:p>
          </table:table-cell>
          <table:table-cell table:style-name="ce13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9503" calcext:value-type="float">
            <text:p>(409,5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24" calcext:value-type="float">
            <text:p>3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3601.36" calcext:value-type="float">
            <text:p>393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81.16" calcext:value-type="float">
            <text:p>52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3833.3" calcext:value-type="float">
            <text:p>233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0.68" calcext:value-type="float">
            <text:p>(1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5394.4" calcext:value-type="float">
            <text:p>205,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9.37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4278.08" calcext:value-type="float">
            <text:p>(1,004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6657.89" calcext:value-type="float">
            <text:p>3,426,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665.51" calcext:value-type="float">
            <text:p>154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64331.61" calcext:value-type="float">
            <text:p>(1,764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5" calcext:value-type="float">
            <text:p>(6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0092.3" calcext:value-type="float">
            <text:p>(390,0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1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848" calcext:value-type="float">
            <text:p>43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891.92" calcext:value-type="float">
            <text:p>137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7173.17" calcext:value-type="float">
            <text:p>267,1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3843.07" calcext:value-type="float">
            <text:p>1,913,8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6752.32" calcext:value-type="float">
            <text:p>366,7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097072.22" calcext:value-type="float">
            <text:p>(26,097,0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21783.37" calcext:value-type="float">
            <text:p>21,321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9984.57" calcext:value-type="float">
            <text:p>2,509,9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52.07" calcext:value-type="float">
            <text:p>(2,3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90.9" calcext:value-type="float">
            <text:p>(7,09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king Authority</text:p>
          </table:table-cell>
          <table:table-cell table:style-name="ce2" office:value-type="string" calcext:value-type="string">
            <text:p>Bike Share</text:p>
          </table:table-cell>
          <table:table-cell table:style-name="ce11" office:value-type="string" calcext:value-type="string">
            <text:p>Bike Shar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770000.04" calcext:value-type="float">
            <text:p>(7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12" office:value-type="string" calcext:value-type="string">
            <text:p>Bike Sh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3100.04" calcext:value-type="float">
            <text:p>913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12" office:value-type="string" calcext:value-type="string">
            <text:p>Bike Sh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100.04" calcext:value-type="float">
            <text:p>(55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12" office:value-type="string" calcext:value-type="string">
            <text:p>Bike Sh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999.96" calcext:value-type="float">
            <text:p>(8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9" office:value-type="string" calcext:value-type="string">
            <text:p>Off-Street Parking</text:p>
          </table:table-cell>
          <table:table-cell table:style-name="ce13" office:value-type="string" calcext:value-type="string">
            <text:p>Off-Street Par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58812" calcext:value-type="float">
            <text:p>4,858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22074.04" calcext:value-type="float">
            <text:p>3,822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651150" calcext:value-type="float">
            <text:p>36,651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80667.04" calcext:value-type="float">
            <text:p>20,680,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05289" calcext:value-type="float">
            <text:p>18,905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25503" calcext:value-type="float">
            <text:p>(4,525,5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0392488.96" calcext:value-type="float">
            <text:p>(80,392,4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9" office:value-type="string" calcext:value-type="string">
            <text:p>On-Street Parking</text:p>
          </table:table-cell>
          <table:table-cell table:style-name="ce13" office:value-type="string" calcext:value-type="string">
            <text:p>On-Street Par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11239.04" calcext:value-type="float">
            <text:p>2,511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81798.04" calcext:value-type="float">
            <text:p>5,381,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719174" calcext:value-type="float">
            <text:p>34,719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8160.92" calcext:value-type="float">
            <text:p>2,598,1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7976.04" calcext:value-type="float">
            <text:p>3,187,97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arking Authority</text:p>
          </table:table-cell>
          <table:table-cell table:style-name="ce4" office:value-type="string" calcext:value-type="string">
            <text:p>On-Street Parking</text:p>
          </table:table-cell>
          <table:table-cell table:style-name="ce14" office:value-type="string" calcext:value-type="string">
            <text:p>On-Street Parking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8398348.04" calcext:value-type="float">
            <text:p>(48,398,348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Police Service</text:p>
          </table:table-cell>
          <table:table-cell table:style-name="ce11" office:value-type="string" calcext:value-type="string">
            <text:p>Toronto Police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2534000" calcext:value-type="float">
            <text:p>(22,534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97488.53" calcext:value-type="float">
            <text:p>37,797,4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05399.96" calcext:value-type="float">
            <text:p>3,105,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18912.32" calcext:value-type="float">
            <text:p>20,218,91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956100" calcext:value-type="float">
            <text:p>(9,956,1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07599.96" calcext:value-type="float">
            <text:p>19,807,6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2245200.04" calcext:value-type="float">
            <text:p>(112,245,2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8821700.08" calcext:value-type="float">
            <text:p>1,028,821,7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565887.6" calcext:value-type="float">
            <text:p>62,565,88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0000" calcext:value-type="float">
            <text:p>(900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Police Service</text:p>
          </table:table-cell>
          <table:table-cell table:style-name="ce14" office:value-type="string" calcext:value-type="string">
            <text:p>Toronto Police Servic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7018799.96" calcext:value-type="float">
            <text:p>(47,018,8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olice Services Board</text:p>
          </table:table-cell>
          <table:table-cell table:style-name="ce2" office:value-type="string" calcext:value-type="string">
            <text:p>Toronto Police Service Governance &amp; Oversight</text:p>
          </table:table-cell>
          <table:table-cell table:style-name="ce11" office:value-type="string" calcext:value-type="string">
            <text:p>Toronto Police Service Governance &amp; Oversigh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750000" calcext:value-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599.96" calcext:value-type="float">
            <text:p>61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5400.08" calcext:value-type="float">
            <text:p>645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99.96" calcext:value-type="float">
            <text:p>7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9199.92" calcext:value-type="float">
            <text:p>969,2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olice Services Board</text:p>
          </table:table-cell>
          <table:table-cell table:style-name="ce4" office:value-type="string" calcext:value-type="string">
            <text:p>Toronto Police Service Governance &amp; Oversight</text:p>
          </table:table-cell>
          <table:table-cell table:style-name="ce14" office:value-type="string" calcext:value-type="string">
            <text:p>Toronto Police Service Governance &amp; Oversight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83300.04" calcext:value-type="float">
            <text:p>883,3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ublic Health</text:p>
          </table:table-cell>
          <table:table-cell table:style-name="ce2" office:value-type="string" calcext:value-type="string">
            <text:p>Chronic Diseases &amp; Injuries</text:p>
          </table:table-cell>
          <table:table-cell table:style-name="ce11" office:value-type="string" calcext:value-type="string">
            <text:p>Chronic Diseases &amp; Injurie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52467.43" calcext:value-type="float">
            <text:p>(52,4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2878.52" calcext:value-type="float">
            <text:p>252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336.08" calcext:value-type="float">
            <text:p>579,3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2161.39" calcext:value-type="float">
            <text:p>(232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98861.37" calcext:value-type="float">
            <text:p>2,498,8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5441.63" calcext:value-type="float">
            <text:p>465,4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6304.94" calcext:value-type="float">
            <text:p>2,876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33248.12" calcext:value-type="float">
            <text:p>(24,233,2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756612.34" calcext:value-type="float">
            <text:p>24,756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80920.32" calcext:value-type="float">
            <text:p>3,480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418.4" calcext:value-type="float">
            <text:p>(7,4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2864.62" calcext:value-type="float">
            <text:p>(812,8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Emergency Preparedness</text:p>
          </table:table-cell>
          <table:table-cell table:style-name="ce13" office:value-type="string" calcext:value-type="string">
            <text:p>Emergency Preparednes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79.05" calcext:value-type="float">
            <text:p>(6,2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50.41" calcext:value-type="float">
            <text:p>29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82.77" calcext:value-type="float">
            <text:p>10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634.71" calcext:value-type="float">
            <text:p>293,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03.16" calcext:value-type="float">
            <text:p>16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04207.5" calcext:value-type="float">
            <text:p>(2,304,2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39275.76" calcext:value-type="float">
            <text:p>2,639,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666.35" calcext:value-type="float">
            <text:p>185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87.81" calcext:value-type="float">
            <text:p>(10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127.99" calcext:value-type="float">
            <text:p>(68,1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909.48" calcext:value-type="float">
            <text:p>(20,9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13" office:value-type="string" calcext:value-type="string">
            <text:p>Environmental Health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790.46" calcext:value-type="float">
            <text:p>(62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377.69" calcext:value-type="float">
            <text:p>193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453.39" calcext:value-type="float">
            <text:p>182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8036.42" calcext:value-type="float">
            <text:p>(128,0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00622.18" calcext:value-type="float">
            <text:p>2,000,6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630" calcext:value-type="float">
            <text:p>(10,6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906.28" calcext:value-type="float">
            <text:p>152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30736.33" calcext:value-type="float">
            <text:p>(17,030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502389.05" calcext:value-type="float">
            <text:p>19,502,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4016.25" calcext:value-type="float">
            <text:p>1,964,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511.67" calcext:value-type="float">
            <text:p>(103,5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7852.59" calcext:value-type="float">
            <text:p>(327,8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29619.68" calcext:value-type="float">
            <text:p>(929,6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Family Health</text:p>
          </table:table-cell>
          <table:table-cell table:style-name="ce13" office:value-type="string" calcext:value-type="string">
            <text:p>Family Health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5.8" calcext:value-type="float">
            <text:p>(1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6505.78" calcext:value-type="float">
            <text:p>416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8696.14" calcext:value-type="float">
            <text:p>288,6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95042.18" calcext:value-type="float">
            <text:p>5,995,0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41662.49" calcext:value-type="float">
            <text:p>(9,841,6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1759.35" calcext:value-type="float">
            <text:p>1,091,7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68276.94" calcext:value-type="float">
            <text:p>2,768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655505.86" calcext:value-type="float">
            <text:p>(71,655,5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710505.59" calcext:value-type="float">
            <text:p>63,710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91747.76" calcext:value-type="float">
            <text:p>24,891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4738.31" calcext:value-type="float">
            <text:p>(234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81764.8" calcext:value-type="float">
            <text:p>(881,7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Infectious Diseases</text:p>
          </table:table-cell>
          <table:table-cell table:style-name="ce13" office:value-type="string" calcext:value-type="string">
            <text:p>Infectious Diseas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488.19" calcext:value-type="float">
            <text:p>(51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6256.18" calcext:value-type="float">
            <text:p>446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3583.21" calcext:value-type="float">
            <text:p>343,5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31.34" calcext:value-type="float">
            <text:p>(3,7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25276.07" calcext:value-type="float">
            <text:p>4,425,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7287.69" calcext:value-type="float">
            <text:p>1,527,2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084727.07" calcext:value-type="float">
            <text:p>(48,084,7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206086.47" calcext:value-type="float">
            <text:p>49,206,0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79868.42" calcext:value-type="float">
            <text:p>7,979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1311.78" calcext:value-type="float">
            <text:p>(1,041,3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99361.67" calcext:value-type="float">
            <text:p>(1,199,3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217.22" calcext:value-type="float">
            <text:p>(71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13" office:value-type="string" calcext:value-type="string">
            <text:p>Public Health Found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752.06" calcext:value-type="float">
            <text:p>148,7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306.01" calcext:value-type="float">
            <text:p>116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500" calcext:value-type="float">
            <text:p>(2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6702.28" calcext:value-type="float">
            <text:p>1,676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9593.5" calcext:value-type="float">
            <text:p>(689,5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3515.61" calcext:value-type="float">
            <text:p>513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9171.12" calcext:value-type="float">
            <text:p>2,87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80788.01" calcext:value-type="float">
            <text:p>(16,280,7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870475.12" calcext:value-type="float">
            <text:p>21,870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88422.26" calcext:value-type="float">
            <text:p>1,588,4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1437.66" calcext:value-type="float">
            <text:p>(301,4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564.48" calcext:value-type="float">
            <text:p>(348,564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ublic Library</text:p>
          </table:table-cell>
          <table:table-cell table:style-name="ce2" office:value-type="string" calcext:value-type="string">
            <text:p>Library Collections Access &amp; Borrowing</text:p>
          </table:table-cell>
          <table:table-cell table:style-name="ce11" office:value-type="string" calcext:value-type="string">
            <text:p>Library Collections Access &amp; Borrowing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3476000" calcext:value-type="float">
            <text:p>(3,47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259" calcext:value-type="float">
            <text:p>171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970.72" calcext:value-type="float">
            <text:p>110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742" calcext:value-type="float">
            <text:p>6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28" calcext:value-type="float">
            <text:p>(3,6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01242.19" calcext:value-type="float">
            <text:p>13,301,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3120" calcext:value-type="float">
            <text:p>(1,033,1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037494" calcext:value-type="float">
            <text:p>55,037,4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1811" calcext:value-type="float">
            <text:p>2,851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4216" calcext:value-type="float">
            <text:p>(344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596" calcext:value-type="float">
            <text:p>(56,5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12902" calcext:value-type="float">
            <text:p>(912,9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1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3400" calcext:value-type="float">
            <text:p>(8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7698" calcext:value-type="float">
            <text:p>1,167,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6710.68" calcext:value-type="float">
            <text:p>756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0981" calcext:value-type="float">
            <text:p>490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002" calcext:value-type="float">
            <text:p>(16,0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11494.58" calcext:value-type="float">
            <text:p>12,511,4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57047" calcext:value-type="float">
            <text:p>(4,557,0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539416" calcext:value-type="float">
            <text:p>80,539,4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26314" calcext:value-type="float">
            <text:p>14,826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18322" calcext:value-type="float">
            <text:p>(1,518,3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9639" calcext:value-type="float">
            <text:p>(249,6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26019" calcext:value-type="float">
            <text:p>(4,026,0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1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043" calcext:value-type="float">
            <text:p>39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299.78" calcext:value-type="float">
            <text:p>25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76" calcext:value-type="float">
            <text:p>14,0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0" calcext:value-type="float">
            <text:p>(3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3563.14" calcext:value-type="float">
            <text:p>683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233" calcext:value-type="float">
            <text:p>(105,2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44871" calcext:value-type="float">
            <text:p>5,644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4321" calcext:value-type="float">
            <text:p>474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62" calcext:value-type="float">
            <text:p>(35,0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65" calcext:value-type="float">
            <text:p>(5,765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ublic Library</text:p>
          </table:table-cell>
          <table:table-cell table:style-name="ce4" office:value-type="string" calcext:value-type="string">
            <text:p>Library Partnerships, Outreach &amp; Cust. Engagement</text:p>
          </table:table-cell>
          <table:table-cell table:style-name="ce14" office:value-type="string" calcext:value-type="string">
            <text:p>Library Partnerships, Outreach &amp; Cust. Engag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2779" calcext:value-type="float">
            <text:p>(92,779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Transit Commission - Conventional</text:p>
          </table:table-cell>
          <table:table-cell table:style-name="ce2" office:value-type="string" calcext:value-type="string">
            <text:p>Toronto Transit Commission - Conventional Service</text:p>
          </table:table-cell>
          <table:table-cell table:style-name="ce11" office:value-type="string" calcext:value-type="string">
            <text:p>Toronto Transit Commission - Conventional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9897500" calcext:value-type="float">
            <text:p>(9,89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36000" calcext:value-type="float">
            <text:p>13,93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45400.41" calcext:value-type="float">
            <text:p>32,345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6400" calcext:value-type="float">
            <text:p>3,576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563899.39" calcext:value-type="float">
            <text:p>318,563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16000" calcext:value-type="float">
            <text:p>34,2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2667300.39" calcext:value-type="float">
            <text:p>1,212,667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515299.81" calcext:value-type="float">
            <text:p>78,515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4300" calcext:value-type="float">
            <text:p>(3,504,3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Conventional</text:p>
          </table:table-cell>
          <table:table-cell table:style-name="ce4" office:value-type="string" calcext:value-type="string">
            <text:p>Toronto Transit Commission - Conventional Service</text:p>
          </table:table-cell>
          <table:table-cell table:style-name="ce14" office:value-type="string" calcext:value-type="string">
            <text:p>Toronto Transit Commission - Conventional Servic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06687700" calcext:value-type="float">
            <text:p>(1,206,687,7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Transit Commission - Wheel Trans</text:p>
          </table:table-cell>
          <table:table-cell table:style-name="ce2" office:value-type="string" calcext:value-type="string">
            <text:p>Toronto Transit Commission - Wheel-Trans Service</text:p>
          </table:table-cell>
          <table:table-cell table:style-name="ce11" office:value-type="string" calcext:value-type="string">
            <text:p>Toronto Transit Commission - Wheel-Trans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07100" calcext:value-type="float">
            <text:p>14,507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4800.03" calcext:value-type="float">
            <text:p>68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20300" calcext:value-type="float">
            <text:p>57,920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00899.97" calcext:value-type="float">
            <text:p>42,200,9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Wheel Trans</text:p>
          </table:table-cell>
          <table:table-cell table:style-name="ce4" office:value-type="string" calcext:value-type="string">
            <text:p>Toronto Transit Commission - Wheel-Trans Service</text:p>
          </table:table-cell>
          <table:table-cell table:style-name="ce14" office:value-type="string" calcext:value-type="string">
            <text:p>Toronto Transit Commission - Wheel-Trans Servic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214300" calcext:value-type="float">
            <text:p>(6,214,3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Water</text:p>
          </table:table-cell>
          <table:table-cell table:style-name="ce2" office:value-type="string" calcext:value-type="string">
            <text:p>TW-Stormwater Management</text:p>
          </table:table-cell>
          <table:table-cell table:style-name="ce11" office:value-type="string" calcext:value-type="string">
            <text:p>TW-Stormwater Collect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-13189189.18" calcext:value-type="float">
            <text:p>(13,189,1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952.53" calcext:value-type="float">
            <text:p>77,9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43940.22" calcext:value-type="float">
            <text:p>3,543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5901.56" calcext:value-type="float">
            <text:p>435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350" calcext:value-type="float">
            <text:p>30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60774.81" calcext:value-type="float">
            <text:p>10,160,7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19205" calcext:value-type="float">
            <text:p>2,319,2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8945.88" calcext:value-type="float">
            <text:p>(1,028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8939.72" calcext:value-type="float">
            <text:p>(128,9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96955.21" calcext:value-type="float">
            <text:p>(1,396,9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3" office:value-type="string" calcext:value-type="string">
            <text:p>TW-Stormwater Treat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5000" calcext:value-type="float">
            <text:p>(19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0205682.8" calcext:value-type="float">
            <text:p>(10,205,6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831.42" calcext:value-type="float">
            <text:p>35,8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6687.45" calcext:value-type="float">
            <text:p>2,226,6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638.88" calcext:value-type="float">
            <text:p>336,6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98550.4" calcext:value-type="float">
            <text:p>4,598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8864.65" calcext:value-type="float">
            <text:p>3,578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871.83" calcext:value-type="float">
            <text:p>305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8415.37" calcext:value-type="float">
            <text:p>(558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006.77" calcext:value-type="float">
            <text:p>(73,0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482.8" calcext:value-type="float">
            <text:p>(100,4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9" office:value-type="string" calcext:value-type="string">
            <text:p>TW-Wastewater Collection &amp; Treatment</text:p>
          </table:table-cell>
          <table:table-cell table:style-name="ce13" office:value-type="string" calcext:value-type="string">
            <text:p>TW-Wastewater Colle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2701706.43" calcext:value-type="float">
            <text:p>472,701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373.48" calcext:value-type="float">
            <text:p>194,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56587.82" calcext:value-type="float">
            <text:p>13,856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76455.95" calcext:value-type="float">
            <text:p>2,276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200" calcext:value-type="float">
            <text:p>14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961173.52" calcext:value-type="float">
            <text:p>28,961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32754.1" calcext:value-type="float">
            <text:p>11,632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6948861.04" calcext:value-type="float">
            <text:p>(516,948,8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3558.04" calcext:value-type="float">
            <text:p>(493,5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00183.26" calcext:value-type="float">
            <text:p>(7,500,1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3" office:value-type="string" calcext:value-type="string">
            <text:p>TW-Wastewater Treat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19844126.26" calcext:value-type="float">
            <text:p>(119,844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78280.28" calcext:value-type="float">
            <text:p>1,278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468662.51" calcext:value-type="float">
            <text:p>14,468,6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00" calcext:value-type="float">
            <text:p>(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60805.5" calcext:value-type="float">
            <text:p>49,560,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29802.14" calcext:value-type="float">
            <text:p>7,929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14056.46" calcext:value-type="float">
            <text:p>54,514,0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383199.22" calcext:value-type="float">
            <text:p>27,383,1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114309.66" calcext:value-type="float">
            <text:p>(20,114,3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34915.89" calcext:value-type="float">
            <text:p>(534,9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28669.66" calcext:value-type="float">
            <text:p>(14,628,6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9" office:value-type="string" calcext:value-type="string">
            <text:p>TW-Water Treatment &amp; Supply</text:p>
          </table:table-cell>
          <table:table-cell table:style-name="ce13" office:value-type="string" calcext:value-type="string">
            <text:p>TW-Water Distrib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5500195.01" calcext:value-type="float">
            <text:p>395,500,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2325.75" calcext:value-type="float">
            <text:p>442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34222.99" calcext:value-type="float">
            <text:p>20,234,2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96673.54" calcext:value-type="float">
            <text:p>3,496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6950" calcext:value-type="float">
            <text:p>216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13270.47" calcext:value-type="float">
            <text:p>44,913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771855.97" calcext:value-type="float">
            <text:p>20,771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2538239.13" calcext:value-type="float">
            <text:p>(462,538,2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8377.24" calcext:value-type="float">
            <text:p>(1,058,3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991624.17" calcext:value-type="float">
            <text:p>(12,991,6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3" office:value-type="string" calcext:value-type="string">
            <text:p>Water Treat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57913062.78" calcext:value-type="float">
            <text:p>(57,913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614.52" calcext:value-type="float">
            <text:p>314,6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15784.34" calcext:value-type="float">
            <text:p>13,115,7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423914.53" calcext:value-type="float">
            <text:p>45,423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42513.32" calcext:value-type="float">
            <text:p>7,042,5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166285.5" calcext:value-type="float">
            <text:p>29,166,2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19719.25" calcext:value-type="float">
            <text:p>4,619,7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227771.22" calcext:value-type="float">
            <text:p>(37,227,7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8347.99" calcext:value-type="float">
            <text:p>(378,34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Water</text:p>
          </table:table-cell>
          <table:table-cell table:style-name="ce4" office:value-type="string" calcext:value-type="string">
            <text:p>TW-Water Treatment &amp; Supply</text:p>
          </table:table-cell>
          <table:table-cell table:style-name="ce14" office:value-type="string" calcext:value-type="string">
            <text:p>Water Treat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213445.54" calcext:value-type="float">
            <text:p>(3,213,44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Zoo</text:p>
          </table:table-cell>
          <table:table-cell table:style-name="ce2" office:value-type="string" calcext:value-type="string">
            <text:p>Zoo Conservation &amp; Science</text:p>
          </table:table-cell>
          <table:table-cell table:style-name="ce11" office:value-type="string" calcext:value-type="string">
            <text:p>Zoo Conservation &amp; Scien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0930.34" calcext:value-type="float">
            <text:p>10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449.2" calcext:value-type="float">
            <text:p>131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9364.09" calcext:value-type="float">
            <text:p>2,149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1499.96" calcext:value-type="float">
            <text:p>(1,01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56276.33" calcext:value-type="float">
            <text:p>13,256,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62799.49" calcext:value-type="float">
            <text:p>2,262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4062.91" calcext:value-type="float">
            <text:p>(74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9395.99" calcext:value-type="float">
            <text:p>(909,3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1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73.77" calcext:value-type="float">
            <text:p>1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27.13" calcext:value-type="float">
            <text:p>10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8527.43" calcext:value-type="float">
            <text:p>518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1491.54" calcext:value-type="float">
            <text:p>1,121,4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39799.69" calcext:value-type="float">
            <text:p>1,239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9.99" calcext:value-type="float">
            <text:p>(4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30160.58" calcext:value-type="float">
            <text:p>(3,130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9" office:value-type="string" calcext:value-type="string">
            <text:p>Zoo Visitor Services</text:p>
          </table:table-cell>
          <table:table-cell table:style-name="ce13" office:value-type="string" calcext:value-type="string">
            <text:p>Zoo Visitor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6000" calcext:value-type="float">
            <text:p>(38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7623.07" calcext:value-type="float">
            <text:p>1,027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522.96" calcext:value-type="float">
            <text:p>193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69647.88" calcext:value-type="float">
            <text:p>5,469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67001.91" calcext:value-type="float">
            <text:p>14,567,0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32932.96" calcext:value-type="float">
            <text:p>8,632,9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6687.12" calcext:value-type="float">
            <text:p>(646,6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1000" calcext:value-type="float">
            <text:p>(171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Zoo</text:p>
          </table:table-cell>
          <table:table-cell table:style-name="ce4" office:value-type="string" calcext:value-type="string">
            <text:p>Zoo Visitor Services</text:p>
          </table:table-cell>
          <table:table-cell table:style-name="ce14" office:value-type="string" calcext:value-type="string">
            <text:p>Zoo Visitor Service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2525846" calcext:value-type="float">
            <text:p>(32,525,84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nsportation Services</text:p>
          </table:table-cell>
          <table:table-cell table:style-name="ce2" office:value-type="string" calcext:value-type="string">
            <text:p>TP-Permits &amp; Applications</text:p>
          </table:table-cell>
          <table:table-cell table:style-name="ce11" office:value-type="string" calcext:value-type="string">
            <text:p>Construction Permi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623191.19" calcext:value-type="float">
            <text:p>(1,623,1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872.72" calcext:value-type="float">
            <text:p>32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65.57" calcext:value-type="float">
            <text:p>5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5871.4" calcext:value-type="float">
            <text:p>195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20397.96" calcext:value-type="float">
            <text:p>(5,020,3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617.91" calcext:value-type="float">
            <text:p>108,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449.57" calcext:value-type="float">
            <text:p>38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65097.94" calcext:value-type="float">
            <text:p>4,665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478.86" calcext:value-type="float">
            <text:p>95,4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589.38" calcext:value-type="float">
            <text:p>(38,5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138.6" calcext:value-type="float">
            <text:p>(15,1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88892.6" calcext:value-type="float">
            <text:p>(1,188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3" office:value-type="string" calcext:value-type="string">
            <text:p>Development Review Appl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3197.47" calcext:value-type="float">
            <text:p>(383,1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6.64" calcext:value-type="float">
            <text:p>1,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54.84" calcext:value-type="float">
            <text:p>7,9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454.79" calcext:value-type="float">
            <text:p>51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972.51" calcext:value-type="float">
            <text:p>115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06302.64" calcext:value-type="float">
            <text:p>2,806,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20.16" calcext:value-type="float">
            <text:p>61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719.95" calcext:value-type="float">
            <text:p>(103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68.94" calcext:value-type="float">
            <text:p>(8,1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50517.11" calcext:value-type="float">
            <text:p>(2,550,5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3" office:value-type="string" calcext:value-type="string">
            <text:p>Parking Permi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2976.19" calcext:value-type="float">
            <text:p>(892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89.8" calcext:value-type="float">
            <text:p>28,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992.85" calcext:value-type="float">
            <text:p>11,9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7262.81" calcext:value-type="float">
            <text:p>497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5869.45" calcext:value-type="float">
            <text:p>(585,8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000.83" calcext:value-type="float">
            <text:p>121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0939.52" calcext:value-type="float">
            <text:p>230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90891.43" calcext:value-type="float">
            <text:p>3,990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7242.25" calcext:value-type="float">
            <text:p>277,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233507.62" calcext:value-type="float">
            <text:p>1,233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68.94" calcext:value-type="float">
            <text:p>(8,1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677292.2" calcext:value-type="float">
            <text:p>(19,677,2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3" office:value-type="string" calcext:value-type="string">
            <text:p>Street Even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19853.12" calcext:value-type="float">
            <text:p>(1,219,8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48.28" calcext:value-type="float">
            <text:p>14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53.53" calcext:value-type="float">
            <text:p>6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3859.62" calcext:value-type="float">
            <text:p>153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9802.39" calcext:value-type="float">
            <text:p>(569,8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337.58" calcext:value-type="float">
            <text:p>112,3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66.25" calcext:value-type="float">
            <text:p>29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5539.97" calcext:value-type="float">
            <text:p>1,935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587.99" calcext:value-type="float">
            <text:p>188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94129.05" calcext:value-type="float">
            <text:p>94,1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92.16" calcext:value-type="float">
            <text:p>(10,4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6685.25" calcext:value-type="float">
            <text:p>(186,6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9" office:value-type="string" calcext:value-type="string">
            <text:p>TP-Road &amp; Sidewalk Management</text:p>
          </table:table-cell>
          <table:table-cell table:style-name="ce13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544.06" calcext:value-type="float">
            <text:p>(426,5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92.84" calcext:value-type="float">
            <text:p>7,7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547.32" calcext:value-type="float">
            <text:p>46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025.86" calcext:value-type="float">
            <text:p>93,0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69.53" calcext:value-type="float">
            <text:p>16,7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71504.24" calcext:value-type="float">
            <text:p>5,371,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539.12" calcext:value-type="float">
            <text:p>220,5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8819.47" calcext:value-type="float">
            <text:p>(758,8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8349.71" calcext:value-type="float">
            <text:p>(2,438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012.48" calcext:value-type="float">
            <text:p>(46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Patrols &amp; Investig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3299.1" calcext:value-type="float">
            <text:p>(383,2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773.12" calcext:value-type="float">
            <text:p>51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7.32" calcext:value-type="float">
            <text:p>5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238.21" calcext:value-type="float">
            <text:p>146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098.07" calcext:value-type="float">
            <text:p>104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46670.94" calcext:value-type="float">
            <text:p>5,746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539.02" calcext:value-type="float">
            <text:p>108,5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738.33" calcext:value-type="float">
            <text:p>(102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4811.23" calcext:value-type="float">
            <text:p>(464,8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88189.76" calcext:value-type="float">
            <text:p>(1,688,1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367.45" calcext:value-type="float">
            <text:p>35,3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806.88" calcext:value-type="float">
            <text:p>78,8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92.21" calcext:value-type="float">
            <text:p>25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496.45" calcext:value-type="float">
            <text:p>105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5943.64" calcext:value-type="float">
            <text:p>2,875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6127.31" calcext:value-type="float">
            <text:p>376,1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4281.58" calcext:value-type="float">
            <text:p>(124,2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4127.97" calcext:value-type="float">
            <text:p>(1,014,1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337.5" calcext:value-type="float">
            <text:p>(15,3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99322.23" calcext:value-type="float">
            <text:p>(8,299,3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12.28" calcext:value-type="float">
            <text:p>25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8743.25" calcext:value-type="float">
            <text:p>208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2680.4" calcext:value-type="float">
            <text:p>1,622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70.03" calcext:value-type="float">
            <text:p>140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0006.59" calcext:value-type="float">
            <text:p>390,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13353.82" calcext:value-type="float">
            <text:p>4,213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97371.17" calcext:value-type="float">
            <text:p>2,397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0281.59" calcext:value-type="float">
            <text:p>(280,2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178514.49" calcext:value-type="float">
            <text:p>(6,178,5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08714.9" calcext:value-type="float">
            <text:p>10,708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212.23" calcext:value-type="float">
            <text:p>84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82756.06" calcext:value-type="float">
            <text:p>6,582,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09700.09" calcext:value-type="float">
            <text:p>(8,70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5546.27" calcext:value-type="float">
            <text:p>3,115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58300.53" calcext:value-type="float">
            <text:p>32,958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430883.12" calcext:value-type="float">
            <text:p>67,430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984486.38" calcext:value-type="float">
            <text:p>(32,984,4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520495.05" calcext:value-type="float">
            <text:p>(19,520,4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648378.12" calcext:value-type="float">
            <text:p>(13,648,3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Winter Oper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1838.14" calcext:value-type="float">
            <text:p>(681,8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42322.46" calcext:value-type="float">
            <text:p>11,442,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452.34" calcext:value-type="float">
            <text:p>61,4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35276.6" calcext:value-type="float">
            <text:p>3,835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449" calcext:value-type="float">
            <text:p>(18,4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52394.41" calcext:value-type="float">
            <text:p>12,152,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63741.02" calcext:value-type="float">
            <text:p>11,363,7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212263.09" calcext:value-type="float">
            <text:p>60,212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8193.2" calcext:value-type="float">
            <text:p>(588,1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1785.36" calcext:value-type="float">
            <text:p>(161,7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943.85" calcext:value-type="float">
            <text:p>(87,9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9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658.43" calcext:value-type="float">
            <text:p>(84,6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1392.84" calcext:value-type="float">
            <text:p>1,401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5.14" calcext:value-type="float">
            <text:p>6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9715.09" calcext:value-type="float">
            <text:p>209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528344.25" calcext:value-type="float">
            <text:p>25,528,3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9912.48" calcext:value-type="float">
            <text:p>1,949,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39870.91" calcext:value-type="float">
            <text:p>23,739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11581.6" calcext:value-type="float">
            <text:p>(3,211,5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7381.82" calcext:value-type="float">
            <text:p>(1,087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658.43" calcext:value-type="float">
            <text:p>(84,6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348.32" calcext:value-type="float">
            <text:p>104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08.39" calcext:value-type="float">
            <text:p>25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4684.68" calcext:value-type="float">
            <text:p>514,6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2707.91" calcext:value-type="float">
            <text:p>962,7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3797.39" calcext:value-type="float">
            <text:p>5,563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61814.26" calcext:value-type="float">
            <text:p>4,361,8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26789.25" calcext:value-type="float">
            <text:p>(1,826,7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54.19" calcext:value-type="float">
            <text:p>(6,4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658.43" calcext:value-type="float">
            <text:p>(84,6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7.84" calcext:value-type="float">
            <text:p>1,7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239.3" calcext:value-type="float">
            <text:p>29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8540.78" calcext:value-type="float">
            <text:p>238,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196.54" calcext:value-type="float">
            <text:p>305,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8247.51" calcext:value-type="float">
            <text:p>5,798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00930.01" calcext:value-type="float">
            <text:p>8,100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68164.57" calcext:value-type="float">
            <text:p>(1,068,1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8094.54" calcext:value-type="float">
            <text:p>(1,268,0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475.75" calcext:value-type="float">
            <text:p>(78,4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3197.47" calcext:value-type="float">
            <text:p>(383,1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88.68" calcext:value-type="float">
            <text:p>20,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68.45" calcext:value-type="float">
            <text:p>66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219.9" calcext:value-type="float">
            <text:p>318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520.41" calcext:value-type="float">
            <text:p>152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59206.49" calcext:value-type="float">
            <text:p>9,859,2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9264.55" calcext:value-type="float">
            <text:p>949,2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01333.93" calcext:value-type="float">
            <text:p>(1,201,3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94012.17" calcext:value-type="float">
            <text:p>(994,012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ansportation Services</text:p>
          </table:table-cell>
          <table:table-cell table:style-name="ce4" office:value-type="string" calcext:value-type="string">
            <text:p>TP-Transportation Safety &amp; Operations</text:p>
          </table:table-cell>
          <table:table-cell table:style-name="ce14" office:value-type="string" calcext:value-type="string">
            <text:p>Transportation Studies &amp; Investigation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2950.56" calcext:value-type="float">
            <text:p>(82,95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nge-Dundas Square</text:p>
          </table:table-cell>
          <table:table-cell table:style-name="ce2" office:value-type="string" calcext:value-type="string">
            <text:p>Yd-Public Square And Event Venue</text:p>
          </table:table-cell>
          <table:table-cell table:style-name="ce11" office:value-type="string" calcext:value-type="string">
            <text:p>Yd-Public Square And Event Venu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773.48" calcext:value-type="float">
            <text:p>2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5000" calcext:value-type="float">
            <text:p>(3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492.88" calcext:value-type="float">
            <text:p>189,4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9957.06" calcext:value-type="float">
            <text:p>569,9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3723.04" calcext:value-type="float">
            <text:p>1,46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7648.99" calcext:value-type="float">
            <text:p>(527,649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Yonge-Dundas Square</text:p>
          </table:table-cell>
          <table:table-cell table:style-name="ce4" office:value-type="string" calcext:value-type="string">
            <text:p>Yd-Public Square And Event Venue</text:p>
          </table:table-cell>
          <table:table-cell table:style-name="ce14" office:value-type="string" calcext:value-type="string">
            <text:p>Yd-Public Square And Event Venu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000000" calcext:value-type="float">
            <text:p>(1,000,000)</text:p>
          </table:table-cell>
          <table:table-cell table:number-columns-repeated="1017"/>
        </table:table-row>
        <table:table-row table:style-name="ro1" table:number-rows-repeated="10459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ummary_1" table:style-name="ta2">
        <office:forms form:automatic-focus="false" form:apply-design-mode="false"/>
        <table:table-column table:style-name="co8" table:default-cell-style-name="ce24"/>
        <table:table-column table:style-name="co8" table:default-cell-style-name="ce30"/>
        <table:table-column table:style-name="co8" table:default-cell-style-name="ce36"/>
        <table:table-row table:style-name="ro2">
          <table:table-cell table:style-name="ce23" office:value-type="string" calcext:value-type="string">
            <text:p>Category</text:p>
          </table:table-cell>
          <table:table-cell table:style-name="ce29" office:value-type="string" calcext:value-type="string">
            <text:p>Category Name</text:p>
          </table:table-cell>
          <table:table-cell table:style-name="ce35" office:value-type="string" calcext:value-type="string">
            <text:p>(empty)</text:p>
          </table:table-cell>
        </table:table-row>
        <table:table-row table:style-name="ro2"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/>
        </table:table-row>
        <table:table-row table:style-name="ro2"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/>
        </table:table-row>
        <table:table-row table:style-name="ro2"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/>
        </table:table-row>
        <table:table-row table:style-name="ro2"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/>
        </table:table-row>
        <table:table-row table:style-name="ro2"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/>
        </table:table-row>
        <table:table-row table:style-name="ro2">
          <table:table-cell table:style-name="ce25" office:value-type="string" calcext:value-type="string">
            <text:p>510A</text:p>
          </table:table-cell>
          <table:table-cell table:style-name="ce31" office:value-type="string" calcext:value-type="string">
            <text:p>Contribution To Reserves/Reserve Funds</text:p>
          </table:table-cell>
          <table:table-cell table:style-name="ce37"/>
        </table:table-row>
        <table:table-row table:style-name="ro2">
          <table:table-cell table:style-name="ce26"/>
          <table:table-cell table:style-name="ce32" office:value-type="string" calcext:value-type="string">
            <text:p>Special Levy for Scarborough Subway</text:p>
          </table:table-cell>
          <table:table-cell table:style-name="ce38"/>
        </table:table-row>
        <table:table-row table:style-name="ro2"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/>
        </table:table-row>
        <table:table-row table:style-name="ro2"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/>
        </table:table-row>
        <table:table-row table:style-name="ro2"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/>
        </table:table-row>
        <table:table-row table:style-name="ro2"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/>
        </table:table-row>
        <table:table-row table:style-name="ro2"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/>
        </table:table-row>
        <table:table-row table:style-name="ro2"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/>
        </table:table-row>
        <table:table-row table:style-name="ro2">
          <table:table-cell office:value-type="string" calcext:value-type="string">
            <text:p>850A</text:p>
          </table:table-cell>
          <table:table-cell office:value-type="string" calcext:value-type="string">
            <text:p>User Fees &amp; Donations</text:p>
          </table:table-cell>
          <table:table-cell/>
        </table:table-row>
        <table:table-row table:style-name="ro2">
          <table:table-cell office:value-type="string" calcext:value-type="string">
            <text:p>860A</text:p>
          </table:table-cell>
          <table:table-cell office:value-type="string" calcext:value-type="string">
            <text:p>Licences &amp; Permits Revenue</text:p>
          </table:table-cell>
          <table:table-cell/>
        </table:table-row>
        <table:table-row table:style-name="ro2"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/>
        </table:table-row>
        <table:table-row table:style-name="ro2"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/>
        </table:table-row>
        <table:table-row table:style-name="ro2">
          <table:table-cell table:style-name="ce25" office:value-type="string" calcext:value-type="string">
            <text:p>940A</text:p>
          </table:table-cell>
          <table:table-cell table:style-name="ce31" office:value-type="string" calcext:value-type="string">
            <text:p>Property Tax</text:p>
          </table:table-cell>
          <table:table-cell table:style-name="ce37"/>
        </table:table-row>
        <table:table-row table:style-name="ro2">
          <table:table-cell table:style-name="ce27"/>
          <table:table-cell table:style-name="ce33" office:value-type="string" calcext:value-type="string">
            <text:p>Special Levy for Scarborough Subway (Reserve Contribution)</text:p>
          </table:table-cell>
          <table:table-cell table:style-name="ce39"/>
        </table:table-row>
        <table:table-row table:style-name="ro2">
          <table:table-cell table:style-name="ce26"/>
          <table:table-cell table:style-name="ce32" office:value-type="string" calcext:value-type="string">
            <text:p>Sundry and Other Revenues</text:p>
          </table:table-cell>
          <table:table-cell table:style-name="ce38"/>
        </table:table-row>
        <table:table-row table:style-name="ro2">
          <table:table-cell table:style-name="ce28" office:value-type="string" calcext:value-type="string">
            <text:p>Total Result</text:p>
          </table:table-cell>
          <table:table-cell table:style-name="ce34"/>
          <table:table-cell table:style-name="ce40"/>
        </table:table-row>
      </table:table>
      <table:named-expressions/>
      <table:data-pilot-tables>
        <table:data-pilot-table table:name="DataPilot1" table:application-data="" table:target-range-address="'Pivot Table_summary_1'.A1:'Pivot Table_summary_1'.C22" table:buttons="'Pivot Table_summary_1'.A1 'Pivot Table_summary_1'.B1" table:show-filter-button="false" table:drill-down-on-double-click="false">
          <table:source-cell-range table:cell-range-address="summary.A1:summary.G26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100A" table:display="true" table:show-details="true"/>
                <table:data-pilot-member table:name="200A" table:display="true" table:show-details="true"/>
                <table:data-pilot-member table:name="300A" table:display="true" table:show-details="true"/>
                <table:data-pilot-member table:name="400A" table:display="true" table:show-details="true"/>
                <table:data-pilot-member table:name="505A" table:display="true" table:show-details="true"/>
                <table:data-pilot-member table:name="510A" table:display="true" table:show-details="true"/>
                <table:data-pilot-member table:name="650A" table:display="true" table:show-details="true"/>
                <table:data-pilot-member table:name="700A" table:display="true" table:show-details="true"/>
                <table:data-pilot-member table:name="750A" table:display="true" table:show-details="true"/>
                <table:data-pilot-member table:name="805A" table:display="true" table:show-details="true"/>
                <table:data-pilot-member table:name="810A" table:display="true" table:show-details="true"/>
                <table:data-pilot-member table:name="820A" table:display="true" table:show-details="true"/>
                <table:data-pilot-member table:name="850A" table:display="true" table:show-details="true"/>
                <table:data-pilot-member table:name="860A" table:display="true" table:show-details="true"/>
                <table:data-pilot-member table:name="920A" table:display="true" table:show-details="true"/>
                <table:data-pilot-member table:name="930A" table:display="true" table:show-details="true"/>
                <table:data-pilot-member table:name="940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 Name" table:orientation="row" table:used-hierarchy="0" table:function="auto">
            <table:data-pilot-level table:show-empty="false" calcext:repeat-item-labels="false">
              <table:data-pilot-members>
                <table:data-pilot-member table:name="Contribution From Reserves/Reserve Funds" table:display="true" table:show-details="true"/>
                <table:data-pilot-member table:name="Contribution To Capital" table:display="true" table:show-details="true"/>
                <table:data-pilot-member table:name="Contribution To Reserves/Reserve Funds" table:display="true" table:show-details="true"/>
                <table:data-pilot-member table:name="Equipment" table:display="true" table:show-details="true"/>
                <table:data-pilot-member table:name="Federal Subsidies" table:display="true" table:show-details="true"/>
                <table:data-pilot-member table:name="Inter-Divisional Charges" table:display="true" table:show-details="true"/>
                <table:data-pilot-member table:name="Inter-Divisional Recoveries" table:display="true" table:show-details="true"/>
                <table:data-pilot-member table:name="Licences &amp; Permits Revenue" table:display="true" table:show-details="true"/>
                <table:data-pilot-member table:name="Materials &amp; Supplies" table:display="true" table:show-details="true"/>
                <table:data-pilot-member table:name="Other Expenditures" table:display="true" table:show-details="true"/>
                <table:data-pilot-member table:name="Other Subsidies" table:display="true" table:show-details="true"/>
                <table:data-pilot-member table:name="Property Tax" table:display="true" table:show-details="true"/>
                <table:data-pilot-member table:name="Provincial Subsidies" table:display="true" table:show-details="true"/>
                <table:data-pilot-member table:name="Salaries And Benefits" table:display="true" table:show-details="true"/>
                <table:data-pilot-member table:name="Service And Rent" table:display="true" table:show-details="true"/>
                <table:data-pilot-member table:name="Special Levy for Scarborough Subway" table:display="true" table:show-details="true"/>
                <table:data-pilot-member table:name="Special Levy for Scarborough Subway (Reserve Contribution)" table:display="true" table:show-details="true"/>
                <table:data-pilot-member table:name="Sundry and Other Revenues" table:display="true" table:show-details="true"/>
                <table:data-pilot-member table:name="Transfers From Capital" table:display="true" table:show-details="true"/>
                <table:data-pilot-member table:name="User Fees &amp; Donatio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21:11:24.7884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creation-date>2015-12-17T21:01:54</meta:creation-date>
    <dc:date>2016-04-22T21:12:24.066954000</dc:date>
    <meta:generator>LibreOffice/5.1.1.3$MacOSX_X86_64 LibreOffice_project/89f508ef3ecebd2cfb8e1def0f0ba9a803b88a6d</meta:generator>
    <meta:editing-duration>PT7M49S</meta:editing-duration>
    <meta:editing-cycles>4</meta:editing-cycles>
    <meta:document-statistic meta:table-count="2" meta:cell-count="18465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